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4.4209in"/>
    </style:style>
    <style:style style:name="co3" style:family="table-column">
      <style:table-column-properties fo:break-before="auto" style:column-width="5.6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3.9283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0.61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blished_tru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ption1 Name</text:p>
          </table:table-cell>
          <table:table-cell office:value-type="string" calcext:value-type="string">
            <text:p>Option1 Value</text:p>
          </table:table-cell>
          <table:table-cell office:value-type="string" calcext:value-type="string">
            <text:p>Image Position</text:p>
          </table:table-cell>
          <table:table-cell office:value-type="string" calcext:value-type="string">
            <text:p>Image Src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10x10-gorilla-grow-tent</text:p>
          </table:table-cell>
          <table:table-cell office:value-type="string" calcext:value-type="string">
            <text:p>Gorilla Grow - GORILLA GROW TENT - 10' x 10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1010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x9_HOLES_grande_b95b3488-ce31-4937-ae94-e351cc06fde0.pn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10x10_Gorilla_Grow_Tent_grande_da5ebaa7-24b7-4ad6-b5d5-e065948cbb6d.jp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12x12_Quarter_View_8ft_grande_beb22983-18d0-44ac-8c89-0958c41db1fe.pn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12x12_Quarter_View_9ft_grande_f9e12c32-0328-4251-be0f-aa9906ec3e49.pn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99GGT52_grande_a860a3f3-0dbf-40b5-a074-17e4eeb7b0f9.pn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99GGT102_grande_df9a83ae-4eb6-4f5a-962b-b5e3500d0263.pn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1010GGT1_grande_51cf055b-54bf-43b7-860a-3ddaa83cdbdc.pn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Joint_1_grande_a566a094-c4d8-49c6-a4b6-acb07a4b2301.jp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Ports_grande_99771ea9-ba40-49ee-99bd-132835fd8949.jp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Rear_Access_Door_grande_2ab22897-68e7-4148-bdaf-351ae021f048.jp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Tool_Pouch_grande_5687ad55-b1e5-4e52-877a-5fab7553985a.jpg?v=1596444482</text:p>
          </table:table-cell>
        </table:table-row>
        <table:table-row table:style-name="ro1">
          <table:table-cell/>
          <table:table-cell office:value-type="string" calcext:value-type="string">
            <text:p>10x10-gorilla-grow-tent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Vent_Detail_grande_9aaf9f6d-0c24-48da-a771-95156dbd3ff9.png?v=1596444482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10x10ext</text:p>
          </table:table-cell>
          <table:table-cell office:value-type="string" calcext:value-type="string">
            <text:p>Gorilla Grow - GORILLA GROW TENT - ACC - 2' EXTENSION - 10' x 10' - OG/SHORTY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6934295d-b494-444c-983f-9fcaa1217459.png?v=1596454271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10x20-gorilla-grow-tent</text:p>
          </table:table-cell>
          <table:table-cell office:value-type="string" calcext:value-type="string">
            <text:p>Gorilla Grow - GORILLA GROW TENT - 10-' x 20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1020 Co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0x20_Side_Open_Doors_9ft_grande_fad03ae1-2250-4c95-9284-867bff251a9b.png?v=1596445687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10x20_OG_EX_grande_1.png?v=1596445688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10x20_Interior_7_grande_1.png?v=1596445688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10x20_Interior_7_grande_94ffc966-bf69-4e64-9f00-4bbee9a7f328.png?v=1596445688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10x20_OG_EX_grande_8eceaa51-ed60-440a-8b44-4b5c9e7521ca.png?v=1596445688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10x20_Interior_6_grande_a98fde0e-2a8d-40c5-87aa-4623f2a1e783.png?v=1596445688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10x20_Interior_2_grande_fb0326d0-31e0-4823-a8b2-8643b27318bc.png?v=1596445688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10x20_Interior_3_grande_8f40723b-8274-4743-b6bf-a5d19da827ce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10x20_Interior_1_grande_1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10x20_Interior_1_grande_31293da7-bd87-4677-802a-9e3e2809f1cc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10x20_HOLES_grande_6c2c2c8d-8203-4bba-833a-45d08d0721ff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10x20_Front_Windows_Open_9ft_grande_17816b32-e9fc-4d2c-bf31-7b4ad8bfe7b4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10x20_Front_Windows_Open_7ft_grande_08f7755a-6dbe-4e84-a2a4-f781e9608a5c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10x20_Front_Doors_Open_7ft_grande_54fb7fcc-d101-4726-be69-8a1495a35ce3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10x20_Front_Windows_Open_8ft_grande_5551794c-7c17-45e4-80c0-ac80bf004873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10x20_Front_9ft_grande_c3749198-a992-414f-8a64-2bc953434472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10x20_Front_8ft_grande_5a292d2e-85ba-4aae-990c-7c36a6b91e33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10x20_Front_7ft_grande_c7cf551f-793a-4473-9841-b166dafc36d1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10x10_Quarter_8ft_grande_790bd1a6-0471-4a97-8229-631b04f23bce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https://cdn.shopify.com/s/files/1/0417/5675/4069/products/10x10_Quarter_7ft_grande_c842f41c-7317-47c9-b240-80347fe6f65a.png?v=1596445689</text:p>
          </table:table-cell>
        </table:table-row>
        <table:table-row table:style-name="ro1">
          <table:table-cell/>
          <table:table-cell office:value-type="string" calcext:value-type="string">
            <text:p>10x20-gorilla-grow-tent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https://cdn.shopify.com/s/files/1/0417/5675/4069/products/10x10_Above_9ft_grande_37cc8596-b39f-4d25-a949-6f0d6ac7d578.png?v=1596445689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10x20ext</text:p>
          </table:table-cell>
          <table:table-cell office:value-type="string" calcext:value-type="string">
            <text:p>Gorilla Grow -GORILLA GROW TENT - 2' EXTENSION - 10' x 20' - OG/SHORTY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e779f335-3c42-46cd-a06c-de49a77b39e0.png?v=1596454382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150-watt-high-pressure-sodium-mini</text:p>
          </table:table-cell>
          <table:table-cell office:value-type="string" calcext:value-type="string">
            <text:p>Sun System - 150 WATT HIGH PRESSURE SODIUM COMPLE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ini.jpg?v=1594126562</text:p>
          </table:table-cell>
        </table:table-row>
        <table:table-row table:style-name="ro1">
          <table:table-cell office:value-type="string" calcext:value-type="string">
            <text:p>Mondi</text:p>
          </table:table-cell>
          <table:table-cell office:value-type="string" calcext:value-type="string">
            <text:p>2-humidity-dome</text:p>
          </table:table-cell>
          <table:table-cell office:value-type="string" calcext:value-type="string">
            <text:p>Mondi - 2" Humidity Do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me.jpg?v=1594117334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2x2-5-ggt-lite</text:p>
          </table:table-cell>
          <table:table-cell office:value-type="string" calcext:value-type="string">
            <text:p>Gorilla Grow -GORILLA GROW TENT - 2' x 2.5' - LITE LINE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LTGG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ent_Detail_grande_19aeb6e0-13b9-46c0-94a8-37881f43126e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Lite_Line_Vent_Open_Angle_grande_23b44bf0-4e5b-47af-9059-dc54423ec60c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Lite_Line_Large_Port_Closed_2_24d14a84-6602-4776-adc7-66d0a2971783_grande_2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Lite_Line_Tent_Detail_1_150d1760-c3d1-4744-a308-a546ae4b03cf_grande_1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Lite_Line_Pole_Detail_3_d25717ce-15f9-4f7a-9dcd-022237d1baf6_grande_1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Lite_Line_Pole_Detail_3_grande_a20f14b7-7885-43d9-8553-f3104157a8a0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Lite_Line_Tent_Detail_1_grande_3b7ad99a-a964-4ea7-a793-b52cff77a5ce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Lite_Line_Large_Port_Closed_2_24d14a84-6602-4776-adc7-66d0a2971783_grande_1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Lite_Line_Large_Port_Closed_2_grande_4773aba1-a217-47c1-b81a-c473a0242473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2x25_Side_grande_6e496370-e387-4260-9712-2e67a61467fb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2x25_Rear_grande_4869df9b-9dd3-40e6-a317-a0834a467411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2x25_Front_Windows_grande_e66dba36-b099-4a29-bfe6-8fc6501ac299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2x25_HOLES_small_d32ea99c-bd2c-4931-a7c6-ac35ec570d6d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2x25_Front_Open_grande_2408d117-647c-49cb-88a8-b2819ab30065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2x25_Front_grande_d1985f37-521e-4f99-91c0-973cf90d07a6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2x25_Angle_Open_grande_e8dc6ebc-3bc0-4c29-9435-7e11c2f2a09c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2x25_Angle_Half_Open_grande_cca710a8-944d-4b75-937f-612f86e6110a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2x25_Angle_grande_1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2x25_Angle_grande_e0e2a743-79db-47a0-af4f-04876589dd83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https://cdn.shopify.com/s/files/1/0417/5675/4069/products/Tent_Detail_cd67e42f-b543-47b6-b872-cfc3b41fe7bb_grande_1.png?v=1596455499</text:p>
          </table:table-cell>
        </table:table-row>
        <table:table-row table:style-name="ro1">
          <table:table-cell/>
          <table:table-cell office:value-type="string" calcext:value-type="string">
            <text:p>2x2-5-ggt-lite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https://cdn.shopify.com/s/files/1/0417/5675/4069/products/Lite_Line_Zipper_2_grande_0997ad66-2caf-48fa-af0a-9bce728d5249.png?v=1596455499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2x2-5-ggt-shorty</text:p>
          </table:table-cell>
          <table:table-cell office:value-type="string" calcext:value-type="string">
            <text:p>Gorilla Grow - GORILLA GROW TENT - 2' x 2.5' - SHORTY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SHGG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25SH2_grande_5d807dac-30cf-4fdf-aab6-a5b9ff5021f4.png?v=1596468983</text:p>
          </table:table-cell>
        </table:table-row>
        <table:table-row table:style-name="ro1">
          <table:table-cell/>
          <table:table-cell office:value-type="string" calcext:value-type="string">
            <text:p>2x2-5-ggt-short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25SH8_grande_82a13cfa-c430-40d3-957c-0ca4b685b67f.png?v=1596468984</text:p>
          </table:table-cell>
        </table:table-row>
        <table:table-row table:style-name="ro1">
          <table:table-cell/>
          <table:table-cell office:value-type="string" calcext:value-type="string">
            <text:p>2x2-5-ggt-shor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25SH9_grande_0f72d89d-67fb-4685-9600-17b3b6bc6549.png?v=1596468984</text:p>
          </table:table-cell>
        </table:table-row>
        <table:table-row table:style-name="ro1">
          <table:table-cell/>
          <table:table-cell office:value-type="string" calcext:value-type="string">
            <text:p>2x2-5-ggt-short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25SH10_grande_f7c34bf7-ae29-4674-b902-79b5a498ed1d.png?v=1596468984</text:p>
          </table:table-cell>
        </table:table-row>
        <table:table-row table:style-name="ro1">
          <table:table-cell/>
          <table:table-cell office:value-type="string" calcext:value-type="string">
            <text:p>2x2-5-ggt-short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225SH11_grande_8a1b6f54-deb7-41ce-9eb5-862ad0eaa1ff.png?v=1596468984</text:p>
          </table:table-cell>
        </table:table-row>
        <table:table-row table:style-name="ro1">
          <table:table-cell/>
          <table:table-cell office:value-type="string" calcext:value-type="string">
            <text:p>2x2-5-ggt-short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24SH5_grande_e639f092-10f6-486d-a974-1c37fd2d6f51.png?v=1596468984</text:p>
          </table:table-cell>
        </table:table-row>
        <table:table-row table:style-name="ro1">
          <table:table-cell/>
          <table:table-cell office:value-type="string" calcext:value-type="string">
            <text:p>2x2-5-ggt-short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24SH6_grande_8f5b486b-d26e-460e-a4e0-44d1dbcb1615.png?v=1596468984</text:p>
          </table:table-cell>
        </table:table-row>
        <table:table-row table:style-name="ro1">
          <table:table-cell/>
          <table:table-cell office:value-type="string" calcext:value-type="string">
            <text:p>2x2-5-ggt-shorty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225SH1_grande_07f3ac8c-0ae8-456a-bb40-2915e84587cd.png?v=1596468984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2x2-5-gorilla-grow-tent</text:p>
          </table:table-cell>
          <table:table-cell office:value-type="string" calcext:value-type="string">
            <text:p>Gorilla Grow - GORILLA GROW TENT - 2' x 2.5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Joint_1_grande_c66a1b18-2db2-4881-983d-babba278cf3d.png?v=1596201419</text:p>
          </table:table-cell>
        </table:table-row>
        <table:table-row table:style-name="ro1">
          <table:table-cell/>
          <table:table-cell office:value-type="string" calcext:value-type="string">
            <text:p>2x2-5-gorilla-grow-t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Ports_grande_095f156a-78a8-4c3b-94fd-3f4c25c040ab.png?v=1596201421</text:p>
          </table:table-cell>
        </table:table-row>
        <table:table-row table:style-name="ro1">
          <table:table-cell/>
          <table:table-cell office:value-type="string" calcext:value-type="string">
            <text:p>2x2-5-gorilla-grow-t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x25_HOLES_grande_a7a5e1ad-0919-4dd2-a1f6-f94e0c474fe5.png?v=1596201421</text:p>
          </table:table-cell>
        </table:table-row>
        <table:table-row table:style-name="ro1">
          <table:table-cell/>
          <table:table-cell office:value-type="string" calcext:value-type="string">
            <text:p>2x2-5-gorilla-grow-t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x2_Ports_Joints_grande_1be3a20d-7c2d-4880-8d3c-1b9bb9ab4f27.png?v=1596201421</text:p>
          </table:table-cell>
        </table:table-row>
        <table:table-row table:style-name="ro1">
          <table:table-cell/>
          <table:table-cell office:value-type="string" calcext:value-type="string">
            <text:p>2x2-5-gorilla-grow-t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2x2_QuarterView_Closed_NOTOp_grande_1.png?v=1596201421</text:p>
          </table:table-cell>
        </table:table-row>
        <table:table-row table:style-name="ro1">
          <table:table-cell/>
          <table:table-cell office:value-type="string" calcext:value-type="string">
            <text:p>2x2-5-gorilla-grow-t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2x2_360_Access_1_grande_af88f72e-2af9-4157-901a-ae5fa0025cc2.png?v=1596201421</text:p>
          </table:table-cell>
        </table:table-row>
        <table:table-row table:style-name="ro1">
          <table:table-cell/>
          <table:table-cell office:value-type="string" calcext:value-type="string">
            <text:p>2x2-5-gorilla-grow-t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Vent_Detail_grande_764f3ea2-c675-4c38-870a-64fc0d21a605.png?v=1596201421</text:p>
          </table:table-cell>
        </table:table-row>
        <table:table-row table:style-name="ro1">
          <table:table-cell/>
          <table:table-cell office:value-type="string" calcext:value-type="string">
            <text:p>2x2-5-gorilla-grow-t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Tool_Pouch_grande_d97bca7e-ea5f-428d-91ea-3442eb4f65f5.png?v=1596201421</text:p>
          </table:table-cell>
        </table:table-row>
        <table:table-row table:style-name="ro1">
          <table:table-cell/>
          <table:table-cell office:value-type="string" calcext:value-type="string">
            <text:p>2x2-5-gorilla-grow-ten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Rear_Access_Door_grande_c94a7f62-2ea2-4459-945e-02578f345ed9.png?v=1596201421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2x2-5-lite-ext-kit</text:p>
          </table:table-cell>
          <table:table-cell office:value-type="string" calcext:value-type="string">
            <text:p>Gorilla Grow - GORILLA GROW TENT - 2'x2.5' LITE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1' Extension Lite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1FT_grande_f02f28f5-a4af-4aaa-9727-b2ec83e5d6de.png?v=1597323238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2x2-5ext</text:p>
          </table:table-cell>
          <table:table-cell office:value-type="string" calcext:value-type="string">
            <text:p>Gorilla Grow - GORILLA GROW TENT - 2x2.5 OG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9ff9091e-cd66-47b0-a004-6f52910039e7.png?v=1596451017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2x4-ggt-lite</text:p>
          </table:table-cell>
          <table:table-cell office:value-type="string" calcext:value-type="string">
            <text:p>Gorilla Grow - GORILLA GROW TENT - 2' x 4' - LITE LINE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LTGGT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Lite_Angle_grande_c63b5e77-c2a7-4e57-833f-e1f2bcc8eebd.png?v=1596465888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x4_Lite_Angle_Half_Open_grande_653a7a95-3571-4a7d-a541-c9ec5a6704dd.png?v=1596465889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x4_Lite_Angle_Open_grande_3193e233-e97b-4da3-9cc5-9a493ed3ec03.png?v=1596465889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x4_Lite_Ext_Angle_grande_366e107b-269a-4400-b5a6-9246170ff944.png?v=1596465890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2x4_Lite_Ext_Angle_Half_Open_grande_80f39f4c-4101-4842-816d-968f93ffb38f.png?v=1596465892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2x4_Lite_Ext_Front_grande_154a4168-e30e-43cb-97cf-24b24a848e53.png?v=1596465892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2x4_Lite_Ext_Front_Open_grande_5f242d53-4960-4a86-ba6d-c10b66ce7c7b.png?v=1596465892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2x4_Lite_Ext_Front_Windows_grande_b8c51c02-0e32-41b0-9afd-47200128250b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2x4_Lite_Front_grande_30659bc2-96aa-4e90-ac36-f063c6b00044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2x4_Lite_Front_Open_grande_4d4ccb3f-e6c6-4b41-b2ae-5c86adb0fae7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2x4_Lite_Front_Windows_grande_080b1ac7-21d6-40ef-abc4-c727f448ae18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2x4_Lite_Side_grande_ce54c432-1d06-4941-a0b2-c4db6fb0729a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Lite_Line_Large_Port_Closed_2_grande_52108a2b-69f8-4174-a598-8a4a61ca8a87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Lite_Line_Pole_Detail_3_small_11e4d4a5-4f28-46ba-83f9-b493d227f44e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Lite_Line_Tent_Detail_1_small_62208dc1-08f8-4955-a870-88dba377fb5e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Lite_Line_Tool_Pouch_1_grande_a984998c-d975-4ec5-aa6d-47ec0d3b56ee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Lite_Line_Vent_Open_Angle_grande_34066639-792a-48ae-a1af-e35607bb1bcd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Lite_Line_Zipper_2_grande_d7ba43f5-35d1-4667-86df-844be27f73b4.png?v=1596465893</text:p>
          </table:table-cell>
        </table:table-row>
        <table:table-row table:style-name="ro1">
          <table:table-cell/>
          <table:table-cell office:value-type="string" calcext:value-type="string">
            <text:p>2x4-ggt-lit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2x4_HOLES_grande_1b1c4b01-7ab7-4130-83fc-e4d071899969.png?v=1596465893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2x4-ggt-shorty</text:p>
          </table:table-cell>
          <table:table-cell office:value-type="string" calcext:value-type="string">
            <text:p>Gorilla Grow - GORILLA GROW TENT - 2' x 4' - SHORTY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SHGGT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SHORTY_EX_grande_9d15ef62-a73f-4d19-bbba-2f7eedd15a8f.png?v=1596469315</text:p>
          </table:table-cell>
        </table:table-row>
        <table:table-row table:style-name="ro1">
          <table:table-cell/>
          <table:table-cell office:value-type="string" calcext:value-type="string">
            <text:p>2x4-ggt-short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4SH2_grande_87b80e47-05d8-4894-8a08-070615e4e2a8.png?v=1596469315</text:p>
          </table:table-cell>
        </table:table-row>
        <table:table-row table:style-name="ro1">
          <table:table-cell/>
          <table:table-cell office:value-type="string" calcext:value-type="string">
            <text:p>2x4-ggt-shor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4SH5_grande_dc9dda53-c178-4e86-9947-701a74ed1a6e.png?v=1596469315</text:p>
          </table:table-cell>
        </table:table-row>
        <table:table-row table:style-name="ro1">
          <table:table-cell/>
          <table:table-cell office:value-type="string" calcext:value-type="string">
            <text:p>2x4-ggt-short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4SH6_grande_259eb252-24e4-4c2e-9c3c-b4449026958b.png?v=1596469315</text:p>
          </table:table-cell>
        </table:table-row>
        <table:table-row table:style-name="ro1">
          <table:table-cell/>
          <table:table-cell office:value-type="string" calcext:value-type="string">
            <text:p>2x4-ggt-short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24SH7_grande_a3ceedf5-faaf-406f-94e6-bea7f8b98154.png?v=1596469315</text:p>
          </table:table-cell>
        </table:table-row>
        <table:table-row table:style-name="ro1">
          <table:table-cell/>
          <table:table-cell office:value-type="string" calcext:value-type="string">
            <text:p>2x4-ggt-short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24SH8_grande_d8f53e8e-22bb-4cc0-a337-ad8647f955c4.png?v=1596469315</text:p>
          </table:table-cell>
        </table:table-row>
        <table:table-row table:style-name="ro1">
          <table:table-cell/>
          <table:table-cell office:value-type="string" calcext:value-type="string">
            <text:p>2x4-ggt-short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24SH9_grande_13a43243-7ae9-4118-aef9-5a3b6e025b3b.png?v=1596469315</text:p>
          </table:table-cell>
        </table:table-row>
        <table:table-row table:style-name="ro1">
          <table:table-cell/>
          <table:table-cell office:value-type="string" calcext:value-type="string">
            <text:p>2x4-ggt-shorty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24SH10_grande_10b127c8-5b3c-4023-a389-56f33bf8b987.png?v=1596469315</text:p>
          </table:table-cell>
        </table:table-row>
        <table:table-row table:style-name="ro1">
          <table:table-cell/>
          <table:table-cell office:value-type="string" calcext:value-type="string">
            <text:p>2x4-ggt-shorty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24SH11_grande_aba26205-d3c3-4b4d-8749-fd0a66a4dfb1.png?v=1596469315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2x4-gorilla-grow-tent</text:p>
          </table:table-cell>
          <table:table-cell office:value-type="string" calcext:value-type="string">
            <text:p>Gorilla Grow - GORILLA GROW TENT - 2' x 4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Interior_1_grande_bec40bc7-4c1c-43aa-9b09-8e0a7b13e22f.png?v=1596202144</text:p>
          </table:table-cell>
        </table:table-row>
        <table:table-row table:style-name="ro1">
          <table:table-cell/>
          <table:table-cell office:value-type="string" calcext:value-type="string">
            <text:p>2x4-gorilla-grow-t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x4_OG_EX_grande_622ecc1a-1b1c-4f4f-8141-bd74bcd83420.png?v=1596202145</text:p>
          </table:table-cell>
        </table:table-row>
        <table:table-row table:style-name="ro1">
          <table:table-cell/>
          <table:table-cell office:value-type="string" calcext:value-type="string">
            <text:p>2x4-gorilla-grow-t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x4_QuarterView_Open_1_grande_4251b8c9-81f5-4109-8f97-b68190d28dfc.png?v=1596202145</text:p>
          </table:table-cell>
        </table:table-row>
        <table:table-row table:style-name="ro1">
          <table:table-cell/>
          <table:table-cell office:value-type="string" calcext:value-type="string">
            <text:p>2x4-gorilla-grow-t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x4_Rear_No_Extension_1_grande_2f4d6461-d32e-4129-a0df-893427f75ac5.png?v=1596202145</text:p>
          </table:table-cell>
        </table:table-row>
        <table:table-row table:style-name="ro1">
          <table:table-cell/>
          <table:table-cell office:value-type="string" calcext:value-type="string">
            <text:p>2x4-gorilla-grow-t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Joint_1_grande_49d8f61a-3858-42a5-8c59-b64c3b11e29a.jpg?v=1596202145</text:p>
          </table:table-cell>
        </table:table-row>
        <table:table-row table:style-name="ro1">
          <table:table-cell/>
          <table:table-cell office:value-type="string" calcext:value-type="string">
            <text:p>2x4-gorilla-grow-t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Ports_grande_006707f7-5d9e-4c94-b6bb-0f9cfeba1dd6.jpg?v=1596202145</text:p>
          </table:table-cell>
        </table:table-row>
        <table:table-row table:style-name="ro1">
          <table:table-cell/>
          <table:table-cell office:value-type="string" calcext:value-type="string">
            <text:p>2x4-gorilla-grow-t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Rear_Access_Door_grande_2878814c-6bbc-4266-87b5-744b305dfbc8.jpg?v=1596202146</text:p>
          </table:table-cell>
        </table:table-row>
        <table:table-row table:style-name="ro1">
          <table:table-cell/>
          <table:table-cell office:value-type="string" calcext:value-type="string">
            <text:p>2x4-gorilla-grow-t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Tool_Pouch_grande_0e092373-287a-45b4-afe5-7aa34dbd7108.jpg?v=1596202146</text:p>
          </table:table-cell>
        </table:table-row>
        <table:table-row table:style-name="ro1">
          <table:table-cell/>
          <table:table-cell office:value-type="string" calcext:value-type="string">
            <text:p>2x4-gorilla-grow-ten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Vent_Detail_grande_3847176c-6af7-404e-8720-04adfdca815a.png?v=1596202146</text:p>
          </table:table-cell>
        </table:table-row>
        <table:table-row table:style-name="ro1">
          <table:table-cell/>
          <table:table-cell office:value-type="string" calcext:value-type="string">
            <text:p>2x4-gorilla-grow-ten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2x4_HOLES_grande_e70f5fe6-9f49-43c5-bad6-81cfef2c398f.png?v=1596202146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2x4-lite-ext-kit</text:p>
          </table:table-cell>
          <table:table-cell office:value-type="string" calcext:value-type="string">
            <text:p>Gorilla Grow - GORILLA GROW TENT - 2'x4' LITE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1' Extension Lite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1FT_grande_4948f85b-2008-4d56-b8e6-8a15f84f41c1.png?v=1597323547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2x4ext</text:p>
          </table:table-cell>
          <table:table-cell office:value-type="string" calcext:value-type="string">
            <text:p>Gorilla Grow - GORILLA GROW TENT - 2x4 OG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9fd73954-f844-4057-92bd-043d1a194678.png?v=1596452471</text:p>
          </table:table-cell>
        </table:table-row>
        <table:table-row table:style-name="ro1">
          <table:table-cell office:value-type="string" calcext:value-type="string">
            <text:p>EZ-Clone</text:p>
          </table:table-cell>
          <table:table-cell office:value-type="string" calcext:value-type="string">
            <text:p>360-sprayer-red</text:p>
          </table:table-cell>
          <table:table-cell office:value-type="string" calcext:value-type="string">
            <text:p>EZ-Clone - 360 Sprayer Re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360-sprayer-red_1.jpg?v=1597396632</text:p>
          </table:table-cell>
        </table:table-row>
        <table:table-row table:style-name="ro1">
          <table:table-cell/>
          <table:table-cell office:value-type="string" calcext:value-type="string">
            <text:p>360-sprayer-re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360-sprayer-red.jpg?v=1597396632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3x3-ggt-shorty</text:p>
          </table:table-cell>
          <table:table-cell office:value-type="string" calcext:value-type="string">
            <text:p>Gorilla Grow - GORILLA GROW TENT - 3' x 3' - SHORTY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SHGGT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SHORTY_3x3_ANGLE_CLOSED_grande_9546c36b-df41-430b-bde6-f261276164ee.png?v=1596470689</text:p>
          </table:table-cell>
        </table:table-row>
        <table:table-row table:style-name="ro1">
          <table:table-cell/>
          <table:table-cell office:value-type="string" calcext:value-type="string">
            <text:p>3x3-ggt-short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GT_SHORTY_3x3_ANGLE_OPEN_grande_b5cb3cf3-78b8-482c-8085-1443c4e57bc5.png?v=1596470689</text:p>
          </table:table-cell>
        </table:table-row>
        <table:table-row table:style-name="ro1">
          <table:table-cell/>
          <table:table-cell office:value-type="string" calcext:value-type="string">
            <text:p>3x3-ggt-shor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GGT_SHORTY_3x3_FRONT_CLOSED_grande_96461dbc-ad02-451a-835c-3f3c3198e496.png?v=1596470690</text:p>
          </table:table-cell>
        </table:table-row>
        <table:table-row table:style-name="ro1">
          <table:table-cell/>
          <table:table-cell office:value-type="string" calcext:value-type="string">
            <text:p>3x3-ggt-short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GGT_SHORTY_3x3_FRONT_OPEN_grande_ebc793a6-6080-48d0-a63c-0f82160fe410.png?v=1596470690</text:p>
          </table:table-cell>
        </table:table-row>
        <table:table-row table:style-name="ro1">
          <table:table-cell/>
          <table:table-cell office:value-type="string" calcext:value-type="string">
            <text:p>3x3-ggt-short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GGT_SHORTY_DUCTING_grande_cbfd4bcf-bf40-41d2-9dc4-34709cdda399.png?v=1596470690</text:p>
          </table:table-cell>
        </table:table-row>
        <table:table-row table:style-name="ro1">
          <table:table-cell/>
          <table:table-cell office:value-type="string" calcext:value-type="string">
            <text:p>3x3-ggt-short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GGT_SHORTY_MICRO_MESH_grande_d4fad2e9-53c0-4e3f-ae02-1c1021ea4b75.png?v=1596470690</text:p>
          </table:table-cell>
        </table:table-row>
        <table:table-row table:style-name="ro1">
          <table:table-cell/>
          <table:table-cell office:value-type="string" calcext:value-type="string">
            <text:p>3x3-ggt-short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GGT_SHORTY_POUCH_grande_0c0efad7-c8a5-4651-b65a-266a0e55b5f1.png?v=1596470690</text:p>
          </table:table-cell>
        </table:table-row>
        <table:table-row table:style-name="ro1">
          <table:table-cell/>
          <table:table-cell office:value-type="string" calcext:value-type="string">
            <text:p>3x3-ggt-shorty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GGT_SHORTY_STEEL_POLES_grande_c4d3401a-d110-410d-98db-2c114dcf7eda.png?v=1596470690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3x3ext</text:p>
          </table:table-cell>
          <table:table-cell office:value-type="string" calcext:value-type="string">
            <text:p>Gorilla Grow - GORILLA GROW TENT - 3' X 3' - OG -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dc77741e-d8fa-4d8b-a1cc-7169ce6284c3.png?v=1596452541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4x4-ggt-lite</text:p>
          </table:table-cell>
          <table:table-cell office:value-type="string" calcext:value-type="string">
            <text:p>Gorilla Grow - GORILLA GROW TENT - 4' x 4' - LITE LINE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LTGGT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Lite_Ext_Angle_grande_7656f95f-a562-44ac-aba0-7d1c9fff51f1.png?v=1596466028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x4_Lite_Ext_Angle_Half_Open_grande_f9aee5e3-bbd2-4ecd-8d94-bdbf4bf27469.png?v=1596466029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x4_Lite_Ext_Front_grande_1e9066cf-71d5-4004-852b-3c491c93b191.png?v=1596466029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x4_Lite_Ext_Front_Open_grande_0cb43a7f-08fe-4374-b743-af24fceb48da.png?v=1596466029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2x4_Lite_Ext_Front_Windows_grande_73eb33bd-1e2f-475e-8658-3d6c0164a3cb.png?v=1596466029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2x4_Lite_Front_grande_9eb146f3-1420-43ef-aa70-8e49cd2d96cb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2x4_Lite_Front_Open_grande_3edf3f59-de41-4a36-a5f6-9656944d5c9a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2x4_Lite_Front_Windows_grande_44d5f0fd-1db8-4bb0-8599-217767c13e26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2x4_Lite_Side_grande_18627e61-5afd-4030-afaa-8fcb23d08455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Lite_Line_Large_Port_Closed_2_grande_c5712553-6478-46e9-8cc0-8412944f83e0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Lite_Line_Pole_Detail_3_small_2a4f2126-4049-4eb8-8143-3a738361a6e3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Lite_Line_Tent_Detail_1_small_51d68876-1766-4e36-a8fd-16d9c0f47bb8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Lite_Line_Tool_Pouch_1_grande_9968b4e1-e278-40d1-8064-542e767af56e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Lite_Line_Vent_Open_Angle_grande_7cb14cac-0391-4700-b4c8-fef75e0e9278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Lite_Line_Zipper_2_grande_24f387ab-4d5a-48e6-8da7-052f47168d18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2x4_HOLES_grande_97a8c03d-f7ee-4cc7-9b10-69acd1293042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2x4_Lite_Angle_grande_ec3a303f-dc1e-4c87-9db7-704ced35e8da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2x4_Lite_Angle_Half_Open_grande_18837aa7-868b-47fa-b974-f7658fe7871d.png?v=1596466030</text:p>
          </table:table-cell>
        </table:table-row>
        <table:table-row table:style-name="ro1">
          <table:table-cell/>
          <table:table-cell office:value-type="string" calcext:value-type="string">
            <text:p>4x4-ggt-lit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2x4_Lite_Angle_Open_grande_d45d6daa-ddcc-43da-b2f7-1a8a3974c5fc.png?v=1596466030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4x4-ggt-shorty</text:p>
          </table:table-cell>
          <table:table-cell office:value-type="string" calcext:value-type="string">
            <text:p>Gorilla Grow - GORILLA GROW TENT - 4' x 4' - SHORTY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SHGGT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X4_SHORTY_EX_grande_3fd60c20-ff67-4b59-af64-16fad93dd30d.png?v=1596508920</text:p>
          </table:table-cell>
        </table:table-row>
        <table:table-row table:style-name="ro1">
          <table:table-cell/>
          <table:table-cell office:value-type="string" calcext:value-type="string">
            <text:p>4x4-ggt-short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44SH2_grande_0b53a0fc-2876-4a4b-bf75-769fef5debc2.png?v=1596508922</text:p>
          </table:table-cell>
        </table:table-row>
        <table:table-row table:style-name="ro1">
          <table:table-cell/>
          <table:table-cell office:value-type="string" calcext:value-type="string">
            <text:p>4x4-ggt-shor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4SH4_grande_fc3c5473-7749-4c64-b9ce-5b2db36dd081.png?v=1596508922</text:p>
          </table:table-cell>
        </table:table-row>
        <table:table-row table:style-name="ro1">
          <table:table-cell/>
          <table:table-cell office:value-type="string" calcext:value-type="string">
            <text:p>4x4-ggt-short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44SH4B_grande_4d36083b-5674-46f5-ada3-7fecd740acef.png?v=1596508922</text:p>
          </table:table-cell>
        </table:table-row>
        <table:table-row table:style-name="ro1">
          <table:table-cell/>
          <table:table-cell office:value-type="string" calcext:value-type="string">
            <text:p>4x4-ggt-short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44SH6_grande_7c64b3ac-a4d3-4da4-bd85-13710aa41b85.png?v=1596508922</text:p>
          </table:table-cell>
        </table:table-row>
        <table:table-row table:style-name="ro1">
          <table:table-cell/>
          <table:table-cell office:value-type="string" calcext:value-type="string">
            <text:p>4x4-ggt-short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44SH7_grande_40c12fd8-0a25-440a-b295-906d72ca99bd.png?v=1596508922</text:p>
          </table:table-cell>
        </table:table-row>
        <table:table-row table:style-name="ro1">
          <table:table-cell/>
          <table:table-cell office:value-type="string" calcext:value-type="string">
            <text:p>4x4-ggt-short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44SH8_grande_af10eae9-21b9-4958-a507-68cf6f2ff4da.png?v=1596508922</text:p>
          </table:table-cell>
        </table:table-row>
        <table:table-row table:style-name="ro1">
          <table:table-cell/>
          <table:table-cell office:value-type="string" calcext:value-type="string">
            <text:p>4x4-ggt-shorty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44SH9_grande_ee74c1a2-7cc7-458c-8a56-1f488d6b795d.png?v=1596508922</text:p>
          </table:table-cell>
        </table:table-row>
        <table:table-row table:style-name="ro1">
          <table:table-cell/>
          <table:table-cell office:value-type="string" calcext:value-type="string">
            <text:p>4x4-ggt-shorty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44SH10_grande_89885405-372f-4681-b07a-292a3137dccc.png?v=1596508922</text:p>
          </table:table-cell>
        </table:table-row>
        <table:table-row table:style-name="ro1">
          <table:table-cell/>
          <table:table-cell office:value-type="string" calcext:value-type="string">
            <text:p>4x4-ggt-shorty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44SH11_grande_c394b179-6067-4539-b82f-df14b75a8f11.png?v=1596508922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4x4-lite-ext-kit</text:p>
          </table:table-cell>
          <table:table-cell office:value-type="string" calcext:value-type="string">
            <text:p>Gorilla Grow - GORILLA GROW TENT - 4' x 4' - LITE LINE -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1' Extension Lite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1FT_grande_0732515c-4c83-492b-ac15-fc191b885a86.png?v=1597324065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4x4ext</text:p>
          </table:table-cell>
          <table:table-cell office:value-type="string" calcext:value-type="string">
            <text:p>Gorilla Grow - GORILLA GROW TENT - 4' x 4' - OG -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bc4a1133-f193-45b6-a861-41c9f79ad80a.png?v=1596453953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4x8-ggt-lite</text:p>
          </table:table-cell>
          <table:table-cell office:value-type="string" calcext:value-type="string">
            <text:p>Gorilla Grow - GORILLA GROW TENT - 4' x 8' - LITE LINE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LTGGT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Lite_Line_Zipper_2_grande_3f33ac96-16c0-4ee4-8bdc-247f63b447a8.png?v=1596466624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Tent_Detail_grande_7f2568a0-94cd-497b-b414-08b7d10c9128.png?v=1596466627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Lite_Line_Vent_Open_Angle_grande_00d485d7-c996-4aad-838b-8e308f914c9f.png?v=1596466627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Lite_Line_Large_Port_Closed_2_grande_2_bfd2d9d5-37ad-4745-bc94-7ec39f24eae1.png?v=1596466627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Lite_Line_Tent_Detail_1_grande_1_40db57da-1718-4a51-b6e7-9fef0df78fd2.png?v=1596466627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Lite_Line_Pole_Detail_3_grande_1_d621e021-61b8-4bf5-b13a-ae91f232e60f.png?v=1596466627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Lite_Line_Pole_Detail_3_grande_7bc54b71-170b-4f4a-9a77-075353c4e190.png?v=1596466627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Lite_Line_Tent_Detail_1_grande_ab888d2b-ff01-47c7-8d0a-258989d5ec9e.png?v=1596466627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Lite_Line_Large_Port_Closed_2_grande_1_87a2a6ce-0088-4fc6-9bcc-6ec8a0107bde.png?v=1596466627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Lite_Line_Large_Port_Closed_2_grande_b458c729-d693-43a1-a6d9-8ba343c0f2b4.png?v=1596466627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2x25_Side_grande_56090222-2c1d-4136-a52f-c83670e61650.png?v=1596466628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2x25_Rear_grande_f8e12e34-2173-4021-bffd-cc3ec2fe205a.png?v=1596466628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2x25_Front_Windows_grande_21455047-182b-4b60-93ba-ccea2cf8f0ee.png?v=1596466628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2x25_HOLES_small_3b9d67d1-6660-4fb7-a5ec-b66fc6c3b83a.png?v=1596466628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2x25_Front_Open_grande_6fed21fd-4a97-4d2f-a548-26af37e22376.png?v=1596466628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2x25_Front_grande_ecfbb108-1c73-45db-adc3-47bb228576ec.png?v=1596466628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2x25_Angle_Open_grande_b1667fc7-3981-4023-88a3-5db86d55ed3b.png?v=1596466628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2x25_Angle_Half_Open_grande_f53f7201-98de-47b2-9cd8-272fc3ea3852.png?v=1596466628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2x25_Angle_grande_1_a059bd24-5962-4dde-8c5c-4b8a38f3b5c0.png?v=1596466628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https://cdn.shopify.com/s/files/1/0417/5675/4069/products/2x25_Angle_grande_24bcd889-a33d-45a9-8210-0b3034f25f2b.png?v=1596466628</text:p>
          </table:table-cell>
        </table:table-row>
        <table:table-row table:style-name="ro1">
          <table:table-cell/>
          <table:table-cell office:value-type="string" calcext:value-type="string">
            <text:p>4x8-ggt-lite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https://cdn.shopify.com/s/files/1/0417/5675/4069/products/Tent_Detail_grande_1_0d5fcb75-41f3-4a05-8e57-324c7b2e25ad.png?v=1596466628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4x8-ggt-shorty</text:p>
          </table:table-cell>
          <table:table-cell office:value-type="string" calcext:value-type="string">
            <text:p>Gorilla Grow - GORILLA GROW TENT - 4' x 8' - SHORTY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SHGGT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X8_SHORTY_EX_grande_fa7453d2-a6c7-4edf-91fa-66b05bffdeac.png?v=1596509552</text:p>
          </table:table-cell>
        </table:table-row>
        <table:table-row table:style-name="ro1">
          <table:table-cell/>
          <table:table-cell office:value-type="string" calcext:value-type="string">
            <text:p>4x8-ggt-short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48SH3_grande_7025e137-b956-4862-af68-5629ee2525e1.png?v=1596509552</text:p>
          </table:table-cell>
        </table:table-row>
        <table:table-row table:style-name="ro1">
          <table:table-cell/>
          <table:table-cell office:value-type="string" calcext:value-type="string">
            <text:p>4x8-ggt-shor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8SH4_grande_91099e4e-61e2-43e3-bca5-005782216698.png?v=1596509552</text:p>
          </table:table-cell>
        </table:table-row>
        <table:table-row table:style-name="ro1">
          <table:table-cell/>
          <table:table-cell office:value-type="string" calcext:value-type="string">
            <text:p>4x8-ggt-short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48SH5_grande_91266910-a207-4deb-b249-10dde95dde12.png?v=1596509553</text:p>
          </table:table-cell>
        </table:table-row>
        <table:table-row table:style-name="ro1">
          <table:table-cell/>
          <table:table-cell office:value-type="string" calcext:value-type="string">
            <text:p>4x8-ggt-short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48SH9_grande_3fa0fadd-77dd-40ce-9d4c-0da4a1cccccc.png?v=1596509553</text:p>
          </table:table-cell>
        </table:table-row>
        <table:table-row table:style-name="ro1">
          <table:table-cell/>
          <table:table-cell office:value-type="string" calcext:value-type="string">
            <text:p>4x8-ggt-short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48SH10_grande_576023b4-30b3-4764-8aca-bc1445eeaf53.png?v=1596509553</text:p>
          </table:table-cell>
        </table:table-row>
        <table:table-row table:style-name="ro1">
          <table:table-cell/>
          <table:table-cell office:value-type="string" calcext:value-type="string">
            <text:p>4x8-ggt-short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48SH11_grande_fa07ad04-c486-4c89-8d51-b2642e5e626d.png?v=1596509553</text:p>
          </table:table-cell>
        </table:table-row>
        <table:table-row table:style-name="ro1">
          <table:table-cell/>
          <table:table-cell office:value-type="string" calcext:value-type="string">
            <text:p>4x8-ggt-shorty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48SH12_grande_0530c454-d418-47a5-9e1b-1bae35e72666.png?v=1596509553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4x8-gorilla-grow-tent</text:p>
          </table:table-cell>
          <table:table-cell office:value-type="string" calcext:value-type="string">
            <text:p>Gorilla Grow - GORILLA GROW TENT - 4' x 8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x8_9FT_5_grande_09914f19-1cef-4fe9-8104-c9eba7cb1037.png?v=1596440383</text:p>
          </table:table-cell>
        </table:table-row>
        <table:table-row table:style-name="ro1">
          <table:table-cell/>
          <table:table-cell office:value-type="string" calcext:value-type="string">
            <text:p>4x8-gorilla-grow-t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4x8_8FT_3_small_61baf7bd-6a58-47b6-af06-1dcdfd2443b8.png?v=1596440383</text:p>
          </table:table-cell>
        </table:table-row>
        <table:table-row table:style-name="ro1">
          <table:table-cell/>
          <table:table-cell office:value-type="string" calcext:value-type="string">
            <text:p>4x8-gorilla-grow-t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8_9FT_6_grande_aff10d27-1af2-4ed5-9df6-f262267fe978.png?v=1596440383</text:p>
          </table:table-cell>
        </table:table-row>
        <table:table-row table:style-name="ro1">
          <table:table-cell/>
          <table:table-cell office:value-type="string" calcext:value-type="string">
            <text:p>4x8-gorilla-grow-t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4x8_7FT_6_grande_eaf6a385-4d5d-456c-b3d8-c76e2eb4a8c3.png?v=1596440383</text:p>
          </table:table-cell>
        </table:table-row>
        <table:table-row table:style-name="ro1">
          <table:table-cell/>
          <table:table-cell office:value-type="string" calcext:value-type="string">
            <text:p>4x8-gorilla-grow-t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Tool_Pouch_grande_14c799af-db79-4f0a-b919-cd4c35e2b2cb.png?v=1596440381</text:p>
          </table:table-cell>
        </table:table-row>
        <table:table-row table:style-name="ro1">
          <table:table-cell/>
          <table:table-cell office:value-type="string" calcext:value-type="string">
            <text:p>4x8-gorilla-grow-t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Vent_Detail_grande_03efd393-fb1a-4076-840e-2652d8a3076a.png?v=1596440381</text:p>
          </table:table-cell>
        </table:table-row>
        <table:table-row table:style-name="ro1">
          <table:table-cell/>
          <table:table-cell office:value-type="string" calcext:value-type="string">
            <text:p>4x8-gorilla-grow-t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Rear_Access_Door_grande_a9d22dc4-a6b3-4c03-b08b-3f2007a45b25.png?v=1596440381</text:p>
          </table:table-cell>
        </table:table-row>
        <table:table-row table:style-name="ro1">
          <table:table-cell/>
          <table:table-cell office:value-type="string" calcext:value-type="string">
            <text:p>4x8-gorilla-grow-t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Joint_1_grande_5fa8d7dd-398a-4d50-a290-9ca14037aebf.png?v=1596440381</text:p>
          </table:table-cell>
        </table:table-row>
        <table:table-row table:style-name="ro1">
          <table:table-cell/>
          <table:table-cell office:value-type="string" calcext:value-type="string">
            <text:p>4x8-gorilla-grow-ten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Ports_grande_3473e645-c34e-4132-8844-a2a3f6b75991.png?v=1596440381</text:p>
          </table:table-cell>
        </table:table-row>
        <table:table-row table:style-name="ro1">
          <table:table-cell/>
          <table:table-cell office:value-type="string" calcext:value-type="string">
            <text:p>4x8-gorilla-grow-ten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5x9_HOLES_grande_589b4c44-b489-4c3f-8e85-83c0aa6c6257.png?v=1596440381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4x8-lite-ext-kit</text:p>
          </table:table-cell>
          <table:table-cell office:value-type="string" calcext:value-type="string">
            <text:p>Gorilla Grow - GORILLA GROW TENT - 4' x 8' - LITE LINE - <text:s/>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1' Extension Lite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1FT_grande_90567fee-870a-46b4-9faf-1091c8d3bfb2.png?v=1597324275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4x8ext</text:p>
          </table:table-cell>
          <table:table-cell office:value-type="string" calcext:value-type="string">
            <text:p>Gorilla Grow - GORILLA GROW TENT - 4' x 8' - OG -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cf028fbe-fb1d-4f52-8396-50f176df7d08.png?v=1596454071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5x5-ggt-shorty</text:p>
          </table:table-cell>
          <table:table-cell office:value-type="string" calcext:value-type="string">
            <text:p>Gorilla Grow - GORILLA GROW TENT - 5' x 5' - SHORTY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SHGGT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5X5_SHORTY_EX_grande_426906ed-10ff-47b4-bcd6-5c3c470e7649.png?v=1596509263</text:p>
          </table:table-cell>
        </table:table-row>
        <table:table-row table:style-name="ro1">
          <table:table-cell/>
          <table:table-cell office:value-type="string" calcext:value-type="string">
            <text:p>5x5-ggt-short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55SH2_grande_af2bae55-b091-41c1-85e6-7e06b0228452.png?v=1596509263</text:p>
          </table:table-cell>
        </table:table-row>
        <table:table-row table:style-name="ro1">
          <table:table-cell/>
          <table:table-cell office:value-type="string" calcext:value-type="string">
            <text:p>5x5-ggt-short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55SH4_grande_52607387-9f0a-4205-8e56-48a111f4543c.png?v=1596509264</text:p>
          </table:table-cell>
        </table:table-row>
        <table:table-row table:style-name="ro1">
          <table:table-cell/>
          <table:table-cell office:value-type="string" calcext:value-type="string">
            <text:p>5x5-ggt-short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55SH5_grande_42721f20-82b7-4279-b32c-c132217da93d.png?v=1596509265</text:p>
          </table:table-cell>
        </table:table-row>
        <table:table-row table:style-name="ro1">
          <table:table-cell/>
          <table:table-cell office:value-type="string" calcext:value-type="string">
            <text:p>5x5-ggt-short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55SH7_grande_4c673ccc-b2f7-45bf-85d8-5ef7dea772ae.png?v=1596509265</text:p>
          </table:table-cell>
        </table:table-row>
        <table:table-row table:style-name="ro1">
          <table:table-cell/>
          <table:table-cell office:value-type="string" calcext:value-type="string">
            <text:p>5x5-ggt-short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55SH8_grande_ad573d6d-0ecb-4a44-bffc-8516e7909879.png?v=1596509265</text:p>
          </table:table-cell>
        </table:table-row>
        <table:table-row table:style-name="ro1">
          <table:table-cell/>
          <table:table-cell office:value-type="string" calcext:value-type="string">
            <text:p>5x5-ggt-short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55SH9_grande_7485554b-77b5-40bf-80fb-67577183da11.png?v=1596509265</text:p>
          </table:table-cell>
        </table:table-row>
        <table:table-row table:style-name="ro1">
          <table:table-cell/>
          <table:table-cell office:value-type="string" calcext:value-type="string">
            <text:p>5x5-ggt-shorty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55SH10_grande_004c3c1c-3d0d-444f-bffa-6eb5b38c5d2f.png?v=1596509265</text:p>
          </table:table-cell>
        </table:table-row>
        <table:table-row table:style-name="ro1">
          <table:table-cell/>
          <table:table-cell office:value-type="string" calcext:value-type="string">
            <text:p>5x5-ggt-shorty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55SH11_grande_1db64e73-6455-469c-9850-9f8ca8ff7eb6.png?v=1596509265</text:p>
          </table:table-cell>
        </table:table-row>
        <table:table-row table:style-name="ro1">
          <table:table-cell/>
          <table:table-cell office:value-type="string" calcext:value-type="string">
            <text:p>5x5-ggt-shorty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55SH12_grande_657c38b1-1ab2-47d1-a955-0ad0b65351ad.png?v=1596509265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5x5-gorilla-grow-tent</text:p>
          </table:table-cell>
          <table:table-cell office:value-type="string" calcext:value-type="string">
            <text:p>Gorilla Grow - GORILLA GROW TENT - 5' x 5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5x5_9FT_3_grande_29c1a6d2-5630-42ad-bb0a-9689b22ab5b6.png?v=1596439448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5x5_Ceiling_1_grande_e851d562-f7f1-4ab9-a3ce-acb2a382ee80.png?v=1596439449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5x5_Front_DoorsZipedOpen_1_grande_30caaba7-0572-4bc5-81a1-6b246f455288.png?v=1596439468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5x5_OG_EX_grande_e6ae6173-9d48-4a0e-b3ef-0ff586d1a557.png?v=1596439574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5x5_Pool_1_grande_57f02f2e-49ab-4e6d-9aba-9a6cbcf1fa6d.png?v=1596439574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5x5_Rear_AccessDoorOpen_1_grande_1210a1b2-5530-4acb-baf6-bd123ef7f745.png?v=1596439574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Joint_1_grande_0972cb4a-5827-4294-8a43-cc6ae4febb1a.jpg?v=1596439574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Ports_grande_41b993fa-161a-4e3d-8ad2-bf1535e8795f.jpg?v=1596439574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Rear_Access_Door_grande_40222149-ce64-4662-a1be-97fe930a1dcc.jpg?v=1596439574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Tool_Pouch_grande_8bbd07d1-2650-4cbf-acdf-d00bffef4d9d.jpg?v=1596439574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5x5_HOLES_grande_fa11a94e-f3cf-4ca9-8591-e4070b9a99d6.png?v=1596439574</text:p>
          </table:table-cell>
        </table:table-row>
        <table:table-row table:style-name="ro1">
          <table:table-cell/>
          <table:table-cell office:value-type="string" calcext:value-type="string">
            <text:p>5x5-gorilla-grow-tent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Vent_Detail_grande_b8bd4d3f-3e68-4f8f-9d21-26171d0e82ee.png?v=1596439575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5x5ext</text:p>
          </table:table-cell>
          <table:table-cell office:value-type="string" calcext:value-type="string">
            <text:p>Gorilla Grow - GORILLA GROW TENT - 5' x 5' - OG -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0b14a2dd-4880-49c1-be6a-996fe4e71eb6.png?v=1596454018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5x9-gorilla-grow-tent</text:p>
          </table:table-cell>
          <table:table-cell office:value-type="string" calcext:value-type="string">
            <text:p>Gorilla Grow - GORILLA GROW TENT - 5' x 9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x8_9FT_5_grande_9360d713-4da7-48c2-a31e-ff652ecf001f.png?v=1596440433</text:p>
          </table:table-cell>
        </table:table-row>
        <table:table-row table:style-name="ro1">
          <table:table-cell/>
          <table:table-cell office:value-type="string" calcext:value-type="string">
            <text:p>5x9-gorilla-grow-t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4x8_8FT_3_small_0d8c8c18-4c6f-4f04-85dc-318a9c1237e2.png?v=1596440433</text:p>
          </table:table-cell>
        </table:table-row>
        <table:table-row table:style-name="ro1">
          <table:table-cell/>
          <table:table-cell office:value-type="string" calcext:value-type="string">
            <text:p>5x9-gorilla-grow-t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8_9FT_6_grande_6bf14572-e0f2-4545-aa75-56c4e589dd50.png?v=1596440433</text:p>
          </table:table-cell>
        </table:table-row>
        <table:table-row table:style-name="ro1">
          <table:table-cell/>
          <table:table-cell office:value-type="string" calcext:value-type="string">
            <text:p>5x9-gorilla-grow-t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4x8_7FT_6_grande_9f8c7197-81bb-4c72-b499-ecbe8163558f.png?v=1596440433</text:p>
          </table:table-cell>
        </table:table-row>
        <table:table-row table:style-name="ro1">
          <table:table-cell/>
          <table:table-cell office:value-type="string" calcext:value-type="string">
            <text:p>5x9-gorilla-grow-t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Tool_Pouch_grande_f0daf08a-4ed9-4798-9173-b88cf2d15662.png?v=1596440433</text:p>
          </table:table-cell>
        </table:table-row>
        <table:table-row table:style-name="ro1">
          <table:table-cell/>
          <table:table-cell office:value-type="string" calcext:value-type="string">
            <text:p>5x9-gorilla-grow-t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Vent_Detail_grande_087538eb-a3fe-4b66-b178-fa4f03fb0913.png?v=1596440433</text:p>
          </table:table-cell>
        </table:table-row>
        <table:table-row table:style-name="ro1">
          <table:table-cell/>
          <table:table-cell office:value-type="string" calcext:value-type="string">
            <text:p>5x9-gorilla-grow-t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Rear_Access_Door_grande_b4799c2a-c7b5-48dc-bb4e-b8d5cad3b8a8.png?v=1596440433</text:p>
          </table:table-cell>
        </table:table-row>
        <table:table-row table:style-name="ro1">
          <table:table-cell/>
          <table:table-cell office:value-type="string" calcext:value-type="string">
            <text:p>5x9-gorilla-grow-t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Joint_1_grande_9f165754-371f-4330-bc38-3ea04896dbba.png?v=1596440433</text:p>
          </table:table-cell>
        </table:table-row>
        <table:table-row table:style-name="ro1">
          <table:table-cell/>
          <table:table-cell office:value-type="string" calcext:value-type="string">
            <text:p>5x9-gorilla-grow-ten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Ports_grande_73e3ce93-b3cb-4665-afb9-c5b7982ce03a.png?v=1596440433</text:p>
          </table:table-cell>
        </table:table-row>
        <table:table-row table:style-name="ro1">
          <table:table-cell/>
          <table:table-cell office:value-type="string" calcext:value-type="string">
            <text:p>5x9-gorilla-grow-ten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5x9_HOLES_grande_da98b538-8632-4d57-a8a5-86542e978201.png?v=1596440433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5x9ext</text:p>
          </table:table-cell>
          <table:table-cell office:value-type="string" calcext:value-type="string">
            <text:p>Gorilla Grow - GORILLA GROW TENT - 5' x 9' - OG -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a4ac2875-f2c3-4999-a248-7921651f3bb0.png?v=1596454120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8-waterfarms-controller-kit</text:p>
          </table:table-cell>
          <table:table-cell office:value-type="string" calcext:value-type="string">
            <text:p>General Hydroponics - WATERFARM 8 Site &amp; CONTROLLER K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86_1.jpg?v=1594020555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8x16-gorilla-grow-tent</text:p>
          </table:table-cell>
          <table:table-cell office:value-type="string" calcext:value-type="string">
            <text:p>Gorilla Grow -GORILLA GROW TENT - 8' x 16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816 Co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8x16_Angle_Open_copy_grande_a54f106e-4fff-469d-a148-745676cc3861.png?v=1596444950</text:p>
          </table:table-cell>
        </table:table-row>
        <table:table-row table:style-name="ro1">
          <table:table-cell/>
          <table:table-cell office:value-type="string" calcext:value-type="string">
            <text:p>8x16-gorilla-grow-t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GT_8x16_Front_Half_Open_copy_grande_9a37d005-3e79-4e33-89fd-434e8137b643.png?v=1596444950</text:p>
          </table:table-cell>
        </table:table-row>
        <table:table-row table:style-name="ro1">
          <table:table-cell/>
          <table:table-cell office:value-type="string" calcext:value-type="string">
            <text:p>8x16-gorilla-grow-t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GGT_8x16_Interior_copy_grande_cbbb06b9-0caa-419e-b972-973be0847df9.png?v=1596444950</text:p>
          </table:table-cell>
        </table:table-row>
        <table:table-row table:style-name="ro1">
          <table:table-cell/>
          <table:table-cell office:value-type="string" calcext:value-type="string">
            <text:p>8x16-gorilla-grow-t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GGT_8x16_Side_Open_copy_grande_991feab6-949c-49f9-9959-074fa04ceccc.png?v=1596444950</text:p>
          </table:table-cell>
        </table:table-row>
        <table:table-row table:style-name="ro1">
          <table:table-cell/>
          <table:table-cell office:value-type="string" calcext:value-type="string">
            <text:p>8x16-gorilla-grow-t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Joint_1_grande_e0c5c747-3945-4950-b748-e9b4966f48b7.jpg?v=1596444950</text:p>
          </table:table-cell>
        </table:table-row>
        <table:table-row table:style-name="ro1">
          <table:table-cell/>
          <table:table-cell office:value-type="string" calcext:value-type="string">
            <text:p>8x16-gorilla-grow-t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Ports_grande_6cf02d1c-672a-4df4-98d7-483f332a7d0f.jpg?v=1596444950</text:p>
          </table:table-cell>
        </table:table-row>
        <table:table-row table:style-name="ro1">
          <table:table-cell/>
          <table:table-cell office:value-type="string" calcext:value-type="string">
            <text:p>8x16-gorilla-grow-t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Rear_Access_Door_grande_d5459095-7bf0-401e-89c8-3759ebd395c2.jpg?v=1596444950</text:p>
          </table:table-cell>
        </table:table-row>
        <table:table-row table:style-name="ro1">
          <table:table-cell/>
          <table:table-cell office:value-type="string" calcext:value-type="string">
            <text:p>8x16-gorilla-grow-t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Tool_Pouch_grande_8cba9801-f042-4257-a100-837c22351093.jpg?v=1596444950</text:p>
          </table:table-cell>
        </table:table-row>
        <table:table-row table:style-name="ro1">
          <table:table-cell/>
          <table:table-cell office:value-type="string" calcext:value-type="string">
            <text:p>8x16-gorilla-grow-ten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8x16_HOLES_grande_6c6eb6aa-c01d-4998-a658-695a170ec471.png?v=1596444950</text:p>
          </table:table-cell>
        </table:table-row>
        <table:table-row table:style-name="ro1">
          <table:table-cell/>
          <table:table-cell office:value-type="string" calcext:value-type="string">
            <text:p>8x16-gorilla-grow-ten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Vent_Detail_grande_b0b88c33-7f93-4100-8d55-ec966b367ce7.png?v=1596444943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8x16ext</text:p>
          </table:table-cell>
          <table:table-cell office:value-type="string" calcext:value-type="string">
            <text:p>Gorilla Grow - GORILLA GROW TENT - 8' x 16' - OG -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ba8e3f27-fc85-438c-b58a-9f250bd69189.png?v=1596454328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8x8-ggt-lite</text:p>
          </table:table-cell>
          <table:table-cell office:value-type="string" calcext:value-type="string">
            <text:p>Gorilla Grow - GORILLA GROW TENT - 8' x 8' - LITE LINE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LTGGT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Lite_Line_Zipper_2_grande_0d725b8d-54fd-4b2f-a766-31942f3c4c54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Tent_Detail_grande_bf161878-c59a-4805-aacb-9e9858a0d97d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Lite_Line_Vent_Open_Angle_grande_7690c40d-ceb8-4f28-9e1c-69b7637ddafd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Lite_Line_Large_Port_Closed_2_grande_2_22d86ede-bbe6-4717-aa68-94a5cd7c17cf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Lite_Line_Tent_Detail_1_grande_1_177440e7-9259-4999-b7e9-6497a12cebe0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Lite_Line_Pole_Detail_3_grande_1_12b8a911-baa0-4e52-a761-e6c4b37a2bd2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Lite_Line_Pole_Detail_3_grande_11280625-8be4-401e-a0c4-ec737be07a01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Lite_Line_Tent_Detail_1_grande_68327011-5dd2-4f7e-8299-8f488ca0abd8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Lite_Line_Large_Port_Closed_2_grande_1_6a879372-99cc-4f96-b455-588d5a82e5ad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Lite_Line_Large_Port_Closed_2_grande_d06ef982-60ab-41d3-b162-20e93104af10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2x25_Side_grande_5ce8922c-18a5-46e1-acfc-601517757da3.png?v=1596466661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2x25_Rear_grande_cc6043b3-146c-44d9-b8f6-1882483858d7.png?v=1596466662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2x25_Front_Windows_grande_f6fca285-6702-4cd5-b858-4518dc43146b.png?v=1596466662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2x25_HOLES_small_ba912c3b-a757-4466-b850-d5ec8e8c3f2b.png?v=1596466662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2x25_Front_Open_grande_15726377-e89a-4ca1-bd00-c266fa8c214a.png?v=1596466662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2x25_Front_grande_aa69acdf-9dd5-4f90-b069-b9aa1caa2aeb.png?v=1596466662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2x25_Angle_Open_grande_ba9e8521-f010-4367-8740-f26c8310b31e.png?v=1596466662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2x25_Angle_Half_Open_grande_9924f4ca-e1f4-41c6-b6e1-470b58c1b581.png?v=1596466662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2x25_Angle_grande_1_1ae028b4-c838-46fd-bf1e-8a7e798d50c8.png?v=1596466662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https://cdn.shopify.com/s/files/1/0417/5675/4069/products/2x25_Angle_grande_9c514008-2377-47f6-a225-c4b544218633.png?v=1596466662</text:p>
          </table:table-cell>
        </table:table-row>
        <table:table-row table:style-name="ro1">
          <table:table-cell/>
          <table:table-cell office:value-type="string" calcext:value-type="string">
            <text:p>8x8-ggt-lite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https://cdn.shopify.com/s/files/1/0417/5675/4069/products/Tent_Detail_grande_1_84722b6a-7d30-464b-987c-e2c03fa11b3a.png?v=1596466662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8x8-gorilla-grow-tent</text:p>
          </table:table-cell>
          <table:table-cell office:value-type="string" calcext:value-type="string">
            <text:p>Gorilla Grow - GORILLA GROW TENT - 8' x 8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88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8x8_backview_2_grande_e54fdf13-d41f-42f2-9da9-787e967e72e1.jpg?v=1596443047</text:p>
          </table:table-cell>
        </table:table-row>
        <table:table-row table:style-name="ro1">
          <table:table-cell/>
          <table:table-cell office:value-type="string" calcext:value-type="string">
            <text:p>8x8-gorilla-grow-t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8x8_OG_EX_grande_1460af0a-af3c-48e2-828a-9d0519c2d865.png?v=1596443047</text:p>
          </table:table-cell>
        </table:table-row>
        <table:table-row table:style-name="ro1">
          <table:table-cell/>
          <table:table-cell office:value-type="string" calcext:value-type="string">
            <text:p>8x8-gorilla-grow-t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8x8_sideview_No_Extension_1_grande_f871386b-3059-4aaf-af28-8e453c51bf39.jpg?v=1596443049</text:p>
          </table:table-cell>
        </table:table-row>
        <table:table-row table:style-name="ro1">
          <table:table-cell/>
          <table:table-cell office:value-type="string" calcext:value-type="string">
            <text:p>8x8-gorilla-grow-t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9x9_9ft_1_grande_0743a599-df2d-4398-be4b-c7e4abe27333.png?v=1596443049</text:p>
          </table:table-cell>
        </table:table-row>
        <table:table-row table:style-name="ro1">
          <table:table-cell/>
          <table:table-cell office:value-type="string" calcext:value-type="string">
            <text:p>8x8-gorilla-grow-t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9x9_HOLES_grande_861251d2-fbe1-4921-bfee-3ef5d459fb9b.png?v=1596443049</text:p>
          </table:table-cell>
        </table:table-row>
        <table:table-row table:style-name="ro1">
          <table:table-cell/>
          <table:table-cell office:value-type="string" calcext:value-type="string">
            <text:p>8x8-gorilla-grow-t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Joint_1_grande_a81f71db-09b2-4306-85c8-537077b894c4.jpg?v=1596443049</text:p>
          </table:table-cell>
        </table:table-row>
        <table:table-row table:style-name="ro1">
          <table:table-cell/>
          <table:table-cell office:value-type="string" calcext:value-type="string">
            <text:p>8x8-gorilla-grow-t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Ports_grande_fc94d421-2679-4f7c-98c9-098134ff1515.jpg?v=1596443049</text:p>
          </table:table-cell>
        </table:table-row>
        <table:table-row table:style-name="ro1">
          <table:table-cell/>
          <table:table-cell office:value-type="string" calcext:value-type="string">
            <text:p>8x8-gorilla-grow-t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Rear_Access_Door_grande_fc0eac46-a2ba-48ab-bf6b-c35b6dc7581a.jpg?v=1596443049</text:p>
          </table:table-cell>
        </table:table-row>
        <table:table-row table:style-name="ro1">
          <table:table-cell/>
          <table:table-cell office:value-type="string" calcext:value-type="string">
            <text:p>8x8-gorilla-grow-tent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Tool_Pouch_grande_58fd6935-e802-4255-b173-3f7a2cc8e95f.jpg?v=1596443049</text:p>
          </table:table-cell>
        </table:table-row>
        <table:table-row table:style-name="ro1">
          <table:table-cell/>
          <table:table-cell office:value-type="string" calcext:value-type="string">
            <text:p>8x8-gorilla-grow-ten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Vent_Detail_grande_568837fa-dc57-491a-84d7-afa3392be544.png?v=1596443049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8x8-lite-ext-kit</text:p>
          </table:table-cell>
          <table:table-cell office:value-type="string" calcext:value-type="string">
            <text:p>Gorilla Grow - GORILLA GROW TENT - 8' x 8' - <text:s/>LITE LINE - <text:s/>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1' Extension Lite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1FT_grande_721330f7-5520-44df-9611-e4cf61699af3.png?v=1597324457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9x9-gorilla-grow-tent-cover-box1</text:p>
          </table:table-cell>
          <table:table-cell office:value-type="string" calcext:value-type="string">
            <text:p>Gorilla Grow - GORILLA GROW TENT - 9' x 9' - <text:s/>OG Tent (Box1)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99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x9_OG_EX_grande_1625b287-db2c-466e-8748-7cb0db62cf84.png?v=1596444055</text:p>
          </table:table-cell>
        </table:table-row>
        <table:table-row table:style-name="ro1">
          <table:table-cell/>
          <table:table-cell office:value-type="string" calcext:value-type="string">
            <text:p>9x9-gorilla-grow-tent-cover-box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9x9_lamps_grande_e26f3b1d-f00c-4e87-8827-09623b95b283.png?v=1596444056</text:p>
          </table:table-cell>
        </table:table-row>
        <table:table-row table:style-name="ro1">
          <table:table-cell/>
          <table:table-cell office:value-type="string" calcext:value-type="string">
            <text:p>9x9-gorilla-grow-tent-cover-box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9x9_HOLES_grande_100f3f34-43e2-402b-aa73-843701b7d1ee.png?v=1596444056</text:p>
          </table:table-cell>
        </table:table-row>
        <table:table-row table:style-name="ro1">
          <table:table-cell/>
          <table:table-cell office:value-type="string" calcext:value-type="string">
            <text:p>9x9-gorilla-grow-tent-cover-box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9x9_backview_2_grande_829b5264-8688-4b1f-a211-957d37f1c7dc.png?v=1596444056</text:p>
          </table:table-cell>
        </table:table-row>
        <table:table-row table:style-name="ro1">
          <table:table-cell/>
          <table:table-cell office:value-type="string" calcext:value-type="string">
            <text:p>9x9-gorilla-grow-tent-cover-box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9x9_9ft_1_grande_71a57ece-67e8-41aa-ab50-dfd376005d5f.png?v=1596444056</text:p>
          </table:table-cell>
        </table:table-row>
        <table:table-row table:style-name="ro1">
          <table:table-cell/>
          <table:table-cell office:value-type="string" calcext:value-type="string">
            <text:p>9x9-gorilla-grow-tent-cover-box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Vent_Detail_grande_1015b002-6e52-49b0-9a7d-46fd38603557.png?v=1596444056</text:p>
          </table:table-cell>
        </table:table-row>
        <table:table-row table:style-name="ro1">
          <table:table-cell/>
          <table:table-cell office:value-type="string" calcext:value-type="string">
            <text:p>9x9-gorilla-grow-tent-cover-box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Tool_Pouch_grande_143e06c8-acff-44e9-949a-ee5baeb258dd.png?v=1596444056</text:p>
          </table:table-cell>
        </table:table-row>
        <table:table-row table:style-name="ro1">
          <table:table-cell/>
          <table:table-cell office:value-type="string" calcext:value-type="string">
            <text:p>9x9-gorilla-grow-tent-cover-box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Rear_Access_Door_grande_81a66d00-4a6e-49dd-876f-89f643b0361a.png?v=1596444056</text:p>
          </table:table-cell>
        </table:table-row>
        <table:table-row table:style-name="ro1">
          <table:table-cell/>
          <table:table-cell office:value-type="string" calcext:value-type="string">
            <text:p>9x9-gorilla-grow-tent-cover-box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Ports_grande_521e903c-685a-4e26-aa66-41fee11d14e4.png?v=1596444056</text:p>
          </table:table-cell>
        </table:table-row>
        <table:table-row table:style-name="ro1">
          <table:table-cell/>
          <table:table-cell office:value-type="string" calcext:value-type="string">
            <text:p>9x9-gorilla-grow-tent-cover-box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Joint_1_grande_6fcfb4de-5909-4569-a82c-6b7860310eae.png?v=1596444056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9x9ext</text:p>
          </table:table-cell>
          <table:table-cell office:value-type="string" calcext:value-type="string">
            <text:p>Gorilla Grow - GORILLA GROW TENT - 9' x 9' - OG - EXTENSION KIT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2'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4bd73507-cf13-443d-8b3a-90479aad6e09.png?v=1596454210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gear-board-16mm</text:p>
          </table:table-cell>
          <table:table-cell office:value-type="string" calcext:value-type="string">
            <text:p>Gorilla Grow - GORILLA GROW TENT - Acc - Gear Board 16mm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ear Board 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GEARBOARD_PNG_grande_424143bf-2697-446f-9c79-eba6c2327ef0.png?v=1596513659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gear-board-19mm</text:p>
          </table:table-cell>
          <table:table-cell office:value-type="string" calcext:value-type="string">
            <text:p>Gorilla Grow - GORILLA GROW TENT - Acc - Gear Board 19mm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ear Board 19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GEARBOARD_PNG_grande_bd034fee-7237-43db-8e44-7c61adda3f6f.png?v=1596513719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gear-board-22mm</text:p>
          </table:table-cell>
          <table:table-cell office:value-type="string" calcext:value-type="string">
            <text:p>GORILLA GROW TENT - Acc- Gear Board 22mm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ear Board 2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GEARBOARD_PNG_grande_1d219889-c578-4ac1-9dbb-bd420cbe2ecf.png?v=1596513909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anging-dryer-rack</text:p>
          </table:table-cell>
          <table:table-cell office:value-type="string" calcext:value-type="string">
            <text:p>Gorilla Grow - GORILLA GROW TENT - ACC - Hanging Dryer Rack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Dryer R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DRYING_RACK_grande_a97d5c05-7ed7-4856-9efb-c0e33fd292e7.jpg?v=1596520441</text:p>
          </table:table-cell>
        </table:table-row>
        <table:table-row table:style-name="ro1">
          <table:table-cell/>
          <table:table-cell office:value-type="string" calcext:value-type="string">
            <text:p>acc-hanging-dryer-r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GT_DRYING_RACK_TENT_FULL_grande_8afd8cc9-45b4-4018-bc7f-8ae755132851.jpg?v=1596520442</text:p>
          </table:table-cell>
        </table:table-row>
        <table:table-row table:style-name="ro1">
          <table:table-cell/>
          <table:table-cell office:value-type="string" calcext:value-type="string">
            <text:p>acc-hanging-dryer-rac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Dryer_Tent_Hang_01_grande_587cab02-20a1-434a-90fa-36637eb096be.jpg?v=1596520442</text:p>
          </table:table-cell>
        </table:table-row>
        <table:table-row table:style-name="ro1">
          <table:table-cell/>
          <table:table-cell office:value-type="string" calcext:value-type="string">
            <text:p>acc-hanging-dryer-rac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Dryer_Tent_Hang_02_grande_b3a8c9d9-0505-489c-a9fc-f06b8e7f2dd3.jpg?v=1596520442</text:p>
          </table:table-cell>
        </table:table-row>
        <table:table-row table:style-name="ro1">
          <table:table-cell/>
          <table:table-cell office:value-type="string" calcext:value-type="string">
            <text:p>acc-hanging-dryer-rac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Dryer_Tent_Hang_03_grande_7ade3be8-5eff-4267-804e-4f33d25046e6.jpg?v=1596520442</text:p>
          </table:table-cell>
        </table:table-row>
        <table:table-row table:style-name="ro1">
          <table:table-cell/>
          <table:table-cell office:value-type="string" calcext:value-type="string">
            <text:p>acc-hanging-dryer-rac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Dryer_Tent_Hang_04_grande_d3cee926-c475-495f-9521-7a5e5df5dc63.jpg?v=1596520442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1010</text:p>
          </table:table-cell>
          <table:table-cell office:value-type="string" calcext:value-type="string">
            <text:p>Gorilla Grow - GORILLA GROW TENT - ACC - High CFM Kit for 10' X 10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87c73f0f-1ca3-457e-81e8-b765a1e194ca.png?v=1596517668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1020</text:p>
          </table:table-cell>
          <table:table-cell office:value-type="string" calcext:value-type="string">
            <text:p>Gorilla Grow - GORILLA GROW TENT - ACC - High CFM Kit for 10' X 20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1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ee45b15a-fba2-4f4c-ab84-19bfcaca35bc.png?v=1596518220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22</text:p>
          </table:table-cell>
          <table:table-cell office:value-type="string" calcext:value-type="string">
            <text:p>Gorilla Grow - GORILLA GROW TENT - ACC - High CFM Kit for 2' X 2.5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1826c1d9-791d-496f-8047-3b24222c51c7.png?v=1596515795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22ll</text:p>
          </table:table-cell>
          <table:table-cell office:value-type="string" calcext:value-type="string">
            <text:p>Gorilla Grow - GORILLA GROW TENT - ACC - High CFM Kit for 2' X 2.5' - LITE LINE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22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39b5c224-38cc-4064-a3c5-afce63046c80.png?v=1596518333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24</text:p>
          </table:table-cell>
          <table:table-cell office:value-type="string" calcext:value-type="string">
            <text:p>Gorilla Grow - GORILLA GROW TENT - ACC - High CFM Kit for 2' X 4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c5fae966-fafb-419e-9055-890c87030d30.png?v=1596515911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24ll</text:p>
          </table:table-cell>
          <table:table-cell office:value-type="string" calcext:value-type="string">
            <text:p>Gorilla Grow - GORILLA GROW TENT - ACC - High CFM Kit for 2' X 4' - LITE LINE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24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4dc08dfc-755c-45ae-b14d-a490c9878f19.png?v=1596518399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33</text:p>
          </table:table-cell>
          <table:table-cell office:value-type="string" calcext:value-type="string">
            <text:p>Gorilla Grow - GORILLA GROW TENT - ACC - High CFM Kit for 3' X 3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3bc36918-88ac-4027-893f-3f327f2433ab.png?v=1596516726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44</text:p>
          </table:table-cell>
          <table:table-cell office:value-type="string" calcext:value-type="string">
            <text:p>Gorilla Grow - GORILLA GROW TENT - ACC - High CFM Kit for 4' X 4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d22d42b2-b5e2-4105-9bed-745745b7db51.png?v=1596516805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48</text:p>
          </table:table-cell>
          <table:table-cell office:value-type="string" calcext:value-type="string">
            <text:p>Gorilla Grow - GORILLA GROW TENT - ACC - High CFM Kit for 4' X 8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92b1eac2-7515-4e5a-8a95-0b8d262da34c.png?v=1596517139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48ll</text:p>
          </table:table-cell>
          <table:table-cell office:value-type="string" calcext:value-type="string">
            <text:p>Gorilla Grow - GORILLA GROW TENT - ACC - High CFM Kit for 4' X 8' - LITE LINE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48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4af37ae8-de4e-4f15-b16d-0786a410a243.png?v=1596518540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55</text:p>
          </table:table-cell>
          <table:table-cell office:value-type="string" calcext:value-type="string">
            <text:p>GORILLA GROW TENT - ACC - High CFM Kit for 5' X 5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354b8b12-e69b-4afe-8b2b-af5fdcd68b27.png?v=1596516999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59</text:p>
          </table:table-cell>
          <table:table-cell office:value-type="string" calcext:value-type="string">
            <text:p>GORILLA GROW TENT - ACC - High CFM Kit for 5' X 9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0c8f6e43-d2a9-47a1-b876-9efee26ec6c6.png?v=1596517202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88</text:p>
          </table:table-cell>
          <table:table-cell office:value-type="string" calcext:value-type="string">
            <text:p>GORILLA GROW TENT - ACC - High CFM Kit for 8' X 8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a3e3787c-a75f-4f9b-ae7c-9983fe4cfb83.png?v=1596517314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88ll</text:p>
          </table:table-cell>
          <table:table-cell office:value-type="string" calcext:value-type="string">
            <text:p>GORILLA GROW TENT - ACC - High CFM Kit for 8' X 8' - LITE LINE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88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93224031-8e06-4f44-a721-aea9b80813b1.png?v=1596518611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high-cfm-kit-for-99</text:p>
          </table:table-cell>
          <table:table-cell office:value-type="string" calcext:value-type="string">
            <text:p>GORILLA GROW TENT - ACC - High CFM Kit for 9' X 9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85b23df6-2c6f-4657-a95e-069f9da6b82c.png?v=1596517494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net-trellis-22-24</text:p>
          </table:table-cell>
          <table:table-cell office:value-type="string" calcext:value-type="string">
            <text:p>GORILLA GROW TENT - ACC - Net Trellis for 22, 24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Net Trellis 22, 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Net_trellis_grande_5f3e1e8a-e8fe-48c1-81d0-c85b7fa0e846.png?v=1596519411</text:p>
          </table:table-cell>
        </table:table-row>
        <table:table-row table:style-name="ro1">
          <table:table-cell/>
          <table:table-cell office:value-type="string" calcext:value-type="string">
            <text:p>acc-net-trellis-22-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T_TRELLIS_all_grande_60a3c798-ad77-49d7-81cc-4c6c3992b8f5.png?v=1596519411</text:p>
          </table:table-cell>
        </table:table-row>
        <table:table-row table:style-name="ro1">
          <table:table-cell/>
          <table:table-cell office:value-type="string" calcext:value-type="string">
            <text:p>acc-net-trellis-22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4_Net_trellis_grande_0493ac84-e34e-400c-ae8a-53b465962499.png?v=1596519408</text:p>
          </table:table-cell>
        </table:table-row>
        <table:table-row table:style-name="ro1">
          <table:table-cell/>
          <table:table-cell office:value-type="string" calcext:value-type="string">
            <text:p>acc-net-trellis-22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5x5_Net_trellis_grande_cc020703-b7ba-400a-8462-4e4b84544e47.png?v=1596519408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net-trellis-33-44-48-88</text:p>
          </table:table-cell>
          <table:table-cell office:value-type="string" calcext:value-type="string">
            <text:p>GORILLA GROW TENT - ACC - Net Trellis for 33, 44, 48, 88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Net Trellis 33, 44, 48, 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Net_trellis_grande_c09c7022-39a9-48a6-9e3f-50b01b770d1d.png?v=1596519549</text:p>
          </table:table-cell>
        </table:table-row>
        <table:table-row table:style-name="ro1">
          <table:table-cell/>
          <table:table-cell office:value-type="string" calcext:value-type="string">
            <text:p>acc-net-trellis-33-44-48-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T_TRELLIS_all_grande_78fc7dc6-7b79-4b3d-b016-fd0b8ddcd75a.png?v=1596519549</text:p>
          </table:table-cell>
        </table:table-row>
        <table:table-row table:style-name="ro1">
          <table:table-cell/>
          <table:table-cell office:value-type="string" calcext:value-type="string">
            <text:p>acc-net-trellis-33-44-48-8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4_Net_trellis_grande_8848a1ad-b86f-4ff5-8550-2f535a6bda50.png?v=1596519549</text:p>
          </table:table-cell>
        </table:table-row>
        <table:table-row table:style-name="ro1">
          <table:table-cell/>
          <table:table-cell office:value-type="string" calcext:value-type="string">
            <text:p>acc-net-trellis-33-44-48-8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5x5_Net_trellis_grande_7de4ef02-4465-4d76-8895-2b7af138703a.png?v=1596519549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acc-net-trellis-55-59-99</text:p>
          </table:table-cell>
          <table:table-cell office:value-type="string" calcext:value-type="string">
            <text:p>GORILLA GROW TENT - ACC - Net Trellis for 55, 59, 99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Net Trellis 55, 59, 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Net_trellis_grande_5a884cee-61b4-468a-9097-12f218b4a4f0.png?v=1596519661</text:p>
          </table:table-cell>
        </table:table-row>
        <table:table-row table:style-name="ro1">
          <table:table-cell/>
          <table:table-cell office:value-type="string" calcext:value-type="string">
            <text:p>acc-net-trellis-55-59-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T_TRELLIS_all_grande_5266097c-16c7-4584-9ae9-64dd4ca692bb.png?v=1596519661</text:p>
          </table:table-cell>
        </table:table-row>
        <table:table-row table:style-name="ro1">
          <table:table-cell/>
          <table:table-cell office:value-type="string" calcext:value-type="string">
            <text:p>acc-net-trellis-55-59-9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4_Net_trellis_grande_e4611a6c-5197-45aa-baf5-9cec95fec4eb.png?v=1596519661</text:p>
          </table:table-cell>
        </table:table-row>
        <table:table-row table:style-name="ro1">
          <table:table-cell/>
          <table:table-cell office:value-type="string" calcext:value-type="string">
            <text:p>acc-net-trellis-55-59-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5x5_Net_trellis_grande_b553defa-8883-46e4-a506-10c3815cb4da.png?v=1596519661</text:p>
          </table:table-cell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advanced-bud-candy-1l</text:p>
          </table:table-cell>
          <table:table-cell office:value-type="string" calcext:value-type="string">
            <text:p>Advanced Nutrients - Bud Cand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nutrients-advanced-bud-candy-1l.png?v=1597727704</text:p>
          </table:table-cell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advanced-grow-ph-perfect</text:p>
          </table:table-cell>
          <table:table-cell office:value-type="string" calcext:value-type="string">
            <text:p>Advanced Nutrients - Grow pH Perf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vanced Grow pH Perfect 1 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3.png?v=1594369937</text:p>
          </table:table-cell>
        </table:table-row>
        <table:table-row table:style-name="ro1">
          <table:table-cell/>
          <table:table-cell office:value-type="string" calcext:value-type="string">
            <text:p>advanced-grow-ph-perfect</text:p>
          </table:table-cell>
          <table:table-cell table:number-columns-repeated="2"/>
          <table:table-cell office:value-type="string" calcext:value-type="string">
            <text:p>Advanced Grow pH Perfect 4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advanced-micro-ph-perfect</text:p>
          </table:table-cell>
          <table:table-cell office:value-type="string" calcext:value-type="string">
            <text:p>Advanced Nutrients - Micro pH Perf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vanced Micro pH Perfect 1 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4.png?v=1594370161</text:p>
          </table:table-cell>
        </table:table-row>
        <table:table-row table:style-name="ro1">
          <table:table-cell/>
          <table:table-cell office:value-type="string" calcext:value-type="string">
            <text:p>advanced-micro-ph-perfect</text:p>
          </table:table-cell>
          <table:table-cell table:number-columns-repeated="2"/>
          <table:table-cell office:value-type="string" calcext:value-type="string">
            <text:p>Advanced Micro pH Perfect 4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advanced-ph-down</text:p>
          </table:table-cell>
          <table:table-cell office:value-type="string" calcext:value-type="string">
            <text:p>Advanced Nutrients - pH Dow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 Down 4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2.png?v=1594369673</text:p>
          </table:table-cell>
        </table:table-row>
        <table:table-row table:style-name="ro1">
          <table:table-cell/>
          <table:table-cell office:value-type="string" calcext:value-type="string">
            <text:p>advanced-ph-down</text:p>
          </table:table-cell>
          <table:table-cell table:number-columns-repeated="2"/>
          <table:table-cell office:value-type="string" calcext:value-type="string">
            <text:p>pH Down 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advanced-ph-up</text:p>
          </table:table-cell>
          <table:table-cell office:value-type="string" calcext:value-type="string">
            <text:p>Advanced Nutrients - pH U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.png?v=1594369467</text:p>
          </table:table-cell>
        </table:table-row>
        <table:table-row table:style-name="ro1">
          <table:table-cell office:value-type="string" calcext:value-type="string">
            <text:p>AgroLED</text:p>
          </table:table-cell>
          <table:table-cell office:value-type="string" calcext:value-type="string">
            <text:p>agroled-green-led-night-light-6-watt</text:p>
          </table:table-cell>
          <table:table-cell office:value-type="string" calcext:value-type="string">
            <text:p>AgroLED - Green LED Night Light - 6 Wat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groled-lamps-agroled-green-led-night-light-6-watt.jpg?v=1597406202</text:p>
          </table:table-cell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anti-vibration-clamp</text:p>
          </table:table-cell>
          <table:table-cell office:value-type="string" calcext:value-type="string">
            <text:p>NOISE REDUCTION DUCT CLAM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4" Anti-Vibration C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28.jpg?v=1594746263</text:p>
          </table:table-cell>
        </table:table-row>
        <table:table-row table:style-name="ro1">
          <table:table-cell/>
          <table:table-cell office:value-type="string" calcext:value-type="string">
            <text:p>anti-vibration-clamp</text:p>
          </table:table-cell>
          <table:table-cell table:number-columns-repeated="2"/>
          <table:table-cell office:value-type="string" calcext:value-type="string">
            <text:p>8" Anti-Vibration Clam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ti-vibration-clamp</text:p>
          </table:table-cell>
          <table:table-cell table:number-columns-repeated="2"/>
          <table:table-cell office:value-type="string" calcext:value-type="string">
            <text:p>10" Anti-Vibration Clam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ti-vibration-clamp</text:p>
          </table:table-cell>
          <table:table-cell table:number-columns-repeated="2"/>
          <table:table-cell office:value-type="string" calcext:value-type="string">
            <text:p>12" Anti-Vibration Cl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apollo-6-24-hour-programmable-timer</text:p>
          </table:table-cell>
          <table:table-cell office:value-type="string" calcext:value-type="string">
            <text:p>Titan Controls - Apollo 6 24 Hour Programmable Tim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5.png?v=1594783646</text:p>
          </table:table-cell>
        </table:table-row>
        <table:table-row table:style-name="ro1">
          <table:table-cell office:value-type="string" calcext:value-type="string">
            <text:p>Choki</text:p>
          </table:table-cell>
          <table:table-cell office:value-type="string" calcext:value-type="string">
            <text:p>ars-all-purpose-scissors-ss-330h</text:p>
          </table:table-cell>
          <table:table-cell office:value-type="string" calcext:value-type="string">
            <text:p>Choki - ARS All Purpose Scissors SS-330H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rs-all-purpose-scissors-ss-330h.jpg?v=1597405613</text:p>
          </table:table-cell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b-52</text:p>
          </table:table-cell>
          <table:table-cell office:value-type="string" calcext:value-type="string">
            <text:p>Advanced Nutrients - B-5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-52 1 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7.png?v=1594372643</text:p>
          </table:table-cell>
        </table:table-row>
        <table:table-row table:style-name="ro1">
          <table:table-cell office:value-type="string" calcext:value-type="string">
            <text:p>Ideal-Air</text:p>
          </table:table-cell>
          <table:table-cell office:value-type="string" calcext:value-type="string">
            <text:p>backdraft-damper-6</text:p>
          </table:table-cell>
          <table:table-cell office:value-type="string" calcext:value-type="string">
            <text:p>Ideal-Air - Back Draft Damper 6'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ackdraft-damper-6.jpg?v=1597399374</text:p>
          </table:table-cell>
        </table:table-row>
        <table:table-row table:style-name="ro1">
          <table:table-cell office:value-type="string" calcext:value-type="string">
            <text:p>GROW!T</text:p>
          </table:table-cell>
          <table:table-cell office:value-type="string" calcext:value-type="string">
            <text:p>bamboo-stake-4-pack-25</text:p>
          </table:table-cell>
          <table:table-cell office:value-type="string" calcext:value-type="string">
            <text:p>GROW!T - Bamboo Stake 4' Pack/2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amboo-stake-4-pack-25.jpg?v=1597406007</text:p>
          </table:table-cell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beastie-bloomz</text:p>
          </table:table-cell>
          <table:table-cell office:value-type="string" calcext:value-type="string">
            <text:p>FoxFarm - Beastie Bloomz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astie Bloomz 1 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6.jpg?v=1594809189</text:p>
          </table:table-cell>
        </table:table-row>
        <table:table-row table:style-name="ro1">
          <table:table-cell/>
          <table:table-cell office:value-type="string" calcext:value-type="string">
            <text:p>beastie-bloomz</text:p>
          </table:table-cell>
          <table:table-cell table:number-columns-repeated="2"/>
          <table:table-cell office:value-type="string" calcext:value-type="string">
            <text:p>Beastie Bloomz 2 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big-bud-liquid</text:p>
          </table:table-cell>
          <table:table-cell office:value-type="string" calcext:value-type="string">
            <text:p>Advanced Nutrients - Big Bud Liqu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g Bud Liquid 1 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6.png?v=1594372497</text:p>
          </table:table-cell>
        </table:table-row>
        <table:table-row table:style-name="ro1">
          <table:table-cell/>
          <table:table-cell office:value-type="string" calcext:value-type="string">
            <text:p>big-bud-liquid</text:p>
          </table:table-cell>
          <table:table-cell table:number-columns-repeated="2"/>
          <table:table-cell office:value-type="string" calcext:value-type="string">
            <text:p>Big Bud Liquid 4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Lab</text:p>
          </table:table-cell>
          <table:table-cell office:value-type="string" calcext:value-type="string">
            <text:p>bluelab-ph-pen</text:p>
          </table:table-cell>
          <table:table-cell office:value-type="string" calcext:value-type="string">
            <text:p>Bluelab - pH Pe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luelab-ph-pen-368.jpg?v=1594215312</text:p>
          </table:table-cell>
        </table:table-row>
        <table:table-row table:style-name="ro1">
          <table:table-cell office:value-type="string" calcext:value-type="string">
            <text:p>BlueLab</text:p>
          </table:table-cell>
          <table:table-cell office:value-type="string" calcext:value-type="string">
            <text:p>bluelab-replacement-ph-probe-716445</text:p>
          </table:table-cell>
          <table:table-cell office:value-type="string" calcext:value-type="string">
            <text:p>Bluelab - Replacement pH Probe (716445)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luelab-2.jpg?v=1594373383</text:p>
          </table:table-cell>
        </table:table-row>
        <table:table-row table:style-name="ro1">
          <table:table-cell office:value-type="string" calcext:value-type="string">
            <text:p>Botanicare</text:p>
          </table:table-cell>
          <table:table-cell office:value-type="string" calcext:value-type="string">
            <text:p>botanicare-premium-20-gallon-reservoir</text:p>
          </table:table-cell>
          <table:table-cell office:value-type="string" calcext:value-type="string">
            <text:p>Botanicare - Premium 20 Gallon Reservoi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otanicare-1.jpg?v=1594295070</text:p>
          </table:table-cell>
        </table:table-row>
        <table:table-row table:style-name="ro1">
          <table:table-cell office:value-type="string" calcext:value-type="string">
            <text:p>Botanicare</text:p>
          </table:table-cell>
          <table:table-cell office:value-type="string" calcext:value-type="string">
            <text:p>botanicare-premium-40-gallon-reservoir</text:p>
          </table:table-cell>
          <table:table-cell office:value-type="string" calcext:value-type="string">
            <text:p>Botanicare - Premium 40 Gallon Reservoi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707155-01.jpg?v=1594131691</text:p>
          </table:table-cell>
        </table:table-row>
        <table:table-row table:style-name="ro1">
          <table:table-cell office:value-type="string" calcext:value-type="string">
            <text:p>Bubble Magic</text:p>
          </table:table-cell>
          <table:table-cell office:value-type="string" calcext:value-type="string">
            <text:p>bubble-magic-5-gallon-washing-machine</text:p>
          </table:table-cell>
          <table:table-cell office:value-type="string" calcext:value-type="string">
            <text:p>Bubble Magic - 5 Gallon Washing Machin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ubble-magic-5-gallon-washing-machine_1.jpg?v=1597404569</text:p>
          </table:table-cell>
        </table:table-row>
        <table:table-row table:style-name="ro1">
          <table:table-cell/>
          <table:table-cell office:value-type="string" calcext:value-type="string">
            <text:p>bubble-magic-5-gallon-washing-machi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bubble-magic-5-gallon-washing-machine_2.jpg?v=1597404569</text:p>
          </table:table-cell>
        </table:table-row>
        <table:table-row table:style-name="ro1">
          <table:table-cell/>
          <table:table-cell office:value-type="string" calcext:value-type="string">
            <text:p>bubble-magic-5-gallon-washing-machi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bubble-magic-5-gallon-washing-machine.jpg?v=1597404569</text:p>
          </table:table-cell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bush-doctor-sledge-hammer</text:p>
          </table:table-cell>
          <table:table-cell office:value-type="string" calcext:value-type="string">
            <text:p>FoxFarm - Bush Doctor Sledge Hamm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sh Doctor Sledge Hammer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8.jpg?v=1594875165</text:p>
          </table:table-cell>
        </table:table-row>
        <table:table-row table:style-name="ro1">
          <table:table-cell office:value-type="string" calcext:value-type="string">
            <text:p>Can-Filter</text:p>
          </table:table-cell>
          <table:table-cell office:value-type="string" calcext:value-type="string">
            <text:p>can-fan-flange-10</text:p>
          </table:table-cell>
          <table:table-cell office:value-type="string" calcext:value-type="string">
            <text:p>Can-Filter - Can-Fan Flange 10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fan-can-fan-flange-10.jpg?v=1597400042</text:p>
          </table:table-cell>
        </table:table-row>
        <table:table-row table:style-name="ro1">
          <table:table-cell office:value-type="string" calcext:value-type="string">
            <text:p>Can-Filter</text:p>
          </table:table-cell>
          <table:table-cell office:value-type="string" calcext:value-type="string">
            <text:p>can-fan-max-6-334-cfm</text:p>
          </table:table-cell>
          <table:table-cell office:value-type="string" calcext:value-type="string">
            <text:p>Can-Filter - Can-Fan Max 6" 334 CF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fan-can-fan-max-6-334-cfm.jpg?v=1597400864</text:p>
          </table:table-cell>
        </table:table-row>
        <table:table-row table:style-name="ro1">
          <table:table-cell office:value-type="string" calcext:value-type="string">
            <text:p>Can-Filter</text:p>
          </table:table-cell>
          <table:table-cell office:value-type="string" calcext:value-type="string">
            <text:p>can-lite-filter-4-250-cfm-filter</text:p>
          </table:table-cell>
          <table:table-cell office:value-type="string" calcext:value-type="string">
            <text:p>Can-Filter - Can-Lite 4" x 15" Carbon Filter - 250 CF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lite-filter-4-250-cfm-filter.jpg?v=1597399530</text:p>
          </table:table-cell>
        </table:table-row>
        <table:table-row table:style-name="ro1">
          <table:table-cell office:value-type="string" calcext:value-type="string">
            <text:p>Can-Filter</text:p>
          </table:table-cell>
          <table:table-cell office:value-type="string" calcext:value-type="string">
            <text:p>can-lite-filter-6-600-cfm</text:p>
          </table:table-cell>
          <table:table-cell office:value-type="string" calcext:value-type="string">
            <text:p>Can-Filter - Can-Lite Filter 6" - 600 CF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lite-filter-6-600-cfm_d4b45c38-2335-48e3-8976-3029cff0aeba.jpg?v=1597400747</text:p>
          </table:table-cell>
        </table:table-row>
        <table:table-row table:style-name="ro1">
          <table:table-cell/>
          <table:table-cell office:value-type="string" calcext:value-type="string">
            <text:p>can-lite-filter-6-600-cf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an-lite-filter-6-600-cfm.jpg?v=1597400747</text:p>
          </table:table-cell>
        </table:table-row>
        <table:table-row table:style-name="ro1">
          <table:table-cell office:value-type="string" calcext:value-type="string">
            <text:p>Can-Filter</text:p>
          </table:table-cell>
          <table:table-cell office:value-type="string" calcext:value-type="string">
            <text:p>can-lite-pre-filter-4</text:p>
          </table:table-cell>
          <table:table-cell office:value-type="string" calcext:value-type="string">
            <text:p>Can-Filter - Can-Lite Pre Filter 4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8.jpg?v=1594382948</text:p>
          </table:table-cell>
        </table:table-row>
        <table:table-row table:style-name="ro1">
          <table:table-cell office:value-type="string" calcext:value-type="string">
            <text:p>Can-Filter</text:p>
          </table:table-cell>
          <table:table-cell office:value-type="string" calcext:value-type="string">
            <text:p>can-lite-pre-filter-7</text:p>
          </table:table-cell>
          <table:table-cell office:value-type="string" calcext:value-type="string">
            <text:p>Can-Filter - Can-Lite Pre Filter 6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lite-pre-filter-6_b7c39beb-125b-4662-a902-a8769d2f4e89.jpg?v=1597400400</text:p>
          </table:table-cell>
        </table:table-row>
        <table:table-row table:style-name="ro1">
          <table:table-cell/>
          <table:table-cell office:value-type="string" calcext:value-type="string">
            <text:p>can-lite-pre-filter-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an-lite-pre-filter-6.jpg?v=1597400400</text:p>
          </table:table-cell>
        </table:table-row>
        <table:table-row table:style-name="ro1">
          <table:table-cell office:value-type="string" calcext:value-type="string">
            <text:p>Can-Filter</text:p>
          </table:table-cell>
          <table:table-cell office:value-type="string" calcext:value-type="string">
            <text:p>can-lite-pre-filter-9</text:p>
          </table:table-cell>
          <table:table-cell office:value-type="string" calcext:value-type="string">
            <text:p>Can-Filter - Can-Lite Pre Filter 8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lite-pre-filter-8_7395b809-cadb-4bbc-96ee-f47514235703.jpg?v=1597400324</text:p>
          </table:table-cell>
        </table:table-row>
        <table:table-row table:style-name="ro1">
          <table:table-cell/>
          <table:table-cell office:value-type="string" calcext:value-type="string">
            <text:p>can-lite-pre-filter-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an-lite-pre-filter-8.jpg?v=1597400324</text:p>
          </table:table-cell>
        </table:table-row>
        <table:table-row table:style-name="ro1">
          <table:table-cell office:value-type="string" calcext:value-type="string">
            <text:p>CANNA</text:p>
          </table:table-cell>
          <table:table-cell office:value-type="string" calcext:value-type="string">
            <text:p>canna-aqua-flores</text:p>
          </table:table-cell>
          <table:table-cell office:value-type="string" calcext:value-type="string">
            <text:p>CANNA - AQUA-FLO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NNA Aqua-Flores 1 Liter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qua_content_1_4.png?v=1594024841</text:p>
          </table:table-cell>
        </table:table-row>
        <table:table-row table:style-name="ro1">
          <table:table-cell/>
          <table:table-cell office:value-type="string" calcext:value-type="string">
            <text:p>canna-aqua-flores</text:p>
          </table:table-cell>
          <table:table-cell table:number-columns-repeated="2"/>
          <table:table-cell office:value-type="string" calcext:value-type="string">
            <text:p>CANNA Aqua-Flores 5 Liter 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</text:p>
          </table:table-cell>
          <table:table-cell office:value-type="string" calcext:value-type="string">
            <text:p>canna-aqua-vega</text:p>
          </table:table-cell>
          <table:table-cell office:value-type="string" calcext:value-type="string">
            <text:p>CANNA - AQUA-VE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NNA Aqua-Vega 1 Liter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qua_content_1_1_3.png?v=1594023806</text:p>
          </table:table-cell>
        </table:table-row>
        <table:table-row table:style-name="ro1">
          <table:table-cell/>
          <table:table-cell office:value-type="string" calcext:value-type="string">
            <text:p>canna-aqua-vega</text:p>
          </table:table-cell>
          <table:table-cell table:number-columns-repeated="2"/>
          <table:table-cell office:value-type="string" calcext:value-type="string">
            <text:p>CANNA Aqua-Vega 5 Liter 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</text:p>
          </table:table-cell>
          <table:table-cell office:value-type="string" calcext:value-type="string">
            <text:p>canna-bio-flores</text:p>
          </table:table-cell>
          <table:table-cell office:value-type="string" calcext:value-type="string">
            <text:p>CANNA - Bio-Flo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NNA Bio-Flores 1 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32.jpg?v=1594294374</text:p>
          </table:table-cell>
        </table:table-row>
        <table:table-row table:style-name="ro1">
          <table:table-cell/>
          <table:table-cell office:value-type="string" calcext:value-type="string">
            <text:p>canna-bio-flores</text:p>
          </table:table-cell>
          <table:table-cell table:number-columns-repeated="2"/>
          <table:table-cell office:value-type="string" calcext:value-type="string">
            <text:p>CANNA Bio-Flores 5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</text:p>
          </table:table-cell>
          <table:table-cell office:value-type="string" calcext:value-type="string">
            <text:p>canna-bio-rhizotonic</text:p>
          </table:table-cell>
          <table:table-cell office:value-type="string" calcext:value-type="string">
            <text:p>CANNA - Bio-Rhizoton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NNA Bio-Rhizotonic - 1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31.png?v=1594294045</text:p>
          </table:table-cell>
        </table:table-row>
        <table:table-row table:style-name="ro1">
          <table:table-cell office:value-type="string" calcext:value-type="string">
            <text:p>CANNA</text:p>
          </table:table-cell>
          <table:table-cell office:value-type="string" calcext:value-type="string">
            <text:p>canna-bio-terra-plus-medium-50-liter</text:p>
          </table:table-cell>
          <table:table-cell office:value-type="string" calcext:value-type="string">
            <text:p>CANNA - Bio Terra Plus Medium 50 Lit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na-canna-bio-terra-plus-medium-50-liter.png?v=1597640076</text:p>
          </table:table-cell>
        </table:table-row>
        <table:table-row table:style-name="ro1">
          <table:table-cell office:value-type="string" calcext:value-type="string">
            <text:p>CANNA</text:p>
          </table:table-cell>
          <table:table-cell office:value-type="string" calcext:value-type="string">
            <text:p>canna-bio-vega</text:p>
          </table:table-cell>
          <table:table-cell office:value-type="string" calcext:value-type="string">
            <text:p>CANNA - Bio-Ve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NNA Bio-Vega 1 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33.jpg?v=1594294813</text:p>
          </table:table-cell>
        </table:table-row>
        <table:table-row table:style-name="ro1">
          <table:table-cell/>
          <table:table-cell office:value-type="string" calcext:value-type="string">
            <text:p>canna-bio-vega</text:p>
          </table:table-cell>
          <table:table-cell table:number-columns-repeated="2"/>
          <table:table-cell office:value-type="string" calcext:value-type="string">
            <text:p>CANNA Bio-Vega 5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</text:p>
          </table:table-cell>
          <table:table-cell office:value-type="string" calcext:value-type="string">
            <text:p>canna-boost-accelerator-250ml</text:p>
          </table:table-cell>
          <table:table-cell office:value-type="string" calcext:value-type="string">
            <text:p>CANNA - Boost Accelerator 250m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na-canna-boost-accelerator-250ml.png?v=1597726939</text:p>
          </table:table-cell>
        </table:table-row>
        <table:table-row table:style-name="ro1">
          <table:table-cell office:value-type="string" calcext:value-type="string">
            <text:p>CANNA</text:p>
          </table:table-cell>
          <table:table-cell office:value-type="string" calcext:value-type="string">
            <text:p>canna-coco</text:p>
          </table:table-cell>
          <table:table-cell office:value-type="string" calcext:value-type="string">
            <text:p>CANNA - COC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NNA Coco-1 Liter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oco-ab_content_1_3.png?v=1593610504</text:p>
          </table:table-cell>
        </table:table-row>
        <table:table-row table:style-name="ro1">
          <table:table-cell/>
          <table:table-cell office:value-type="string" calcext:value-type="string">
            <text:p>canna-coco</text:p>
          </table:table-cell>
          <table:table-cell table:number-columns-repeated="2"/>
          <table:table-cell office:value-type="string" calcext:value-type="string">
            <text:p>CANNA Coco-5 Liter 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</text:p>
          </table:table-cell>
          <table:table-cell office:value-type="string" calcext:value-type="string">
            <text:p>canna-coco-brick-40l-expanded</text:p>
          </table:table-cell>
          <table:table-cell office:value-type="string" calcext:value-type="string">
            <text:p>CANNA - COCO BRICK (40L EXPANDED)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oco-brick_content_1.png?v=1593610766</text:p>
          </table:table-cell>
        </table:table-row>
        <table:table-row table:style-name="ro1">
          <table:table-cell/>
          <table:table-cell office:value-type="string" calcext:value-type="string">
            <text:p>canna-coco-brick-40l-expande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oco-brick_content_2.jpg?v=1593689501</text:p>
          </table:table-cell>
        </table:table-row>
        <table:table-row table:style-name="ro1">
          <table:table-cell/>
          <table:table-cell office:value-type="string" calcext:value-type="string">
            <text:p>canna-substra-flores</text:p>
          </table:table-cell>
          <table:table-cell table:number-columns-repeated="2"/>
          <table:table-cell office:value-type="string" calcext:value-type="string">
            <text:p>CANNA Substra-Flores 5 Liter 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</text:p>
          </table:table-cell>
          <table:table-cell office:value-type="string" calcext:value-type="string">
            <text:p>canna-substra-vega</text:p>
          </table:table-cell>
          <table:table-cell office:value-type="string" calcext:value-type="string">
            <text:p>CANNA - SUBSTRA-VEG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NNA Substra-Vega 1 Liter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bstra-vega_content_1-1_3.png?v=1594025150</text:p>
          </table:table-cell>
        </table:table-row>
        <table:table-row table:style-name="ro1">
          <table:table-cell/>
          <table:table-cell office:value-type="string" calcext:value-type="string">
            <text:p>canna-substra-vega</text:p>
          </table:table-cell>
          <table:table-cell table:number-columns-repeated="2"/>
          <table:table-cell office:value-type="string" calcext:value-type="string">
            <text:p>CANNA Substra-Vega 5 Liter 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cha-ching</text:p>
          </table:table-cell>
          <table:table-cell office:value-type="string" calcext:value-type="string">
            <text:p>FoxFarm - Cha Ch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 Ching 1 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36.jpg?v=1594807244</text:p>
          </table:table-cell>
        </table:table-row>
        <table:table-row table:style-name="ro1">
          <table:table-cell/>
          <table:table-cell office:value-type="string" calcext:value-type="string">
            <text:p>cha-ching</text:p>
          </table:table-cell>
          <table:table-cell table:number-columns-repeated="2"/>
          <table:table-cell office:value-type="string" calcext:value-type="string">
            <text:p>Cha Ching 2 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kamasa</text:p>
          </table:table-cell>
          <table:table-cell office:value-type="string" calcext:value-type="string">
            <text:p>chikamasa-b-500srf-curved-blade-fluorine-coated</text:p>
          </table:table-cell>
          <table:table-cell office:value-type="string" calcext:value-type="string">
            <text:p>Chikamasa - B-500SRF (Curved Blade Fluorine Coated)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hikamasa-b-500srf-curved-blade-fluorine-coated.jpg?v=1597406105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clip-on-non-oscillating-6-fan</text:p>
          </table:table-cell>
          <table:table-cell office:value-type="string" calcext:value-type="string">
            <text:p>Hurricane - 6" CLIP FA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lip-on-non-oscillating-6-fan_1.jpg?v=1597400588</text:p>
          </table:table-cell>
        </table:table-row>
        <table:table-row table:style-name="ro1">
          <table:table-cell/>
          <table:table-cell office:value-type="string" calcext:value-type="string">
            <text:p>clip-on-non-oscillating-6-fa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lip-on-non-oscillating-6-fan.jpg?v=1597400588</text:p>
          </table:table-cell>
        </table:table-row>
        <table:table-row table:style-name="ro1">
          <table:table-cell office:value-type="string" calcext:value-type="string">
            <text:p>HydroDynamics</text:p>
          </table:table-cell>
          <table:table-cell office:value-type="string" calcext:value-type="string">
            <text:p>clonex-100ml</text:p>
          </table:table-cell>
          <table:table-cell office:value-type="string" calcext:value-type="string">
            <text:p>HydroDynamics - Clonex Rooting Gel 100m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lonex-100ml_1.jpg?v=1597392891</text:p>
          </table:table-cell>
        </table:table-row>
        <table:table-row table:style-name="ro1">
          <table:table-cell/>
          <table:table-cell office:value-type="string" calcext:value-type="string">
            <text:p>clonex-100m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lonex-100ml.jpg?v=1597392892</text:p>
          </table:table-cell>
        </table:table-row>
        <table:table-row table:style-name="ro1">
          <table:table-cell office:value-type="string" calcext:value-type="string">
            <text:p>HydroDynamics</text:p>
          </table:table-cell>
          <table:table-cell office:value-type="string" calcext:value-type="string">
            <text:p>clonex-250ml</text:p>
          </table:table-cell>
          <table:table-cell office:value-type="string" calcext:value-type="string">
            <text:p>HydroDynamics - Clonex Rooting Gel 250m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lonex-100ml_1_34fc9546-f1de-461b-a671-27465d6b9502.jpg?v=1597396946</text:p>
          </table:table-cell>
        </table:table-row>
        <table:table-row table:style-name="ro1">
          <table:table-cell/>
          <table:table-cell office:value-type="string" calcext:value-type="string">
            <text:p>clonex-250m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lonex-100ml_0ecea8db-fe57-476c-968f-bc1f3e7b2890.jpg?v=1597396947</text:p>
          </table:table-cell>
        </table:table-row>
        <table:table-row table:style-name="ro1">
          <table:table-cell office:value-type="string" calcext:value-type="string">
            <text:p>HydroDynamics</text:p>
          </table:table-cell>
          <table:table-cell office:value-type="string" calcext:value-type="string">
            <text:p>clonex-clone-solution-qt</text:p>
          </table:table-cell>
          <table:table-cell office:value-type="string" calcext:value-type="string">
            <text:p>HydroDynamics - Clonex Clone Solution q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lonex-clone-solution-qt.jpg?v=1597391994</text:p>
          </table:table-cell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connoisseur-a-b-ph-perfect</text:p>
          </table:table-cell>
          <table:table-cell office:value-type="string" calcext:value-type="string">
            <text:p>Advanced Nutrients - Connoisseur Bloom A &amp; B pH Perf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noisseur A &amp; B pH Perfect 1 Liter s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noisseur-a-b-ph-perfect</text:p>
          </table:table-cell>
          <table:table-cell table:number-columns-repeated="2"/>
          <table:table-cell office:value-type="string" calcext:value-type="string">
            <text:p>Connoisseur A &amp; B pH Perfect 4 Liter s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noisseur-a-b-ph-perfect</text:p>
          </table:table-cell>
          <table:table-cell table:number-columns-repeated="2"/>
          <table:table-cell office:value-type="string" calcext:value-type="string">
            <text:p>Connoisseur A &amp; B pH Perfect 10 Liter 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copy-of-3x3-gorilla-grow-tent</text:p>
          </table:table-cell>
          <table:table-cell office:value-type="string" calcext:value-type="string">
            <text:p>Gorilla Grow - GORILLA GROW TENT - 4' x 4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X4_7FT_4_grande_e8e326a6-e90e-4ad8-a196-23c7726360fb.png?v=1596437772</text:p>
          </table:table-cell>
        </table:table-row>
        <table:table-row table:style-name="ro1">
          <table:table-cell/>
          <table:table-cell office:value-type="string" calcext:value-type="string">
            <text:p>copy-of-3x3-gorilla-grow-ten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4X4_8FT_3_grande_ac1053db-e29b-4e97-a772-32e0a2431eb3.png?v=1596437772</text:p>
          </table:table-cell>
        </table:table-row>
        <table:table-row table:style-name="ro1">
          <table:table-cell/>
          <table:table-cell office:value-type="string" calcext:value-type="string">
            <text:p>copy-of-3x3-gorilla-grow-t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4_7FT_3_grande_743fef35-2421-4595-9894-36ed51116ce9.png?v=1596437772</text:p>
          </table:table-cell>
        </table:table-row>
        <table:table-row table:style-name="ro1">
          <table:table-cell/>
          <table:table-cell office:value-type="string" calcext:value-type="string">
            <text:p>copy-of-3x3-gorilla-grow-t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Tool_Pouch_grande_8009b715-9c2b-4d82-bb15-505ebab9be00.png?v=1596437772</text:p>
          </table:table-cell>
        </table:table-row>
        <table:table-row table:style-name="ro1">
          <table:table-cell/>
          <table:table-cell office:value-type="string" calcext:value-type="string">
            <text:p>copy-of-3x3-gorilla-grow-t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Vent_Detail_grande_639e7037-9471-4225-b99d-f40024e4752b.png?v=1596437772</text:p>
          </table:table-cell>
        </table:table-row>
        <table:table-row table:style-name="ro1">
          <table:table-cell/>
          <table:table-cell office:value-type="string" calcext:value-type="string">
            <text:p>copy-of-3x3-gorilla-grow-t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Rear_Access_Door_grande_9660c04d-0bb8-40af-a8c7-769c7d407721.png?v=1596437772</text:p>
          </table:table-cell>
        </table:table-row>
        <table:table-row table:style-name="ro1">
          <table:table-cell/>
          <table:table-cell office:value-type="string" calcext:value-type="string">
            <text:p>copy-of-3x3-gorilla-grow-tent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Ports_grande_c3acc2af-eceb-4270-b45c-84d39da1ea8e.png?v=1596437772</text:p>
          </table:table-cell>
        </table:table-row>
        <table:table-row table:style-name="ro1">
          <table:table-cell/>
          <table:table-cell office:value-type="string" calcext:value-type="string">
            <text:p>copy-of-3x3-gorilla-grow-ten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Poles_Ours_vs_Theirs_grande_17a53812-b7ab-4b15-a40a-6427b680ae87.png?v=1596437772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copy-of-acc-high-cfm-kit-for-1010</text:p>
          </table:table-cell>
          <table:table-cell office:value-type="string" calcext:value-type="string">
            <text:p>GORILLA GROW TENT - ACC - High CFM Kit for 8' X 16' - OG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0f5b6dd0-f178-4cb7-a0e4-6e3a29536237.png?v=1596517826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copy-of-acc-high-cfm-kit-for-24ll</text:p>
          </table:table-cell>
          <table:table-cell office:value-type="string" calcext:value-type="string">
            <text:p>Gorilla Grow - GORILLA GROW TENT - ACC - High CFM Kit for 4' X 4' - LITE LINE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High CFM Kit for 44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d98617f7-84e7-471c-a4dc-08edf8f0fd50.png?v=1596518472</text:p>
          </table:table-cell>
        </table:table-row>
        <table:table-row table:style-name="ro1">
          <table:table-cell office:value-type="string" calcext:value-type="string">
            <text:p>Grower's Choice</text:p>
          </table:table-cell>
          <table:table-cell office:value-type="string" calcext:value-type="string">
            <text:p>copy-of-growers-choice-roi-e720-led-grow-light</text:p>
          </table:table-cell>
          <table:table-cell office:value-type="string" calcext:value-type="string">
            <text:p>Grower's Choice - ROI-E720 LED Grow Ligh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nnamed_33681f32-f57e-49d8-9152-ce821c1a62b7.png?v=1604470324</text:p>
          </table:table-cell>
        </table:table-row>
        <table:table-row table:style-name="ro1">
          <table:table-cell office:value-type="string" calcext:value-type="string">
            <text:p>Dip'N Grow</text:p>
          </table:table-cell>
          <table:table-cell office:value-type="string" calcext:value-type="string">
            <text:p>dip-n-grow-liquid-rooting-concentrate</text:p>
          </table:table-cell>
          <table:table-cell office:value-type="string" calcext:value-type="string">
            <text:p>Dip'N Grow - Liquid Rooting Concentr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p 'N Grow 2 Ou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23.jpg?v=1594883363</text:p>
          </table:table-cell>
        </table:table-row>
        <table:table-row table:style-name="ro1">
          <table:table-cell office:value-type="string" calcext:value-type="string">
            <text:p>Astoria</text:p>
          </table:table-cell>
          <table:table-cell office:value-type="string" calcext:value-type="string">
            <text:p>dipn-grow-2-oz-rooting-kit</text:p>
          </table:table-cell>
          <table:table-cell office:value-type="string" calcext:value-type="string">
            <text:p>Astoria - Dip'n Grow 2 oz Rooting K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ipn-grow-2-oz-rooting-kit.jpg?v=1597395650</text:p>
          </table:table-cell>
        </table:table-row>
        <table:table-row table:style-name="ro1">
          <table:table-cell/>
          <table:table-cell office:value-type="string" calcext:value-type="string">
            <text:p>dipn-grow-2-oz-rooting-ki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ipn-grow-2-oz-rooting-kit_1.jpg?v=1597395650</text:p>
          </table:table-cell>
        </table:table-row>
        <table:table-row table:style-name="ro1">
          <table:table-cell office:value-type="string" calcext:value-type="string">
            <text:p>Doktor Doom</text:p>
          </table:table-cell>
          <table:table-cell office:value-type="string" calcext:value-type="string">
            <text:p>doktor-doom-3-oz-fogger</text:p>
          </table:table-cell>
          <table:table-cell office:value-type="string" calcext:value-type="string">
            <text:p>Doktor Doom - Fogg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3 oz Fo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ktor-doom-3-oz-fogger.jpg?v=1597411050</text:p>
          </table:table-cell>
        </table:table-row>
        <table:table-row table:style-name="ro1">
          <table:table-cell/>
          <table:table-cell office:value-type="string" calcext:value-type="string">
            <text:p>doktor-doom-3-oz-fogger</text:p>
          </table:table-cell>
          <table:table-cell table:number-columns-repeated="2"/>
          <table:table-cell office:value-type="string" calcext:value-type="string">
            <text:p>5.5 oz Fog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ktor-doom-3-oz-fogger</text:p>
          </table:table-cell>
          <table:table-cell table:number-columns-repeated="2"/>
          <table:table-cell office:value-type="string" calcext:value-type="string">
            <text:p>12.5 oz Fog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tor Doom</text:p>
          </table:table-cell>
          <table:table-cell office:value-type="string" calcext:value-type="string">
            <text:p>doktor-doom-spider-mite-knock-out-pint</text:p>
          </table:table-cell>
          <table:table-cell office:value-type="string" calcext:value-type="string">
            <text:p>Doktor Doom - Spider Mite Knock Out - Pi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ktor-doom-spider-mite-knock-out-pint.jpg?v=1597410294</text:p>
          </table:table-cell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dont-bug-me</text:p>
          </table:table-cell>
          <table:table-cell office:value-type="string" calcext:value-type="string">
            <text:p>FoxFarm - Don't Bug 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9.jpg?v=1594875436</text:p>
          </table:table-cell>
        </table:table-row>
        <table:table-row table:style-name="ro1">
          <table:table-cell office:value-type="string" calcext:value-type="string">
            <text:p>Down To Earth</text:p>
          </table:table-cell>
          <table:table-cell office:value-type="string" calcext:value-type="string">
            <text:p>down-to-earth-acid-mix-4-3-6</text:p>
          </table:table-cell>
          <table:table-cell office:value-type="string" calcext:value-type="string">
            <text:p>Down to Earth - Acid Mix 4-3-6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own to Earth - Acid Mix 4-3-6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cidMix4-3-6_1800794f-9215-4275-b8c4-de84b48ee77e.jpg?v=1615241610</text:p>
          </table:table-cell>
        </table:table-row>
        <table:table-row table:style-name="ro1">
          <table:table-cell/>
          <table:table-cell office:value-type="string" calcext:value-type="string">
            <text:p>down-to-earth-acid-mix-4-3-6</text:p>
          </table:table-cell>
          <table:table-cell table:number-columns-repeated="2"/>
          <table:table-cell office:value-type="string" calcext:value-type="string">
            <text:p>Down to Earth - Acid Mix 4-3-6 25 lb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-to-earth-acid-mix-4-3-6</text:p>
          </table:table-cell>
          <table:table-cell table:number-columns-repeated="2"/>
          <table:table-cell office:value-type="string" calcext:value-type="string">
            <text:p>Down to Earth - Acid Mix 4-3-6 50 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To Earth</text:p>
          </table:table-cell>
          <table:table-cell office:value-type="string" calcext:value-type="string">
            <text:p>down-to-earth-agmino-powder-14-0-0</text:p>
          </table:table-cell>
          <table:table-cell office:value-type="string" calcext:value-type="string">
            <text:p>Down to Earth - AGmino 14-0-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own to Earth - AGmino 14-0-0 - 1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Gmino14-0-0_a57a4a6a-4728-42f7-890e-7fe1179ffced.jpg?v=1615241608</text:p>
          </table:table-cell>
        </table:table-row>
        <table:table-row table:style-name="ro1">
          <table:table-cell/>
          <table:table-cell office:value-type="string" calcext:value-type="string">
            <text:p>down-to-earth-agmino-powder-14-0-0</text:p>
          </table:table-cell>
          <table:table-cell table:number-columns-repeated="2"/>
          <table:table-cell office:value-type="string" calcext:value-type="string">
            <text:p>Down to Earth - AGmino 14-0-0 - 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_to_Earth_-_AGmino_14-0-0_1LB_c8ae293e-e9b4-426c-98ea-ba52ba8eb771.jpg?v=1615241608</text:p>
          </table:table-cell>
        </table:table-row>
        <table:table-row table:style-name="ro1">
          <table:table-cell/>
          <table:table-cell office:value-type="string" calcext:value-type="string">
            <text:p>down-to-earth-agmino-powder-14-0-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DowntoEarth-AGmino14-0-01LB_8bbb4a52-352e-4275-95aa-d4adbdaaaf60.jpg?v=1615241608</text:p>
          </table:table-cell>
        </table:table-row>
        <table:table-row table:style-name="ro1">
          <table:table-cell office:value-type="string" calcext:value-type="string">
            <text:p>Down To Earth</text:p>
          </table:table-cell>
          <table:table-cell office:value-type="string" calcext:value-type="string">
            <text:p>down-to-earth-alfalfa-meal-2-5-5-2-5</text:p>
          </table:table-cell>
          <table:table-cell office:value-type="string" calcext:value-type="string">
            <text:p>Down to Earth - Alfalfa Meal 2.5-.5-2.5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own to Earth - Alfalfa Meal 2.5-.5-2.5 -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lfalfaMeal2.5-.5-2.525lb.jpg?v=1615227221</text:p>
          </table:table-cell>
        </table:table-row>
        <table:table-row table:style-name="ro1">
          <table:table-cell/>
          <table:table-cell office:value-type="string" calcext:value-type="string">
            <text:p>down-to-earth-alfalfa-meal-2-5-5-2-5</text:p>
          </table:table-cell>
          <table:table-cell table:number-columns-repeated="2"/>
          <table:table-cell office:value-type="string" calcext:value-type="string">
            <text:p>Down to Earth - Alfalfa Meal 2.5-.5-2.5 -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toEarth-AlfalfaMeal2.5-.5-2.5.jpg?v=1615227221</text:p>
          </table:table-cell>
        </table:table-row>
        <table:table-row table:style-name="ro1">
          <table:table-cell office:value-type="string" calcext:value-type="string">
            <text:p>Down To Earth</text:p>
          </table:table-cell>
          <table:table-cell office:value-type="string" calcext:value-type="string">
            <text:p>down-to-earth-all-purpose-4-6-2</text:p>
          </table:table-cell>
          <table:table-cell office:value-type="string" calcext:value-type="string">
            <text:p>Down to Earth - All Purpose 4-6-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own to Earth - All Purpose 4-6-2 - 6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llPurpose4-6-2-6lbs.jpg?v=1615227595</text:p>
          </table:table-cell>
        </table:table-row>
        <table:table-row table:style-name="ro1">
          <table:table-cell/>
          <table:table-cell office:value-type="string" calcext:value-type="string">
            <text:p>down-to-earth-all-purpose-4-6-2</text:p>
          </table:table-cell>
          <table:table-cell table:number-columns-repeated="2"/>
          <table:table-cell office:value-type="string" calcext:value-type="string">
            <text:p>Down to Earth - All Purpose 4-6-2 -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toEarth-AllPurpose4-6-2-25lbs.jpg?v=1615227595</text:p>
          </table:table-cell>
        </table:table-row>
        <table:table-row table:style-name="ro1">
          <table:table-cell/>
          <table:table-cell office:value-type="string" calcext:value-type="string">
            <text:p>down-to-earth-all-purpose-4-6-2</text:p>
          </table:table-cell>
          <table:table-cell table:number-columns-repeated="2"/>
          <table:table-cell office:value-type="string" calcext:value-type="string">
            <text:p>Down to Earth - All Purpose 4-6-2 - 50 l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DowntoEarth-AllPurpose4-6-2-50lbs.jpg?v=1615227595</text:p>
          </table:table-cell>
        </table:table-row>
        <table:table-row table:style-name="ro1">
          <table:table-cell office:value-type="string" calcext:value-type="string">
            <text:p>Down To Earth</text:p>
          </table:table-cell>
          <table:table-cell office:value-type="string" calcext:value-type="string">
            <text:p>down-to-earth-azomite-granulated-0-0-0-2</text:p>
          </table:table-cell>
          <table:table-cell office:value-type="string" calcext:value-type="string">
            <text:p>Down to Earth - Azomite Granulated 0-0-0.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own to Earth - Azomite Granulated 0-0-0.2 -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zomiteGranulated0-0-0.25.jpg?v=1615228698</text:p>
          </table:table-cell>
        </table:table-row>
        <table:table-row table:style-name="ro1">
          <table:table-cell/>
          <table:table-cell office:value-type="string" calcext:value-type="string">
            <text:p>down-to-earth-azomite-granulated-0-0-0-2</text:p>
          </table:table-cell>
          <table:table-cell table:number-columns-repeated="2"/>
          <table:table-cell office:value-type="string" calcext:value-type="string">
            <text:p>Down to Earth - Azomite Granulated 0-0-0.2 - 50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toEarth-AzomiteGranulated0-0-0.225lbs.jpg?v=1615228698</text:p>
          </table:table-cell>
        </table:table-row>
        <table:table-row table:style-name="ro1">
          <table:table-cell office:value-type="string" calcext:value-type="string">
            <text:p>Down To Earth</text:p>
          </table:table-cell>
          <table:table-cell office:value-type="string" calcext:value-type="string">
            <text:p>down-to-earth-bio-fish-7-7-2</text:p>
          </table:table-cell>
          <table:table-cell office:value-type="string" calcext:value-type="string">
            <text:p>Down to Earth - Bio-Fish 7-7-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own to Earth - Bio-Fish 7-7-2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42-Right_aa6d5801-55f2-479f-98e6-48383fb31013.jpg?v=1615241615</text:p>
          </table:table-cell>
        </table:table-row>
        <table:table-row table:style-name="ro1">
          <table:table-cell/>
          <table:table-cell office:value-type="string" calcext:value-type="string">
            <text:p>down-to-earth-bio-fish-7-7-2</text:p>
          </table:table-cell>
          <table:table-cell table:number-columns-repeated="2"/>
          <table:table-cell office:value-type="string" calcext:value-type="string">
            <text:p>Down to Earth - Bio-Fish 7-7-2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3502-1_1a2fe5b5-bc43-49fc-a065-353622470df0.jpg?v=1615241615</text:p>
          </table:table-cell>
        </table:table-row>
        <table:table-row table:style-name="ro1">
          <table:table-cell/>
          <table:table-cell office:value-type="string" calcext:value-type="string">
            <text:p>down-to-earth-bio-fish-7-7-2</text:p>
          </table:table-cell>
          <table:table-cell table:number-columns-repeated="2"/>
          <table:table-cell office:value-type="string" calcext:value-type="string">
            <text:p>Down to Earth - Bio-Fish 7-7-2 50 l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03499-2_10a38ad7-fb20-4ca9-906d-ceb3ac3d4305.jpg?v=1615241615</text:p>
          </table:table-cell>
        </table:table-row>
        <table:table-row table:style-name="ro1">
          <table:table-cell office:value-type="string" calcext:value-type="string">
            <text:p>Down To Earth</text:p>
          </table:table-cell>
          <table:table-cell office:value-type="string" calcext:value-type="string">
            <text:p>down-to-earth-bio-live-5-4-2</text:p>
          </table:table-cell>
          <table:table-cell office:value-type="string" calcext:value-type="string">
            <text:p>Down to Earth - Bio-Live 5-4-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own to Earth - Bio-Live 5-4-2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28-Right-2.jpg?v=1615241619</text:p>
          </table:table-cell>
        </table:table-row>
        <table:table-row table:style-name="ro1">
          <table:table-cell/>
          <table:table-cell office:value-type="string" calcext:value-type="string">
            <text:p>down-to-earth-bio-live-5-4-2</text:p>
          </table:table-cell>
          <table:table-cell table:number-columns-repeated="2"/>
          <table:table-cell office:value-type="string" calcext:value-type="string">
            <text:p>Down to Earth - Bio-Live 5-4-2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1924-1.jpg?v=1615241619</text:p>
          </table:table-cell>
        </table:table-row>
        <table:table-row table:style-name="ro1">
          <table:table-cell/>
          <table:table-cell office:value-type="string" calcext:value-type="string">
            <text:p>down-to-earth-bio-live-5-4-2</text:p>
          </table:table-cell>
          <table:table-cell table:number-columns-repeated="2"/>
          <table:table-cell office:value-type="string" calcext:value-type="string">
            <text:p>Down to Earth - Bio-Live 5-4-2 50 l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01925.jpg?v=1615241619</text:p>
          </table:table-cell>
        </table:table-row>
        <table:table-row table:style-name="ro1">
          <table:table-cell office:value-type="string" calcext:value-type="string">
            <text:p>Down To Earth</text:p>
          </table:table-cell>
          <table:table-cell office:value-type="string" calcext:value-type="string">
            <text:p>down-to-earth-blood-meal-12-0-0-5</text:p>
          </table:table-cell>
          <table:table-cell office:value-type="string" calcext:value-type="string">
            <text:p>Down To Earth - Blood Meal 12 - 0 - 0 5lb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13_4b72952b-f8fa-4324-ae82-d0a187b9b403.jpg?v=1615590935</text:p>
          </table:table-cell>
        </table:table-row>
        <table:table-row table:style-name="ro1">
          <table:table-cell office:value-type="string" calcext:value-type="string">
            <text:p>Down To Earth</text:p>
          </table:table-cell>
          <table:table-cell office:value-type="string" calcext:value-type="string">
            <text:p>down-to-earth-bone-meal-3-15-0</text:p>
          </table:table-cell>
          <table:table-cell office:value-type="string" calcext:value-type="string">
            <text:p>Down to Earth - Bone Meal - 3-15-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own to Earth - Bone Meal - 3-15-0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58-Right.jpg?v=1615241624</text:p>
          </table:table-cell>
        </table:table-row>
        <table:table-row table:style-name="ro1">
          <table:table-cell/>
          <table:table-cell office:value-type="string" calcext:value-type="string">
            <text:p>down-to-earth-bone-meal-3-15-0</text:p>
          </table:table-cell>
          <table:table-cell table:number-columns-repeated="2"/>
          <table:table-cell office:value-type="string" calcext:value-type="string">
            <text:p>Down to Earth - Bone Meal - 3-15-0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2401-1.jpg?v=1615241624</text:p>
          </table:table-cell>
        </table:table-row>
        <table:table-row table:style-name="ro1">
          <table:table-cell/>
          <table:table-cell office:value-type="string" calcext:value-type="string">
            <text:p>down-to-earth-bone-meal-3-15-0</text:p>
          </table:table-cell>
          <table:table-cell table:number-columns-repeated="2"/>
          <table:table-cell office:value-type="string" calcext:value-type="string">
            <text:p>Down to Earth - Bone Meal - 3-15-0 50 l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01961-2.jpg?v=1615241624</text:p>
          </table:table-cell>
        </table:table-row>
        <table:table-row table:style-name="ro1">
          <table:table-cell/>
          <table:table-cell office:value-type="string" calcext:value-type="string">
            <text:p>down-to-earth-vegan-mix-3-2-2</text:p>
          </table:table-cell>
          <table:table-cell table:number-columns-repeated="2"/>
          <table:table-cell office:value-type="string" calcext:value-type="string">
            <text:p>Down To Earth - Vegan Mix 3-2-2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3225.jpg?v=1615590973</text:p>
          </table:table-cell>
        </table:table-row>
        <table:table-row table:style-name="ro1">
          <table:table-cell office:value-type="string" calcext:value-type="string">
            <text:p>Down To Earth</text:p>
          </table:table-cell>
          <table:table-cell office:value-type="string" calcext:value-type="string">
            <text:p>down-to-earth™-blood-meal-12-0-0-5lb</text:p>
          </table:table-cell>
          <table:table-cell office:value-type="string" calcext:value-type="string">
            <text:p>Down To Earth - Blood Meal 12 - 0 - 0 5lb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13.jpg?v=1594799039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dual-diaphragm-air-pump</text:p>
          </table:table-cell>
          <table:table-cell office:value-type="string" calcext:value-type="string">
            <text:p>General Hydroponics - DUAL DIAPHRAGM AIR PUM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6.jpg?v=1594292547</text:p>
          </table:table-cell>
        </table:table-row>
        <table:table-row table:style-name="ro1">
          <table:table-cell office:value-type="string" calcext:value-type="string">
            <text:p>Ideal-Air</text:p>
          </table:table-cell>
          <table:table-cell office:value-type="string" calcext:value-type="string">
            <text:p>duct-y-connector-6-x-6-x-6</text:p>
          </table:table-cell>
          <table:table-cell office:value-type="string" calcext:value-type="string">
            <text:p>Ideal-Air - Duct "Y" Connector 6" X 6" X 6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uct-y-connector-6-x-6-x-6.jpg?v=1597400539</text:p>
          </table:table-cell>
        </table:table-row>
        <table:table-row table:style-name="ro1">
          <table:table-cell office:value-type="string" calcext:value-type="string">
            <text:p>Ideal-Air</text:p>
          </table:table-cell>
          <table:table-cell office:value-type="string" calcext:value-type="string">
            <text:p>duct-y-connector-8-x-8-x-8</text:p>
          </table:table-cell>
          <table:table-cell office:value-type="string" calcext:value-type="string">
            <text:p>Ideal-Air - Duct "Y" Connector 8" X 8" X 8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uct-y-connector-8-x-8-x-8_c927dbcd-2127-4101-9b1b-2578791b6461.jpg?v=1597400472</text:p>
          </table:table-cell>
        </table:table-row>
        <table:table-row table:style-name="ro1">
          <table:table-cell/>
          <table:table-cell office:value-type="string" calcext:value-type="string">
            <text:p>duct-y-connector-8-x-8-x-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uct-y-connector-8-x-8-x-8.jpg?v=1597400472</text:p>
          </table:table-cell>
        </table:table-row>
        <table:table-row table:style-name="ro1">
          <table:table-cell office:value-type="string" calcext:value-type="string">
            <text:p>Horti-Control</text:p>
          </table:table-cell>
          <table:table-cell office:value-type="string" calcext:value-type="string">
            <text:p>dust-shroom-hepa-filter</text:p>
          </table:table-cell>
          <table:table-cell office:value-type="string" calcext:value-type="string">
            <text:p>Horti-Control - Dust Shro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st Shroom-6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14.jpg?v=1594383851</text:p>
          </table:table-cell>
        </table:table-row>
        <table:table-row table:style-name="ro1">
          <table:table-cell/>
          <table:table-cell office:value-type="string" calcext:value-type="string">
            <text:p>dust-shroom-hepa-filter</text:p>
          </table:table-cell>
          <table:table-cell table:number-columns-repeated="2"/>
          <table:table-cell office:value-type="string" calcext:value-type="string">
            <text:p>Dust Shroom-4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-Gro</text:p>
          </table:table-cell>
          <table:table-cell office:value-type="string" calcext:value-type="string">
            <text:p>dyna-gro-pure-neem-oil-8-oz</text:p>
          </table:table-cell>
          <table:table-cell office:value-type="string" calcext:value-type="string">
            <text:p>Dyna-Gro - Pure Neem Oil - 8 oz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yna-gro-dyna-gro-pure-neem-oil-8-oz.jpg?v=1597407777</text:p>
          </table:table-cell>
        </table:table-row>
        <table:table-row table:style-name="ro1">
          <table:table-cell office:value-type="string" calcext:value-type="string">
            <text:p>Dyna-Gro</text:p>
          </table:table-cell>
          <table:table-cell office:value-type="string" calcext:value-type="string">
            <text:p>dyna-gro-pure-neem-oil-qt</text:p>
          </table:table-cell>
          <table:table-cell office:value-type="string" calcext:value-type="string">
            <text:p>Dyna-Gro - Pure Neem Oil - q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yna-gro-dyna-gro-pure-neem-oil-qt.jpg?v=1597410631</text:p>
          </table:table-cell>
        </table:table-row>
        <table:table-row table:style-name="ro1">
          <table:table-cell office:value-type="string" calcext:value-type="string">
            <text:p>Earth Juice</text:p>
          </table:table-cell>
          <table:table-cell office:value-type="string" calcext:value-type="string">
            <text:p>earth-juice-meta-k</text:p>
          </table:table-cell>
          <table:table-cell office:value-type="string" calcext:value-type="string">
            <text:p>Earth Juice - Meta-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arth Juice Meta-K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arthjuice-1.jpg?v=1594875981</text:p>
          </table:table-cell>
        </table:table-row>
        <table:table-row table:style-name="ro1">
          <table:table-cell/>
          <table:table-cell office:value-type="string" calcext:value-type="string">
            <text:p>earth-juice-meta-k</text:p>
          </table:table-cell>
          <table:table-cell table:number-columns-repeated="2"/>
          <table:table-cell office:value-type="string" calcext:value-type="string">
            <text:p>Earth Juice Meta-K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econowing-reflector</text:p>
          </table:table-cell>
          <table:table-cell office:value-type="string" calcext:value-type="string">
            <text:p>Sun System - ECONOWING REFLECT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no.jpg?v=1594126052</text:p>
          </table:table-cell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air-dividers</text:p>
          </table:table-cell>
          <table:table-cell office:value-type="string" calcext:value-type="string">
            <text:p>EcoPlus - Air Divid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coPlus Air Dividers 4 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6.jpg?v=1594878676</text:p>
          </table:table-cell>
        </table:table-row>
        <table:table-row table:style-name="ro1">
          <table:table-cell/>
          <table:table-cell office:value-type="string" calcext:value-type="string">
            <text:p>ecoplus-air-dividers</text:p>
          </table:table-cell>
          <table:table-cell table:number-columns-repeated="2"/>
          <table:table-cell office:value-type="string" calcext:value-type="string">
            <text:p>EcoPlus Air Dividers 6 Outl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plus-air-dividers</text:p>
          </table:table-cell>
          <table:table-cell table:number-columns-repeated="2"/>
          <table:table-cell office:value-type="string" calcext:value-type="string">
            <text:p>EcoPlus Air Dividers 8 Out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air-stone-medium</text:p>
          </table:table-cell>
          <table:table-cell office:value-type="string" calcext:value-type="string">
            <text:p>EcoPlus - Air Stone-Medi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16.jpg?v=1594881601</text:p>
          </table:table-cell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air-stone-small</text:p>
          </table:table-cell>
          <table:table-cell office:value-type="string" calcext:value-type="string">
            <text:p>EcoPlus - Air Stone-smal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3.jpg?v=1594877053</text:p>
          </table:table-cell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chiller</text:p>
          </table:table-cell>
          <table:table-cell office:value-type="string" calcext:value-type="string">
            <text:p>EcoPlus - Water Chiller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5.jpg?v=1594296758</text:p>
          </table:table-cell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commercial-air-1-18-watt-single-outlet-793-gph</text:p>
          </table:table-cell>
          <table:table-cell office:value-type="string" calcext:value-type="string">
            <text:p>EcoPlus - Commercial Air 1 - 18 Watt Single Outlet 793 GPH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18.jpg?v=1594881993</text:p>
          </table:table-cell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commercial-air-3-35-watt-single-outlet-1030-gph</text:p>
          </table:table-cell>
          <table:table-cell office:value-type="string" calcext:value-type="string">
            <text:p>EcoPlus - Commercial Air 3 - 35 Watt Single Outlet 1030 GPH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17.jpg?v=1594881791</text:p>
          </table:table-cell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eco-air-1-air-pump</text:p>
          </table:table-cell>
          <table:table-cell office:value-type="string" calcext:value-type="string">
            <text:p>EcoPlus - Eco Air 1 Air Pum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dealair-2_4e70e019-b1db-4279-84d4-b00acf050fb0.jpg?v=1594375090</text:p>
          </table:table-cell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eco-air-2-air-pump</text:p>
          </table:table-cell>
          <table:table-cell office:value-type="string" calcext:value-type="string">
            <text:p>EcoPlus - Eco Air 2 Air Pum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dealair-2.jpg?v=1594374924</text:p>
          </table:table-cell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ecoplus-lighted-40x-magnifier-loupe</text:p>
          </table:table-cell>
          <table:table-cell office:value-type="string" calcext:value-type="string">
            <text:p>Lighted 40x Magnifier Loup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5.png?v=1594877852</text:p>
          </table:table-cell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mag-drive-utility-pumps™</text:p>
          </table:table-cell>
          <table:table-cell office:value-type="string" calcext:value-type="string">
            <text:p>EcoPlus - Mag Drive Utility Pumps™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coPlus Mag Premium Pump 500 g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25.jpg?v=1594745456</text:p>
          </table:table-cell>
        </table:table-row>
        <table:table-row table:style-name="ro1">
          <table:table-cell/>
          <table:table-cell office:value-type="string" calcext:value-type="string">
            <text:p>ecoplus-mag-drive-utility-pumps™</text:p>
          </table:table-cell>
          <table:table-cell table:number-columns-repeated="2"/>
          <table:table-cell office:value-type="string" calcext:value-type="string">
            <text:p>EcoPlus Mag Premium Pump 900 g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pump-filter-bag</text:p>
          </table:table-cell>
          <table:table-cell office:value-type="string" calcext:value-type="string">
            <text:p>EcoPlus - PUMP FILTER BA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coplus Pump Filter Bag Small (6.5" x 9"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15.jpg?v=1594741728</text:p>
          </table:table-cell>
        </table:table-row>
        <table:table-row table:style-name="ro1">
          <table:table-cell/>
          <table:table-cell office:value-type="string" calcext:value-type="string">
            <text:p>ecoplus-pump-filter-bag</text:p>
          </table:table-cell>
          <table:table-cell table:number-columns-repeated="2"/>
          <table:table-cell office:value-type="string" calcext:value-type="string">
            <text:p>Ecoplus Pump Filter Bag Large (10" x 12.5"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-submersible-pumps</text:p>
          </table:table-cell>
          <table:table-cell office:value-type="string" calcext:value-type="string">
            <text:p>EcoPlus - Submersible Pump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coPlus 185 Water P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4.png?v=1594877646</text:p>
          </table:table-cell>
        </table:table-row>
        <table:table-row table:style-name="ro1">
          <table:table-cell office:value-type="string" calcext:value-type="string">
            <text:p>EcoPlus</text:p>
          </table:table-cell>
          <table:table-cell office:value-type="string" calcext:value-type="string">
            <text:p>ecoplus®-convertible-bottom-draw-water-pumps</text:p>
          </table:table-cell>
          <table:table-cell office:value-type="string" calcext:value-type="string">
            <text:p>EcoPlus - Convertible Bottom Draw Water Pump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coPlus Convertible Bottom Draw Pump 265 g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2.jpg?v=1594876915</text:p>
          </table:table-cell>
        </table:table-row>
        <table:table-row table:style-name="ro1">
          <table:table-cell/>
          <table:table-cell office:value-type="string" calcext:value-type="string">
            <text:p>ecoplus®-convertible-bottom-draw-water-pumps</text:p>
          </table:table-cell>
          <table:table-cell table:number-columns-repeated="2"/>
          <table:table-cell office:value-type="string" calcext:value-type="string">
            <text:p>EcoPlus Convertible Bottom Draw Pump 585 gp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plus®-convertible-bottom-draw-water-pumps</text:p>
          </table:table-cell>
          <table:table-cell table:number-columns-repeated="2"/>
          <table:table-cell office:value-type="string" calcext:value-type="string">
            <text:p>EcoPlus Convertible Bottom Draw Pump 730 g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oma</text:p>
          </table:table-cell>
          <table:table-cell office:value-type="string" calcext:value-type="string">
            <text:p>espoma-organic-gypsum-6lb</text:p>
          </table:table-cell>
          <table:table-cell office:value-type="string" calcext:value-type="string">
            <text:p>Espoma - Organic Gypsum - 6lb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spoma-organic-bio-tone-starter-plus-w-mycorrhizae_1.png?v=1597412642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eurogrower</text:p>
          </table:table-cell>
          <table:table-cell office:value-type="string" calcext:value-type="string">
            <text:p>General Hydroponics - 8 site EUROGROW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84_1.jpg?v=1594021106</text:p>
          </table:table-cell>
        </table:table-row>
        <table:table-row table:style-name="ro1">
          <table:table-cell office:value-type="string" calcext:value-type="string">
            <text:p>EZ-Clone</text:p>
          </table:table-cell>
          <table:table-cell office:value-type="string" calcext:value-type="string">
            <text:p>ez-clone-neoprene-collars-soft-pack-35</text:p>
          </table:table-cell>
          <table:table-cell office:value-type="string" calcext:value-type="string">
            <text:p>EZ-Clone - Neoprene Collars Soft Pack/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z-clone-neoprene-collars-soft-pack-35_1.jpg?v=1597396871</text:p>
          </table:table-cell>
        </table:table-row>
        <table:table-row table:style-name="ro1">
          <table:table-cell/>
          <table:table-cell office:value-type="string" calcext:value-type="string">
            <text:p>ez-clone-neoprene-collars-soft-pack-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ez-clone-neoprene-collars-soft-pack-35.jpg?v=1597396871</text:p>
          </table:table-cell>
        </table:table-row>
        <table:table-row table:style-name="ro1">
          <table:table-cell office:value-type="string" calcext:value-type="string">
            <text:p>Cultured Biologix</text:p>
          </table:table-cell>
          <table:table-cell office:value-type="string" calcext:value-type="string">
            <text:p>ez-tea-bloom</text:p>
          </table:table-cell>
          <table:table-cell office:value-type="string" calcext:value-type="string">
            <text:p>Cultured Biologix - EZ Tea Bloo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Z-Tea-Bloom-8oz_cultured-biologix.png?v=1597403674</text:p>
          </table:table-cell>
        </table:table-row>
        <table:table-row table:style-name="ro1">
          <table:table-cell/>
          <table:table-cell office:value-type="string" calcext:value-type="string">
            <text:p>ez-tea-bloom</text:p>
          </table:table-cell>
          <table:table-cell table:number-columns-repeated="2"/>
          <table:table-cell office:value-type="string" calcext:value-type="string">
            <text:p>2.2 lb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z-tea-bloom</text:p>
          </table:table-cell>
          <table:table-cell table:number-columns-repeated="2"/>
          <table:table-cell office:value-type="string" calcext:value-type="string">
            <text:p>20 lb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z-tea-bloom</text:p>
          </table:table-cell>
          <table:table-cell table:number-columns-repeated="2"/>
          <table:table-cell office:value-type="string" calcext:value-type="string">
            <text:p>8 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tured Biologix</text:p>
          </table:table-cell>
          <table:table-cell office:value-type="string" calcext:value-type="string">
            <text:p>ez-tea-veg</text:p>
          </table:table-cell>
          <table:table-cell office:value-type="string" calcext:value-type="string">
            <text:p>Cultured Biologix - EZ Tea Ve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Z-Tea-Veg-1kg_cultured-biologix.png?v=1597403563</text:p>
          </table:table-cell>
        </table:table-row>
        <table:table-row table:style-name="ro1">
          <table:table-cell/>
          <table:table-cell office:value-type="string" calcext:value-type="string">
            <text:p>ez-tea-veg</text:p>
          </table:table-cell>
          <table:table-cell table:number-columns-repeated="2"/>
          <table:table-cell office:value-type="string" calcext:value-type="string">
            <text:p>2.2 lb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z-tea-veg</text:p>
          </table:table-cell>
          <table:table-cell table:number-columns-repeated="2"/>
          <table:table-cell office:value-type="string" calcext:value-type="string">
            <text:p>20 lb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z-tea-veg</text:p>
          </table:table-cell>
          <table:table-cell table:number-columns-repeated="2"/>
          <table:table-cell office:value-type="string" calcext:value-type="string">
            <text:p>8 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 Sh!t</text:p>
          </table:table-cell>
          <table:table-cell office:value-type="string" calcext:value-type="string">
            <text:p>fish-sh-t</text:p>
          </table:table-cell>
          <table:table-cell office:value-type="string" calcext:value-type="string">
            <text:p>Fish Sh!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120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sh_sh_t_group_fmt.png?v=1604642037</text:p>
          </table:table-cell>
        </table:table-row>
        <table:table-row table:style-name="ro1">
          <table:table-cell/>
          <table:table-cell office:value-type="string" calcext:value-type="string">
            <text:p>fish-sh-t</text:p>
          </table:table-cell>
          <table:table-cell table:number-columns-repeated="2"/>
          <table:table-cell office:value-type="string" calcext:value-type="string">
            <text:p>250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fish_sh_t_group_fmt-2.png?v=1604642283</text:p>
          </table:table-cell>
        </table:table-row>
        <table:table-row table:style-name="ro1">
          <table:table-cell/>
          <table:table-cell office:value-type="string" calcext:value-type="string">
            <text:p>fish-sh-t</text:p>
          </table:table-cell>
          <table:table-cell table:number-columns-repeated="2"/>
          <table:table-cell office:value-type="string" calcext:value-type="string">
            <text:p>500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1.png?v=1604642431</text:p>
          </table:table-cell>
        </table:table-row>
        <table:table-row table:style-name="ro1">
          <table:table-cell/>
          <table:table-cell office:value-type="string" calcext:value-type="string">
            <text:p>fish-sh-t</text:p>
          </table:table-cell>
          <table:table-cell table:number-columns-repeated="2"/>
          <table:table-cell office:value-type="string" calcext:value-type="string">
            <text:p>1 L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.png?v=1604642431</text:p>
          </table:table-cell>
        </table:table-row>
        <table:table-row table:style-name="ro1">
          <table:table-cell/>
          <table:table-cell office:value-type="string" calcext:value-type="string">
            <text:p>fish-sh-t</text:p>
          </table:table-cell>
          <table:table-cell table:number-columns-repeated="2"/>
          <table:table-cell office:value-type="string" calcext:value-type="string">
            <text:p>5 Li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sh-sh-t</text:p>
          </table:table-cell>
          <table:table-cell table:number-columns-repeated="2"/>
          <table:table-cell office:value-type="string" calcext:value-type="string">
            <text:p>10 Li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sh-sh-t</text:p>
          </table:table-cell>
          <table:table-cell table:number-columns-repeated="2"/>
          <table:table-cell office:value-type="string" calcext:value-type="string">
            <text:p>20 Li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sh-sh-t</text:p>
          </table:table-cell>
          <table:table-cell table:number-columns-repeated="2"/>
          <table:table-cell office:value-type="string" calcext:value-type="string">
            <text:p>100 Liter (26.4 ga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sh-sh-t</text:p>
          </table:table-cell>
          <table:table-cell table:number-columns-repeated="2"/>
          <table:table-cell office:value-type="string" calcext:value-type="string">
            <text:p>200 Liter (52.83 g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flat-tray-10-x-20-no-holes-single</text:p>
          </table:table-cell>
          <table:table-cell office:value-type="string" calcext:value-type="string">
            <text:p>Flat Tray 10" x 20" - No Holes Sing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lat-tray-10-x-20-no-holes-single.jpg?v=1597392454</text:p>
          </table:table-cell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flat-tray-10-x-20-with-holes-single</text:p>
          </table:table-cell>
          <table:table-cell office:value-type="string" calcext:value-type="string">
            <text:p>Flat Tray 10" x 20" - With Holes Sing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lat-tray-10-x-20-with-holes-single.jpg?v=1597395559</text:p>
          </table:table-cell>
        </table:table-row>
        <table:table-row table:style-name="ro1">
          <table:table-cell/>
          <table:table-cell office:value-type="string" calcext:value-type="string">
            <text:p>flat-tray-10-x-20-with-holes-sing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flat-tray-10-x-20-with-holes-single_1.jpg?v=1597395559</text:p>
          </table:table-cell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flawless-finish</text:p>
          </table:table-cell>
          <table:table-cell office:value-type="string" calcext:value-type="string">
            <text:p>Advanced Nutrients - Flawless Finis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nal Phase 1 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5.png?v=1594372347</text:p>
          </table:table-cell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foxfarm-big-bloom-gal</text:p>
          </table:table-cell>
          <table:table-cell office:value-type="string" calcext:value-type="string">
            <text:p>FoxFarm - Big Bloom - ga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foxfarm-big-bloom-gal.jpg?v=1597670005</text:p>
          </table:table-cell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foxfarm-grow-big-hydroponic-plant-food-3-2-6</text:p>
          </table:table-cell>
          <table:table-cell office:value-type="string" calcext:value-type="string">
            <text:p>FoxFarm - Grow Big Hydroponic Plant Food 3-2-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xFarm Grow Big Hydroponic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3.jpg?v=1594808034</text:p>
          </table:table-cell>
        </table:table-row>
        <table:table-row table:style-name="ro1">
          <table:table-cell/>
          <table:table-cell office:value-type="string" calcext:value-type="string">
            <text:p>foxfarm-grow-big-hydroponic-plant-food-3-2-6</text:p>
          </table:table-cell>
          <table:table-cell table:number-columns-repeated="2"/>
          <table:table-cell office:value-type="string" calcext:value-type="string">
            <text:p>FoxFarm Grow Big Hydroponic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foxfarm-grow-big-liquid-plant-food</text:p>
          </table:table-cell>
          <table:table-cell office:value-type="string" calcext:value-type="string">
            <text:p>FoxFarm - Grow Big Liquid Plant Fo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xFarm Grow Big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4.jpg?v=1594808470</text:p>
          </table:table-cell>
        </table:table-row>
        <table:table-row table:style-name="ro1">
          <table:table-cell/>
          <table:table-cell office:value-type="string" calcext:value-type="string">
            <text:p>foxfarm-grow-big-liquid-plant-food</text:p>
          </table:table-cell>
          <table:table-cell table:number-columns-repeated="2"/>
          <table:table-cell office:value-type="string" calcext:value-type="string">
            <text:p>FoxFarm Grow Big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xfarm-grow-big-liquid-plant-food</text:p>
          </table:table-cell>
          <table:table-cell table:number-columns-repeated="2"/>
          <table:table-cell office:value-type="string" calcext:value-type="string">
            <text:p>FoxFarm Grow Big 2.5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foxfarm-happy-frog-potting-soil-12-quart</text:p>
          </table:table-cell>
          <table:table-cell office:value-type="string" calcext:value-type="string">
            <text:p>FoxFarm - Happy Frog Potting Soil 12 Qua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-farm-foxfarm-happy-frog-potting-soil-12-quart.jpg?v=1597640616</text:p>
          </table:table-cell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foxfarm-ocean-forest-potting-soil-1-5-cu-ft</text:p>
          </table:table-cell>
          <table:table-cell office:value-type="string" calcext:value-type="string">
            <text:p>FoxFarm - Ocean Forest Potting Soil 1.5 cu f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foxfarm-ocean-forest-potting-soil-15-cu-ft.jpg?v=1597640374</text:p>
          </table:table-cell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foxfarm-tiger-bloom-extra-strength-fertilizer</text:p>
          </table:table-cell>
          <table:table-cell office:value-type="string" calcext:value-type="string">
            <text:p>FoxFarm - Tiger Bloom Extra Strength Fertiliz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xFarm Tiger Bloom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2.jpg?v=1594807790</text:p>
          </table:table-cell>
        </table:table-row>
        <table:table-row table:style-name="ro1">
          <table:table-cell/>
          <table:table-cell office:value-type="string" calcext:value-type="string">
            <text:p>foxfarm-tiger-bloom-extra-strength-fertilizer</text:p>
          </table:table-cell>
          <table:table-cell table:number-columns-repeated="2"/>
          <table:table-cell office:value-type="string" calcext:value-type="string">
            <text:p>FoxFarm Tiger Bloom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gardening-indoors-w-soil-hydroponics</text:p>
          </table:table-cell>
          <table:table-cell office:value-type="string" calcext:value-type="string">
            <text:p>Gardening Indoors w/Soil &amp; Hydroponic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ardening-indoors-w-soil-hydroponics.jpg?v=1597391355</text:p>
          </table:table-cell>
        </table:table-row>
        <table:table-row table:style-name="ro1">
          <table:table-cell/>
          <table:table-cell office:value-type="string" calcext:value-type="string">
            <text:p>gardening-indoors-w-soil-hydroponic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ardening-indoors-w-soil-hydroponics_1.jpg?v=1597391355</text:p>
          </table:table-cell>
        </table:table-row>
        <table:table-row table:style-name="ro1">
          <table:table-cell office:value-type="string" calcext:value-type="string">
            <text:p>Gavita</text:p>
          </table:table-cell>
          <table:table-cell office:value-type="string" calcext:value-type="string">
            <text:p>gavita-pro-1700e-led-120-277-volt</text:p>
          </table:table-cell>
          <table:table-cell office:value-type="string" calcext:value-type="string">
            <text:p>Gavita - GAVITA PRO 1700E LED 120-277 VO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.jpg?v=1593606450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armor-si-silicate-supplement</text:p>
          </table:table-cell>
          <table:table-cell office:value-type="string" calcext:value-type="string">
            <text:p>General Hydroponics - Armor Si Silicate Supple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Armor Si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6.png?v=1594287656</text:p>
          </table:table-cell>
        </table:table-row>
        <table:table-row table:style-name="ro1">
          <table:table-cell/>
          <table:table-cell office:value-type="string" calcext:value-type="string">
            <text:p>general-hydroponics-armor-si-silicate-supplement</text:p>
          </table:table-cell>
          <table:table-cell table:number-columns-repeated="2"/>
          <table:table-cell office:value-type="string" calcext:value-type="string">
            <text:p>General Hydroponics Armor Si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calimagic-calcium-magnesium-supplement</text:p>
          </table:table-cell>
          <table:table-cell office:value-type="string" calcext:value-type="string">
            <text:p>General Hydroponics - CALIMAGIC CALCIUM MAGNESIUM SUPPLE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CALiMAGic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7.png?v=1594287867</text:p>
          </table:table-cell>
        </table:table-row>
        <table:table-row table:style-name="ro1">
          <table:table-cell/>
          <table:table-cell office:value-type="string" calcext:value-type="string">
            <text:p>general-hydroponics-calimagic-calcium-magnesium-supplement</text:p>
          </table:table-cell>
          <table:table-cell table:number-columns-repeated="2"/>
          <table:table-cell office:value-type="string" calcext:value-type="string">
            <text:p>General Hydroponics CALiMAGic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diamond-nectar-premium-humic-acids</text:p>
          </table:table-cell>
          <table:table-cell office:value-type="string" calcext:value-type="string">
            <text:p>General Hydroponics - DIAMOND NECTAR PREMIUM HUMIC AC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Diamond Nectar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3.jpg?v=1594291252</text:p>
          </table:table-cell>
        </table:table-row>
        <table:table-row table:style-name="ro1">
          <table:table-cell/>
          <table:table-cell office:value-type="string" calcext:value-type="string">
            <text:p>general-hydroponics-diamond-nectar-premium-humic-acids</text:p>
          </table:table-cell>
          <table:table-cell table:number-columns-repeated="2"/>
          <table:table-cell office:value-type="string" calcext:value-type="string">
            <text:p>General Hydroponics Diamond Nectar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blend-vegan-plant-booster</text:p>
          </table:table-cell>
          <table:table-cell office:value-type="string" calcext:value-type="string">
            <text:p>General Hydroponics - FLORABLEND VEGAN PLANT BOOS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oraBlend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2.jpg?v=1594290798</text:p>
          </table:table-cell>
        </table:table-row>
        <table:table-row table:style-name="ro1">
          <table:table-cell/>
          <table:table-cell office:value-type="string" calcext:value-type="string">
            <text:p>general-hydroponics-florablend-vegan-plant-booster</text:p>
          </table:table-cell>
          <table:table-cell table:number-columns-repeated="2"/>
          <table:table-cell office:value-type="string" calcext:value-type="string">
            <text:p>FloraBlend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florablend-vegan-plant-booster</text:p>
          </table:table-cell>
          <table:table-cell table:number-columns-repeated="2"/>
          <table:table-cell office:value-type="string" calcext:value-type="string">
            <text:p>FloraBlend 2.5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bloom</text:p>
          </table:table-cell>
          <table:table-cell office:value-type="string" calcext:value-type="string">
            <text:p>General Hydroponics - FloraBlo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H FloraBloom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5.jpg?v=1594292340</text:p>
          </table:table-cell>
        </table:table-row>
        <table:table-row table:style-name="ro1">
          <table:table-cell/>
          <table:table-cell office:value-type="string" calcext:value-type="string">
            <text:p>general-hydroponics-florabloom</text:p>
          </table:table-cell>
          <table:table-cell table:number-columns-repeated="2"/>
          <table:table-cell office:value-type="string" calcext:value-type="string">
            <text:p>GH FloraBloom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florabloom</text:p>
          </table:table-cell>
          <table:table-cell table:number-columns-repeated="2"/>
          <table:table-cell office:value-type="string" calcext:value-type="string">
            <text:p>GH FloraBloom 2.5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florabloom</text:p>
          </table:table-cell>
          <table:table-cell table:number-columns-repeated="2"/>
          <table:table-cell office:value-type="string" calcext:value-type="string">
            <text:p>GH FloraBloom 6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duo-a-grow-5-0-6</text:p>
          </table:table-cell>
          <table:table-cell office:value-type="string" calcext:value-type="string">
            <text:p>General Hydroponics - FLORADUO A GROW 5-0-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FloraDuo A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1.jpg?v=1594290429</text:p>
          </table:table-cell>
        </table:table-row>
        <table:table-row table:style-name="ro1">
          <table:table-cell/>
          <table:table-cell office:value-type="string" calcext:value-type="string">
            <text:p>general-hydroponics-floraduo-a-grow-5-0-6</text:p>
          </table:table-cell>
          <table:table-cell table:number-columns-repeated="2"/>
          <table:table-cell office:value-type="string" calcext:value-type="string">
            <text:p>General Hydroponics FloraDuo A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duo-b-bloom-1-5-4</text:p>
          </table:table-cell>
          <table:table-cell office:value-type="string" calcext:value-type="string">
            <text:p>General Hydroponics - FLORADUO B BLOOM 1-5-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FloraDuo B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0.jpg?v=1594289955</text:p>
          </table:table-cell>
        </table:table-row>
        <table:table-row table:style-name="ro1">
          <table:table-cell/>
          <table:table-cell office:value-type="string" calcext:value-type="string">
            <text:p>general-hydroponics-floraduo-b-bloom-1-5-4</text:p>
          </table:table-cell>
          <table:table-cell table:number-columns-repeated="2"/>
          <table:table-cell office:value-type="string" calcext:value-type="string">
            <text:p>General Hydroponics FloraDuo B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gro</text:p>
          </table:table-cell>
          <table:table-cell office:value-type="string" calcext:value-type="string">
            <text:p>General Hydroponics - FLORAG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H FloraGro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4.jpg?v=1594291829</text:p>
          </table:table-cell>
        </table:table-row>
        <table:table-row table:style-name="ro1">
          <table:table-cell/>
          <table:table-cell office:value-type="string" calcext:value-type="string">
            <text:p>general-hydroponics-floragro</text:p>
          </table:table-cell>
          <table:table-cell table:number-columns-repeated="2"/>
          <table:table-cell office:value-type="string" calcext:value-type="string">
            <text:p>GH FloraGro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floragro</text:p>
          </table:table-cell>
          <table:table-cell table:number-columns-repeated="2"/>
          <table:table-cell office:value-type="string" calcext:value-type="string">
            <text:p>GH FloraGro 2.5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floragro</text:p>
          </table:table-cell>
          <table:table-cell table:number-columns-repeated="2"/>
          <table:table-cell office:value-type="string" calcext:value-type="string">
            <text:p>GH FloraGro 6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kleen-salt-clearing-solution</text:p>
          </table:table-cell>
          <table:table-cell office:value-type="string" calcext:value-type="string">
            <text:p>General Hydroponics - FLORAKLEEN SALT CLEARING SOLU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FloraKleen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9.jpg?v=1594289155</text:p>
          </table:table-cell>
        </table:table-row>
        <table:table-row table:style-name="ro1">
          <table:table-cell/>
          <table:table-cell office:value-type="string" calcext:value-type="string">
            <text:p>general-hydroponics-florakleen-salt-clearing-solution</text:p>
          </table:table-cell>
          <table:table-cell table:number-columns-repeated="2"/>
          <table:table-cell office:value-type="string" calcext:value-type="string">
            <text:p>General Hydroponics FloraKleen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florakleen-salt-clearing-solution</text:p>
          </table:table-cell>
          <table:table-cell table:number-columns-repeated="2"/>
          <table:table-cell office:value-type="string" calcext:value-type="string">
            <text:p>General Hydroponics FloraKleen 2.5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licious-bloom</text:p>
          </table:table-cell>
          <table:table-cell office:value-type="string" calcext:value-type="string">
            <text:p>General Hydroponics - Floralicious Blo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oralicious Bloom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8.jpg?v=1594288928</text:p>
          </table:table-cell>
        </table:table-row>
        <table:table-row table:style-name="ro1">
          <table:table-cell/>
          <table:table-cell office:value-type="string" calcext:value-type="string">
            <text:p>general-hydroponics-floralicious-bloom</text:p>
          </table:table-cell>
          <table:table-cell table:number-columns-repeated="2"/>
          <table:table-cell office:value-type="string" calcext:value-type="string">
            <text:p>Floralicious Bloom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licious-plus</text:p>
          </table:table-cell>
          <table:table-cell office:value-type="string" calcext:value-type="string">
            <text:p>General Hydroponics - FLORALICIOUS PL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oralicious Plus 8 Ou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7.jpg?v=1594284003</text:p>
          </table:table-cell>
        </table:table-row>
        <table:table-row table:style-name="ro1">
          <table:table-cell/>
          <table:table-cell office:value-type="string" calcext:value-type="string">
            <text:p>general-hydroponics-floralicious-plus</text:p>
          </table:table-cell>
          <table:table-cell table:number-columns-repeated="2"/>
          <table:table-cell office:value-type="string" calcext:value-type="string">
            <text:p>Floralicious Plus P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floralicious-plus</text:p>
          </table:table-cell>
          <table:table-cell table:number-columns-repeated="2"/>
          <table:table-cell office:value-type="string" calcext:value-type="string">
            <text:p>Floralicious Plus Qu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micro</text:p>
          </table:table-cell>
          <table:table-cell office:value-type="string" calcext:value-type="string">
            <text:p>General Hydroponics - FloraMic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H FloraMicro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5.jpg?v=1594282092</text:p>
          </table:table-cell>
        </table:table-row>
        <table:table-row table:style-name="ro1">
          <table:table-cell/>
          <table:table-cell office:value-type="string" calcext:value-type="string">
            <text:p>general-hydroponics-floramicro</text:p>
          </table:table-cell>
          <table:table-cell table:number-columns-repeated="2"/>
          <table:table-cell office:value-type="string" calcext:value-type="string">
            <text:p>GH FloraMicro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floramicro</text:p>
          </table:table-cell>
          <table:table-cell table:number-columns-repeated="2"/>
          <table:table-cell office:value-type="string" calcext:value-type="string">
            <text:p>GH FloraMicro 2.5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floramicro</text:p>
          </table:table-cell>
          <table:table-cell table:number-columns-repeated="2"/>
          <table:table-cell office:value-type="string" calcext:value-type="string">
            <text:p>GH FloraMicro 6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micro-hardwater</text:p>
          </table:table-cell>
          <table:table-cell office:value-type="string" calcext:value-type="string">
            <text:p>General Hydroponics - FLORAMICRO HARDWA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H FloraMicro Hardwater Gal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6.jpg?v=1594283036</text:p>
          </table:table-cell>
        </table:table-row>
        <table:table-row table:style-name="ro1">
          <table:table-cell/>
          <table:table-cell office:value-type="string" calcext:value-type="string">
            <text:p>general-hydroponics-floramicro-hardwater</text:p>
          </table:table-cell>
          <table:table-cell table:number-columns-repeated="2"/>
          <table:table-cell office:value-type="string" calcext:value-type="string">
            <text:p>GH FloraMicro Hardwater 2.5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nectar-sweetener-fruit-n-fusion</text:p>
          </table:table-cell>
          <table:table-cell office:value-type="string" calcext:value-type="string">
            <text:p>General Hydroponics - FloraNectar Sweetener Fruit 'n Fu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FloraNectar FnF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8.jpg?v=1594284407</text:p>
          </table:table-cell>
        </table:table-row>
        <table:table-row table:style-name="ro1">
          <table:table-cell/>
          <table:table-cell office:value-type="string" calcext:value-type="string">
            <text:p>general-hydroponics-floranectar-sweetener-fruit-n-fusion</text:p>
          </table:table-cell>
          <table:table-cell table:number-columns-repeated="2"/>
          <table:table-cell office:value-type="string" calcext:value-type="string">
            <text:p>General Hydroponics FloraNectar FnF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floranectar-sweetener-fruit-n-fusion</text:p>
          </table:table-cell>
          <table:table-cell table:number-columns-repeated="2"/>
          <table:table-cell office:value-type="string" calcext:value-type="string">
            <text:p>General Hydroponics FloraNectar FnF 2.5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nova-bloom</text:p>
          </table:table-cell>
          <table:table-cell office:value-type="string" calcext:value-type="string">
            <text:p>General Hydroponics - FloraNova Blo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oraNova Bloom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9.jpg?v=1594285003</text:p>
          </table:table-cell>
        </table:table-row>
        <table:table-row table:style-name="ro1">
          <table:table-cell/>
          <table:table-cell office:value-type="string" calcext:value-type="string">
            <text:p>general-hydroponics-floranova-bloom</text:p>
          </table:table-cell>
          <table:table-cell table:number-columns-repeated="2"/>
          <table:table-cell office:value-type="string" calcext:value-type="string">
            <text:p>FloraNova Bloom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nova-grow</text:p>
          </table:table-cell>
          <table:table-cell office:value-type="string" calcext:value-type="string">
            <text:p>General Hydroponics - FLORANOVA G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oraNova Grow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0.jpg?v=1594285504</text:p>
          </table:table-cell>
        </table:table-row>
        <table:table-row table:style-name="ro1">
          <table:table-cell/>
          <table:table-cell office:value-type="string" calcext:value-type="string">
            <text:p>general-hydroponics-floranova-grow</text:p>
          </table:table-cell>
          <table:table-cell table:number-columns-repeated="2"/>
          <table:table-cell office:value-type="string" calcext:value-type="string">
            <text:p>FloraNova Grow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florashield-plant-system-rinse</text:p>
          </table:table-cell>
          <table:table-cell office:value-type="string" calcext:value-type="string">
            <text:p>General Hydroponics - FLORASHIELD PLANT &amp; SYSTEM RIN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FloraShield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1.jpg?v=1594285725</text:p>
          </table:table-cell>
        </table:table-row>
        <table:table-row table:style-name="ro1">
          <table:table-cell/>
          <table:table-cell office:value-type="string" calcext:value-type="string">
            <text:p>general-hydroponics-florashield-plant-system-rinse</text:p>
          </table:table-cell>
          <table:table-cell table:number-columns-repeated="2"/>
          <table:table-cell office:value-type="string" calcext:value-type="string">
            <text:p>General Hydroponics FloraShield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koolbloom-2-45-28-dry-ripening-formula-2-2lb</text:p>
          </table:table-cell>
          <table:table-cell office:value-type="string" calcext:value-type="string">
            <text:p>General Hydroponics - KOOLBLOOM 2-45-28 DRY RIPENING FORMULA 2.2LB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3.jpg?v=1594279734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liquid-koolbloom-0-10-10-bulking-formula</text:p>
          </table:table-cell>
          <table:table-cell office:value-type="string" calcext:value-type="string">
            <text:p>General Hydroponics - LIQUID KOOLBLOOM 0-10-10 BULKING FORM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Liquid KoolBloom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2.jpg?v=1594286299</text:p>
          </table:table-cell>
        </table:table-row>
        <table:table-row table:style-name="ro1">
          <table:table-cell/>
          <table:table-cell office:value-type="string" calcext:value-type="string">
            <text:p>general-hydroponics-liquid-koolbloom-0-10-10-bulking-formula</text:p>
          </table:table-cell>
          <table:table-cell table:number-columns-repeated="2"/>
          <table:table-cell office:value-type="string" calcext:value-type="string">
            <text:p>General Hydroponics Liquid KoolBloom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liquid-koolbloom-0-10-10-bulking-formula</text:p>
          </table:table-cell>
          <table:table-cell table:number-columns-repeated="2"/>
          <table:table-cell office:value-type="string" calcext:value-type="string">
            <text:p>General Hydroponics Liquid KoolBloom 2.5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maxibloom</text:p>
          </table:table-cell>
          <table:table-cell office:value-type="string" calcext:value-type="string">
            <text:p>General Hydroponics - MaxiBlo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MaxiBloom 2.2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3.jpg?v=1594286793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maxigro</text:p>
          </table:table-cell>
          <table:table-cell office:value-type="string" calcext:value-type="string">
            <text:p>General Hydroponics - MAXIG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MaxiGro 2.2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4.jpg?v=1594287192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ph-down-concentrate</text:p>
          </table:table-cell>
          <table:table-cell office:value-type="string" calcext:value-type="string">
            <text:p>General Hydroponics - PH DOWN CONCENTR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 Down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722125-01.jpg?v=1594214763</text:p>
          </table:table-cell>
        </table:table-row>
        <table:table-row table:style-name="ro1">
          <table:table-cell/>
          <table:table-cell office:value-type="string" calcext:value-type="string">
            <text:p>general-hydroponics-ph-down-concentrate</text:p>
          </table:table-cell>
          <table:table-cell table:number-columns-repeated="2"/>
          <table:table-cell office:value-type="string" calcext:value-type="string">
            <text:p>pH Down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rapidstart-rooting-enhancer</text:p>
          </table:table-cell>
          <table:table-cell office:value-type="string" calcext:value-type="string">
            <text:p>General Hydroponics - RAPIDSTART ROOTING ENHANC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eral Hydroponics RapidStart 125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5.jpg?v=1594287430</text:p>
          </table:table-cell>
        </table:table-row>
        <table:table-row table:style-name="ro1">
          <table:table-cell/>
          <table:table-cell office:value-type="string" calcext:value-type="string">
            <text:p>general-hydroponics-rapidstart-rooting-enhancer</text:p>
          </table:table-cell>
          <table:table-cell table:number-columns-repeated="2"/>
          <table:table-cell office:value-type="string" calcext:value-type="string">
            <text:p>General Hydroponics RapidStart 275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l-hydroponics-rapidstart-rooting-enhancer</text:p>
          </table:table-cell>
          <table:table-cell table:number-columns-repeated="2"/>
          <table:table-cell office:value-type="string" calcext:value-type="string">
            <text:p>General Hydroponics RapidStart 500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standard-reference-solution-ph-4-01-8-ounce</text:p>
          </table:table-cell>
          <table:table-cell office:value-type="string" calcext:value-type="string">
            <text:p>General Hydroponics - STANDARD REFERENCE SOLUTION PH 4.01 8 OUNC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.png?v=1594278275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eneral-hydroponics-standard-reference-solution-ph-7-01-8-ounce</text:p>
          </table:table-cell>
          <table:table-cell office:value-type="string" calcext:value-type="string">
            <text:p>General Hydroponics - Standard Reference Solution pH 7.01 8 Ounc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.jpg?v=1594278597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h-aza-max-4-oz</text:p>
          </table:table-cell>
          <table:table-cell office:value-type="string" calcext:value-type="string">
            <text:p>General Hydroponics - AzaMax 4 oz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aza-max-4-oz.jpg?v=1597407598</text:p>
          </table:table-cell>
        </table:table-row>
        <table:table-row table:style-name="ro1">
          <table:table-cell office:value-type="string" calcext:value-type="string">
            <text:p>General Organics</text:p>
          </table:table-cell>
          <table:table-cell office:value-type="string" calcext:value-type="string">
            <text:p>gh-biobud-qt</text:p>
          </table:table-cell>
          <table:table-cell office:value-type="string" calcext:value-type="string">
            <text:p>General Organics - BIOBU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bud-qt.jpg?v=1597411996</text:p>
          </table:table-cell>
        </table:table-row>
        <table:table-row table:style-name="ro1">
          <table:table-cell office:value-type="string" calcext:value-type="string">
            <text:p>General Organics</text:p>
          </table:table-cell>
          <table:table-cell office:value-type="string" calcext:value-type="string">
            <text:p>gh-biomarine-qt</text:p>
          </table:table-cell>
          <table:table-cell office:value-type="string" calcext:value-type="string">
            <text:p>General Organics - BIOMARIN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marine-qt.jpg?v=1597411893</text:p>
          </table:table-cell>
        </table:table-row>
        <table:table-row table:style-name="ro1">
          <table:table-cell office:value-type="string" calcext:value-type="string">
            <text:p>General Organics</text:p>
          </table:table-cell>
          <table:table-cell office:value-type="string" calcext:value-type="string">
            <text:p>gh-bioroot-qt</text:p>
          </table:table-cell>
          <table:table-cell office:value-type="string" calcext:value-type="string">
            <text:p>General Organics - BIOROO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root-qt.jpg?v=1597411704</text:p>
          </table:table-cell>
        </table:table-row>
        <table:table-row table:style-name="ro1">
          <table:table-cell office:value-type="string" calcext:value-type="string">
            <text:p>General Organics</text:p>
          </table:table-cell>
          <table:table-cell office:value-type="string" calcext:value-type="string">
            <text:p>gh-biothrive-bloom-qt</text:p>
          </table:table-cell>
          <table:table-cell office:value-type="string" calcext:value-type="string">
            <text:p>General Organics - BIOTHRIVE BLOO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thrive-bloom-qt.jpg?v=1597412540</text:p>
          </table:table-cell>
        </table:table-row>
        <table:table-row table:style-name="ro1">
          <table:table-cell office:value-type="string" calcext:value-type="string">
            <text:p>General Organics</text:p>
          </table:table-cell>
          <table:table-cell office:value-type="string" calcext:value-type="string">
            <text:p>gh-biothrive-grow-qt</text:p>
          </table:table-cell>
          <table:table-cell office:value-type="string" calcext:value-type="string">
            <text:p>General Organics - BIOTHRIVE GROW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thrive-grow-qt.jpg?v=1597412126</text:p>
          </table:table-cell>
        </table:table-row>
        <table:table-row table:style-name="ro1">
          <table:table-cell office:value-type="string" calcext:value-type="string">
            <text:p>General Organics</text:p>
          </table:table-cell>
          <table:table-cell office:value-type="string" calcext:value-type="string">
            <text:p>gh-bioweed-qt</text:p>
          </table:table-cell>
          <table:table-cell office:value-type="string" calcext:value-type="string">
            <text:p>General Organics - BIOWEE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weed-qt.jpg?v=1597412086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h-flora-series-performance-pack</text:p>
          </table:table-cell>
          <table:table-cell office:value-type="string" calcext:value-type="string">
            <text:p>General Hydroponics - Flora Series Performance Pa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flora-series-performance-pa.jpg?v=1597670518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h-rapid-rooter-loose-bag-50</text:p>
          </table:table-cell>
          <table:table-cell office:value-type="string" calcext:value-type="string">
            <text:p>General Hydroponics - Rapid Rooter Loose Bag/5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rapid-rooter-loose-bag-50.jpg?v=1597392352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gh-rapid-rooter-starter-tray-50</text:p>
          </table:table-cell>
          <table:table-cell office:value-type="string" calcext:value-type="string">
            <text:p>General Hydroponics - Rapid Rooter Starter Tray/5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rapid-rooter-starter-tray-5.jpg?v=1597392210</text:p>
          </table:table-cell>
        </table:table-row>
        <table:table-row table:style-name="ro1">
          <table:table-cell office:value-type="string" calcext:value-type="string">
            <text:p>Gorilla Grow</text:p>
          </table:table-cell>
          <table:table-cell office:value-type="string" calcext:value-type="string">
            <text:p>gorilla-commercial-lighting-1000w-120-240v-de-pro-series</text:p>
          </table:table-cell>
          <table:table-cell office:value-type="string" calcext:value-type="string">
            <text:p>Gorilla Grow - Gorilla Commercial Lighting 1000w 120-240v DE Pro Series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GT DE Pro 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E_BACK_controler_grande_85b645f6-b299-4bbd-aaa4-aefb5c57a70b.png?v=1596199931</text:p>
          </table:table-cell>
        </table:table-row>
        <table:table-row table:style-name="ro1">
          <table:table-cell/>
          <table:table-cell office:value-type="string" calcext:value-type="string">
            <text:p>gorilla-commercial-lighting-1000w-120-240v-de-pro-seri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E_ROW_grande_9225de12-1ab9-4ab9-99b4-58549404c648.png?v=1596199932</text:p>
          </table:table-cell>
        </table:table-row>
        <table:table-row table:style-name="ro1">
          <table:table-cell/>
          <table:table-cell office:value-type="string" calcext:value-type="string">
            <text:p>gorilla-commercial-lighting-1000w-120-240v-de-pro-serie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DE_QUARTER_grande_e3a16a32-4db4-40b6-ac81-d74ea39e423b.png?v=1596199932</text:p>
          </table:table-cell>
        </table:table-row>
        <table:table-row table:style-name="ro1">
          <table:table-cell/>
          <table:table-cell office:value-type="string" calcext:value-type="string">
            <text:p>gorilla-commercial-lighting-1000w-120-240v-de-pro-seri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DE_GROWSTRONG_grande_1f731a23-36cd-418a-9987-c2fc32281d69.png?v=1596199932</text:p>
          </table:table-cell>
        </table:table-row>
        <table:table-row table:style-name="ro1">
          <table:table-cell/>
          <table:table-cell office:value-type="string" calcext:value-type="string">
            <text:p>gorilla-commercial-lighting-1000w-120-240v-de-pro-serie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DE_BOTTOM_grande_4c828c15-d18d-485b-9df4-5630b39a8eb6.png?v=1596199932</text:p>
          </table:table-cell>
        </table:table-row>
        <table:table-row table:style-name="ro1">
          <table:table-cell/>
          <table:table-cell office:value-type="string" calcext:value-type="string">
            <text:p>gorilla-commercial-lighting-1000w-120-240v-de-pro-serie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DE_BOTTOM_02_grande_43428941-e0d1-4662-89e2-7cf6dd49ab55.png?v=1596199932</text:p>
          </table:table-cell>
        </table:table-row>
        <table:table-row table:style-name="ro1">
          <table:table-cell/>
          <table:table-cell office:value-type="string" calcext:value-type="string">
            <text:p>gorilla-commercial-lighting-1000w-120-240v-de-pro-serie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DE_BACK_grande_efa070df-858e-420e-9923-412cd590fc19.png?v=1596199932</text:p>
          </table:table-cell>
        </table:table-row>
        <table:table-row table:style-name="ro1">
          <table:table-cell/>
          <table:table-cell office:value-type="string" calcext:value-type="string">
            <text:p>gorilla-commercial-lighting-1000w-120-240v-de-pro-serie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DE_REFLECTOR_01_grande_fff15c38-e287-4371-9037-06e5b8c44fce.png?v=1596199932</text:p>
          </table:table-cell>
        </table:table-row>
        <table:table-row table:style-name="ro1">
          <table:table-cell/>
          <table:table-cell office:value-type="string" calcext:value-type="string">
            <text:p>gorilla-commercial-lighting-1000w-120-240v-de-pro-serie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DE-RMH1_grande_2c3199f1-6da0-4c99-9fd7-daaa4be0a0c1.png?v=1596199932</text:p>
          </table:table-cell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grandma-enggys-h-2-humic-acid</text:p>
          </table:table-cell>
          <table:table-cell office:value-type="string" calcext:value-type="string">
            <text:p>Advanced Nutrients - Grandma Enggy's H-2 Humic Ac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andma Enggy's H-2-1 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4.jpg?v=1594372176</text:p>
          </table:table-cell>
        </table:table-row>
        <table:table-row table:style-name="ro1">
          <table:table-cell office:value-type="string" calcext:value-type="string">
            <text:p>Grodan</text:p>
          </table:table-cell>
          <table:table-cell office:value-type="string" calcext:value-type="string">
            <text:p>grodan-ao3640-1-5-sheet-98-case-30</text:p>
          </table:table-cell>
          <table:table-cell office:value-type="string" calcext:value-type="string">
            <text:p>Grodan - AO3640 1.5" Sheet/98 Case/3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ao3640-15-sheet-98-case-30.jpg?v=1597395474</text:p>
          </table:table-cell>
        </table:table-row>
        <table:table-row table:style-name="ro1">
          <table:table-cell office:value-type="string" calcext:value-type="string">
            <text:p>Grodan</text:p>
          </table:table-cell>
          <table:table-cell office:value-type="string" calcext:value-type="string">
            <text:p>grodan-ao5040-2-sheet-50</text:p>
          </table:table-cell>
          <table:table-cell office:value-type="string" calcext:value-type="string">
            <text:p>Grodan - AO5040 2" Sheet/5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ao5040-2-sheet-50.jpg?v=1597396692</text:p>
          </table:table-cell>
        </table:table-row>
        <table:table-row table:style-name="ro1">
          <table:table-cell office:value-type="string" calcext:value-type="string">
            <text:p>Grodan</text:p>
          </table:table-cell>
          <table:table-cell office:value-type="string" calcext:value-type="string">
            <text:p>grodan-expert-grow-slabs-6-and-8</text:p>
          </table:table-cell>
          <table:table-cell office:value-type="string" calcext:value-type="string">
            <text:p>Grodan - Expert Grow Slabs - 6'' and 8"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dan Expert 3' x 6" x3" Slab-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dealair-4.jpg?v=1594375593</text:p>
          </table:table-cell>
        </table:table-row>
        <table:table-row table:style-name="ro1">
          <table:table-cell/>
          <table:table-cell office:value-type="string" calcext:value-type="string">
            <text:p>grodan-expert-grow-slabs-6-and-8</text:p>
          </table:table-cell>
          <table:table-cell table:number-columns-repeated="2"/>
          <table:table-cell office:value-type="string" calcext:value-type="string">
            <text:p>Grodan Expert 3' x 6" x 3" Slab-Case/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odan-expert-grow-slabs-6-and-8</text:p>
          </table:table-cell>
          <table:table-cell table:number-columns-repeated="2"/>
          <table:table-cell office:value-type="string" calcext:value-type="string">
            <text:p>Grodan Expert 3' x 8" x 3" Slab-Ea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odan-expert-grow-slabs-6-and-8</text:p>
          </table:table-cell>
          <table:table-cell table:number-columns-repeated="2"/>
          <table:table-cell office:value-type="string" calcext:value-type="string">
            <text:p>Grodan Expert 3' x 8" x 3" Slab-Case/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dan</text:p>
          </table:table-cell>
          <table:table-cell office:value-type="string" calcext:value-type="string">
            <text:p>grodan-growcubes-and-growchunks</text:p>
          </table:table-cell>
          <table:table-cell office:value-type="string" calcext:value-type="string">
            <text:p>Grodan - Growcubes and Growchunk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wcubes Large Bag (2 cu. ft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dealair-5.jpg?v=1594375796</text:p>
          </table:table-cell>
        </table:table-row>
        <table:table-row table:style-name="ro1">
          <table:table-cell/>
          <table:table-cell office:value-type="string" calcext:value-type="string">
            <text:p>grodan-growcubes-and-growchunks</text:p>
          </table:table-cell>
          <table:table-cell table:number-columns-repeated="2"/>
          <table:table-cell office:value-type="string" calcext:value-type="string">
            <text:p>Growcubes Loose Box (72 gal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dan</text:p>
          </table:table-cell>
          <table:table-cell office:value-type="string" calcext:value-type="string">
            <text:p>grodan-hugo-6-block-w-hole-case-64</text:p>
          </table:table-cell>
          <table:table-cell office:value-type="string" calcext:value-type="string">
            <text:p>Grodan - Hugo 6" Block W/Hole Case/6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hugo-6-block-w-hole-case-64.jpg?v=1597641566</text:p>
          </table:table-cell>
        </table:table-row>
        <table:table-row table:style-name="ro1">
          <table:table-cell/>
          <table:table-cell office:value-type="string" calcext:value-type="string">
            <text:p>grodan-hugo-6-block-w-hole-case-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rodan-grodan-hugo-6-block-w-hole-case-64_1.jpg?v=1597641566</text:p>
          </table:table-cell>
        </table:table-row>
        <table:table-row table:style-name="ro1">
          <table:table-cell office:value-type="string" calcext:value-type="string">
            <text:p>Grodan</text:p>
          </table:table-cell>
          <table:table-cell office:value-type="string" calcext:value-type="string">
            <text:p>grodan-mm4040-1-5-3-strip-15-case-2250</text:p>
          </table:table-cell>
          <table:table-cell office:value-type="string" calcext:value-type="string">
            <text:p>Grodan - MM4040 1.5" 3 Strip/15 Case/225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mm5040-2-strip-12-case-1440_a1abeef0-82f9-44b2-a809-0fde2afc54f1.jpg?v=1597397802</text:p>
          </table:table-cell>
        </table:table-row>
        <table:table-row table:style-name="ro1">
          <table:table-cell/>
          <table:table-cell office:value-type="string" calcext:value-type="string">
            <text:p>grodan-mm4040-1-5-3-strip-15-case-22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rodan-grodan-mm5040-2-strip-12-case-1440_1_a200a264-5995-49d4-ba1f-2d2a8a381021.jpg?v=1597397802</text:p>
          </table:table-cell>
        </table:table-row>
        <table:table-row table:style-name="ro1">
          <table:table-cell office:value-type="string" calcext:value-type="string">
            <text:p>Grodan</text:p>
          </table:table-cell>
          <table:table-cell office:value-type="string" calcext:value-type="string">
            <text:p>grodan-mm5040-2-strip-12-case-1440</text:p>
          </table:table-cell>
          <table:table-cell office:value-type="string" calcext:value-type="string">
            <text:p>Grodan - MM5040 2" Strip/12 Case/144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mm5040-2-strip-12-case-1440.jpg?v=1597397711</text:p>
          </table:table-cell>
        </table:table-row>
        <table:table-row table:style-name="ro1">
          <table:table-cell/>
          <table:table-cell office:value-type="string" calcext:value-type="string">
            <text:p>grodan-mm5040-2-strip-12-case-14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rodan-grodan-mm5040-2-strip-12-case-1440_1.jpg?v=1597397712</text:p>
          </table:table-cell>
        </table:table-row>
        <table:table-row table:style-name="ro1">
          <table:table-cell office:value-type="string" calcext:value-type="string">
            <text:p>Grodan</text:p>
          </table:table-cell>
          <table:table-cell office:value-type="string" calcext:value-type="string">
            <text:p>grodan-mm5040-2-strip-12-pack-2</text:p>
          </table:table-cell>
          <table:table-cell office:value-type="string" calcext:value-type="string">
            <text:p>Grodan - MM5040 2" Strip/12 Pack/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mm5040-2-strip-12-pack-2.jpg?v=1597396810</text:p>
          </table:table-cell>
        </table:table-row>
        <table:table-row table:style-name="ro1">
          <table:table-cell office:value-type="string" calcext:value-type="string">
            <text:p>Sungrow</text:p>
          </table:table-cell>
          <table:table-cell office:value-type="string" calcext:value-type="string">
            <text:p>grow-bags</text:p>
          </table:table-cell>
          <table:table-cell office:value-type="string" calcext:value-type="string">
            <text:p>Sungrow - Grow Bag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w Bags 1 Gal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19.jpg?v=1594801481</text:p>
          </table:table-cell>
        </table:table-row>
        <table:table-row table:style-name="ro1">
          <table:table-cell/>
          <table:table-cell office:value-type="string" calcext:value-type="string">
            <text:p>grow-bags</text:p>
          </table:table-cell>
          <table:table-cell table:number-columns-repeated="2"/>
          <table:table-cell office:value-type="string" calcext:value-type="string">
            <text:p>Grow Bags 3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ow-bags</text:p>
          </table:table-cell>
          <table:table-cell table:number-columns-repeated="2"/>
          <table:table-cell office:value-type="string" calcext:value-type="string">
            <text:p>Grow Bags 5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ow-bags</text:p>
          </table:table-cell>
          <table:table-cell table:number-columns-repeated="2"/>
          <table:table-cell office:value-type="string" calcext:value-type="string">
            <text:p>Grow Bags 7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er's Choice</text:p>
          </table:table-cell>
          <table:table-cell office:value-type="string" calcext:value-type="string">
            <text:p>growers-choice-roi-e680-led-grow-light</text:p>
          </table:table-cell>
          <table:table-cell office:value-type="string" calcext:value-type="string">
            <text:p>Grower's Choice - ROI-E680 LED Grow Ligh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nnamed.png?v=1596521773</text:p>
          </table:table-cell>
        </table:table-row>
        <table:table-row table:style-name="ro1">
          <table:table-cell office:value-type="string" calcext:value-type="string">
            <text:p>Grower's Edge</text:p>
          </table:table-cell>
          <table:table-cell office:value-type="string" calcext:value-type="string">
            <text:p>growers-edge-dry-rack-w-clips-2-ft</text:p>
          </table:table-cell>
          <table:table-cell office:value-type="string" calcext:value-type="string">
            <text:p>Grower's Edge - Dry Rack w/ Clips 2 f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wers-edge-growers-edge-dry-rack-w-clips-2-ft.jpg?v=1597405010</text:p>
          </table:table-cell>
        </table:table-row>
        <table:table-row table:style-name="ro1">
          <table:table-cell office:value-type="string" calcext:value-type="string">
            <text:p>Grower's Edge</text:p>
          </table:table-cell>
          <table:table-cell office:value-type="string" calcext:value-type="string">
            <text:p>growers-edge-illuminated-microscope-60x-100x</text:p>
          </table:table-cell>
          <table:table-cell office:value-type="string" calcext:value-type="string">
            <text:p>Grower's Edge - Illuminated Microscope 60x - 100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est-disease-control-growers-edge-illuminated-micr.jpg?v=1597405095</text:p>
          </table:table-cell>
        </table:table-row>
        <table:table-row table:style-name="ro1">
          <table:table-cell office:value-type="string" calcext:value-type="string">
            <text:p>Grower's Edge</text:p>
          </table:table-cell>
          <table:table-cell office:value-type="string" calcext:value-type="string">
            <text:p>growers-edge-thermo-hygrometer</text:p>
          </table:table-cell>
          <table:table-cell office:value-type="string" calcext:value-type="string">
            <text:p>Grower's Edge - Thermo/Hygromet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wers-edge-thermo-hygrometer_1.jpg?v=1597398739</text:p>
          </table:table-cell>
        </table:table-row>
        <table:table-row table:style-name="ro1">
          <table:table-cell/>
          <table:table-cell office:value-type="string" calcext:value-type="string">
            <text:p>growers-edge-thermo-hygromet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rowers-edge-thermo-hygrometer.jpg?v=1597398739</text:p>
          </table:table-cell>
        </table:table-row>
        <table:table-row table:style-name="ro1">
          <table:table-cell office:value-type="string" calcext:value-type="string">
            <text:p>Grow Strong Industries</text:p>
          </table:table-cell>
          <table:table-cell office:value-type="string" calcext:value-type="string">
            <text:p>gsi1-controller</text:p>
          </table:table-cell>
          <table:table-cell office:value-type="string" calcext:value-type="string">
            <text:p>Grow Strong Industries - GSI1 Controller</text:p>
          </table:table-cell>
          <table:table-cell office:value-type="string" calcext:value-type="string">
            <text:p>Model Name</text:p>
          </table:table-cell>
          <table:table-cell office:value-type="string" calcext:value-type="string">
            <text:p>GSI1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SI-1_Controller.png?v=1596182062</text:p>
          </table:table-cell>
        </table:table-row>
        <table:table-row table:style-name="ro1">
          <table:table-cell office:value-type="string" calcext:value-type="string">
            <text:p>Harvest More</text:p>
          </table:table-cell>
          <table:table-cell office:value-type="string" calcext:value-type="string">
            <text:p>harvest-more-trimbin-black</text:p>
          </table:table-cell>
          <table:table-cell office:value-type="string" calcext:value-type="string">
            <text:p>Harvest More - Trim Bi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arvest-more-harvest-more-trimbin-black.jpg?v=1597405689</text:p>
          </table:table-cell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heavy-duty-110v-grounded-timer</text:p>
          </table:table-cell>
          <table:table-cell office:value-type="string" calcext:value-type="string">
            <text:p>Heavy-Duty 110V Grounded Tim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20.jpg?v=1594801670</text:p>
          </table:table-cell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heavy-duty-240v-grounded-timer</text:p>
          </table:table-cell>
          <table:table-cell office:value-type="string" calcext:value-type="string">
            <text:p>Heavy-Duty 240V Grounded Tim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33.jpg?v=1594805908</text:p>
          </table:table-cell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heavy-duty-net-pots</text:p>
          </table:table-cell>
          <table:table-cell office:value-type="string" calcext:value-type="string">
            <text:p>Heavy-Duty Net Po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vy-Duty Net Pots 3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14.jpg?v=1594799993</text:p>
          </table:table-cell>
        </table:table-row>
        <table:table-row table:style-name="ro1">
          <table:table-cell/>
          <table:table-cell office:value-type="string" calcext:value-type="string">
            <text:p>heavy-duty-net-pots</text:p>
          </table:table-cell>
          <table:table-cell table:number-columns-repeated="2"/>
          <table:table-cell office:value-type="string" calcext:value-type="string">
            <text:p>Heavy-Duty Net Pots 5.5"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vy-duty-net-pots</text:p>
          </table:table-cell>
          <table:table-cell table:number-columns-repeated="2"/>
          <table:table-cell office:value-type="string" calcext:value-type="string">
            <text:p>Heavy-Duty Net Pots 6" Lid (Fits 5 Gallon Bu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vy-duty-net-pots</text:p>
          </table:table-cell>
          <table:table-cell table:number-columns-repeated="2"/>
          <table:table-cell office:value-type="string" calcext:value-type="string">
            <text:p>Heavy-Duty Net Pots 8"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vy-duty-net-pots</text:p>
          </table:table-cell>
          <table:table-cell table:number-columns-repeated="2"/>
          <table:table-cell office:value-type="string" calcext:value-type="string">
            <text:p>Heavy-Duty Net Pots 10" Lid (Fits 5 Gallon Bucke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tilux</text:p>
          </table:table-cell>
          <table:table-cell office:value-type="string" calcext:value-type="string">
            <text:p>hortilux-hp-sodium-hps-bulb-1000-watt-super</text:p>
          </table:table-cell>
          <table:table-cell office:value-type="string" calcext:value-type="string">
            <text:p>Hortilux - HP SODIUM (HPS) BULB 1000 WATT SUP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h1hs.jpg?v=1594128508</text:p>
          </table:table-cell>
        </table:table-row>
        <table:table-row table:style-name="ro1">
          <table:table-cell office:value-type="string" calcext:value-type="string">
            <text:p>Hortilux</text:p>
          </table:table-cell>
          <table:table-cell office:value-type="string" calcext:value-type="string">
            <text:p>hortilux-hp-sodium-hps-bulb-400-watt-super</text:p>
          </table:table-cell>
          <table:table-cell office:value-type="string" calcext:value-type="string">
            <text:p>Hortilux - HP Sodium (HPS) Bulb 400 Watt Sup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ortilux-1.jpg?v=1594368193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hurricane-inline-fans</text:p>
          </table:table-cell>
          <table:table-cell office:value-type="string" calcext:value-type="string">
            <text:p>Hurricane - Inline Fa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urricane Inline Fan 4" - 171 C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urricane-1.png?v=1594376272</text:p>
          </table:table-cell>
        </table:table-row>
        <table:table-row table:style-name="ro1">
          <table:table-cell/>
          <table:table-cell office:value-type="string" calcext:value-type="string">
            <text:p>hurricane-inline-fans</text:p>
          </table:table-cell>
          <table:table-cell table:number-columns-repeated="2"/>
          <table:table-cell office:value-type="string" calcext:value-type="string">
            <text:p>Hurricane Inline Fan 6" - 435 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 Flow</text:p>
          </table:table-cell>
          <table:table-cell office:value-type="string" calcext:value-type="string">
            <text:p>hydro-flow®-premium-vinyl-tubing-clear-3-16-id-100-roll</text:p>
          </table:table-cell>
          <table:table-cell office:value-type="string" calcext:value-type="string">
            <text:p>Hydro Flow - Premium Vinyl Tubing - Clear 3/16" ID -100' rol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dealair-1.jpg?v=1594374715</text:p>
          </table:table-cell>
        </table:table-row>
        <table:table-row table:style-name="ro1">
          <table:table-cell office:value-type="string" calcext:value-type="string">
            <text:p>Hydro-Logic</text:p>
          </table:table-cell>
          <table:table-cell office:value-type="string" calcext:value-type="string">
            <text:p>hydro-logic-de-chlorinating-filters</text:p>
          </table:table-cell>
          <table:table-cell office:value-type="string" calcext:value-type="string">
            <text:p>Hydro-Logic - De-Chlorinating Filt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mall 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3.jpg?v=1594380172</text:p>
          </table:table-cell>
        </table:table-row>
        <table:table-row table:style-name="ro1">
          <table:table-cell/>
          <table:table-cell office:value-type="string" calcext:value-type="string">
            <text:p>hydro-logic-de-chlorinating-filters</text:p>
          </table:table-cell>
          <table:table-cell table:number-columns-repeated="2"/>
          <table:table-cell office:value-type="string" calcext:value-type="string">
            <text:p>Tall B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-Logic</text:p>
          </table:table-cell>
          <table:table-cell office:value-type="string" calcext:value-type="string">
            <text:p>hydro-logic-preevolution-high-capacity-pre-filter</text:p>
          </table:table-cell>
          <table:table-cell office:value-type="string" calcext:value-type="string">
            <text:p>Hydro-Logic - PreEvolution High Capacity Pre-filt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13.png?v=1594383702</text:p>
          </table:table-cell>
        </table:table-row>
        <table:table-row table:style-name="ro1">
          <table:table-cell office:value-type="string" calcext:value-type="string">
            <text:p>HydroDynamics</text:p>
          </table:table-cell>
          <table:table-cell office:value-type="string" calcext:value-type="string">
            <text:p>hydrodynamics-clonex-gel-packets-15-ml</text:p>
          </table:table-cell>
          <table:table-cell office:value-type="string" calcext:value-type="string">
            <text:p>HydroDynamics - Clonex Gel Packets 15 m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ydro-dynamics-hydrodynamics-clonex-gel-packets-15_62770cf0-eb47-4553-aee9-acbb81a3c9da.jpg?v=1597395398</text:p>
          </table:table-cell>
        </table:table-row>
        <table:table-row table:style-name="ro1">
          <table:table-cell/>
          <table:table-cell office:value-type="string" calcext:value-type="string">
            <text:p>hydrodynamics-clonex-gel-packets-15-m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hydro-dynamics-hydrodynamics-clonex-gel-packets-15.jpg?v=1597395398</text:p>
          </table:table-cell>
        </table:table-row>
        <table:table-row table:style-name="ro1">
          <table:table-cell office:value-type="string" calcext:value-type="string">
            <text:p>Mother Earth</text:p>
          </table:table-cell>
          <table:table-cell office:value-type="string" calcext:value-type="string">
            <text:p>hydroton-original-10l-bag</text:p>
          </table:table-cell>
          <table:table-cell office:value-type="string" calcext:value-type="string">
            <text:p>Mother Earth - Hydroton Original - 10L Ba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ydroton-original-10l-bag.png?v=1597641377</text:p>
          </table:table-cell>
        </table:table-row>
        <table:table-row table:style-name="ro1">
          <table:table-cell/>
          <table:table-cell office:value-type="string" calcext:value-type="string">
            <text:p>hydroton-original-10l-ba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hydroton-original-10l-bag.jpg?v=1597641377</text:p>
          </table:table-cell>
        </table:table-row>
        <table:table-row table:style-name="ro1">
          <table:table-cell office:value-type="string" calcext:value-type="string">
            <text:p>Mother Earth</text:p>
          </table:table-cell>
          <table:table-cell office:value-type="string" calcext:value-type="string">
            <text:p>hydroton-original-50-liter</text:p>
          </table:table-cell>
          <table:table-cell office:value-type="string" calcext:value-type="string">
            <text:p>Mother Earth - Hydroton Original 50 Lit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other-earth-hydroton-hydroton-original-50-liter.jpg?v=1597641289</text:p>
          </table:table-cell>
        </table:table-row>
        <table:table-row table:style-name="ro1">
          <table:table-cell/>
          <table:table-cell office:value-type="string" calcext:value-type="string">
            <text:p>hydroton-original-50-lit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mother-earth-hydroton-hydroton-original-50-liter_1.jpg?v=1597641289</text:p>
          </table:table-cell>
        </table:table-row>
        <table:table-row table:style-name="ro1">
          <table:table-cell office:value-type="string" calcext:value-type="string">
            <text:p>Integra</text:p>
          </table:table-cell>
          <table:table-cell office:value-type="string" calcext:value-type="string">
            <text:p>integra-boost-8g-humidiccant-62</text:p>
          </table:table-cell>
          <table:table-cell office:value-type="string" calcext:value-type="string">
            <text:p>Integra - Boost 8g Humidiccant 62%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ntegra-boost-8g-humidiccant-62.jpg?v=1597398801</text:p>
          </table:table-cell>
        </table:table-row>
        <table:table-row table:style-name="ro1">
          <table:table-cell office:value-type="string" calcext:value-type="string">
            <text:p>Hydro-Logic</text:p>
          </table:table-cell>
          <table:table-cell office:value-type="string" calcext:value-type="string">
            <text:p>kdf-catalytic-carbon-filter-2-in-x-10-in</text:p>
          </table:table-cell>
          <table:table-cell office:value-type="string" calcext:value-type="string">
            <text:p>Hydro-Logic KDF/ Catalytic Carbon Filter 2 In X 10 I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1.jpg?v=1594378040</text:p>
          </table:table-cell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light-warrior</text:p>
          </table:table-cell>
          <table:table-cell office:value-type="string" calcext:value-type="string">
            <text:p>FoxFarm - Light Warri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10.jpg?v=1594875577</text:p>
          </table:table-cell>
        </table:table-row>
        <table:table-row table:style-name="ro1">
          <table:table-cell office:value-type="string" calcext:value-type="string">
            <text:p>Magical Butter</text:p>
          </table:table-cell>
          <table:table-cell office:value-type="string" calcext:value-type="string">
            <text:p>magical-butter-machine</text:p>
          </table:table-cell>
          <table:table-cell office:value-type="string" calcext:value-type="string">
            <text:p>Magical Butter Machin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agicalButterMachine.jpg?v=1614793619</text:p>
          </table:table-cell>
        </table:table-row>
        <table:table-row table:style-name="ro1">
          <table:table-cell office:value-type="string" calcext:value-type="string">
            <text:p>Mammoth</text:p>
          </table:table-cell>
          <table:table-cell office:value-type="string" calcext:value-type="string">
            <text:p>mammoth-biocontrol</text:p>
          </table:table-cell>
          <table:table-cell office:value-type="string" calcext:value-type="string">
            <text:p>Mammoth - BIOCONTROL</text:p>
          </table:table-cell>
          <table:table-cell office:value-type="string" calcext:value-type="string">
            <text:p>Product Weight</text:p>
          </table:table-cell>
          <table:table-cell office:value-type="string" calcext:value-type="string">
            <text:p>250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ammothBiocontrolStock.jpg?v=1596522559</text:p>
          </table:table-cell>
        </table:table-row>
        <table:table-row table:style-name="ro1">
          <table:table-cell/>
          <table:table-cell office:value-type="string" calcext:value-type="string">
            <text:p>mammoth-biocontrol</text:p>
          </table:table-cell>
          <table:table-cell table:number-columns-repeated="2"/>
          <table:table-cell office:value-type="string" calcext:value-type="string">
            <text:p>1 LI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mmoth-biocontrol</text:p>
          </table:table-cell>
          <table:table-cell table:number-columns-repeated="2"/>
          <table:table-cell office:value-type="string" calcext:value-type="string">
            <text:p>4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</text:p>
          </table:table-cell>
          <table:table-cell office:value-type="string" calcext:value-type="string">
            <text:p>mammoth-canncontrol</text:p>
          </table:table-cell>
          <table:table-cell office:value-type="string" calcext:value-type="string">
            <text:p>Mammoth - CANNCONTROL</text:p>
          </table:table-cell>
          <table:table-cell office:value-type="string" calcext:value-type="string">
            <text:p>Product Weight</text:p>
          </table:table-cell>
          <table:table-cell office:value-type="string" calcext:value-type="string">
            <text:p>12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ammothCanncontrolStock.jpg?v=1596522603</text:p>
          </table:table-cell>
        </table:table-row>
        <table:table-row table:style-name="ro1">
          <table:table-cell/>
          <table:table-cell office:value-type="string" calcext:value-type="string">
            <text:p>mammoth-canncontrol</text:p>
          </table:table-cell>
          <table:table-cell table:number-columns-repeated="2"/>
          <table:table-cell office:value-type="string" calcext:value-type="string">
            <text:p>250 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mmoth-canncontrol</text:p>
          </table:table-cell>
          <table:table-cell table:number-columns-repeated="2"/>
          <table:table-cell office:value-type="string" calcext:value-type="string">
            <text:p>1 LI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mmoth-canncontrol</text:p>
          </table:table-cell>
          <table:table-cell table:number-columns-repeated="2"/>
          <table:table-cell office:value-type="string" calcext:value-type="string">
            <text:p>4 LI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mmoth-canncontrol</text:p>
          </table:table-cell>
          <table:table-cell table:number-columns-repeated="2"/>
          <table:table-cell office:value-type="string" calcext:value-type="string">
            <text:p>20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</text:p>
          </table:table-cell>
          <table:table-cell office:value-type="string" calcext:value-type="string">
            <text:p>mammoth-p</text:p>
          </table:table-cell>
          <table:table-cell office:value-type="string" calcext:value-type="string">
            <text:p>Mammoth - P</text:p>
          </table:table-cell>
          <table:table-cell office:value-type="string" calcext:value-type="string">
            <text:p>Product Weight</text:p>
          </table:table-cell>
          <table:table-cell office:value-type="string" calcext:value-type="string">
            <text:p>12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ammothP.jpg?v=1596522502</text:p>
          </table:table-cell>
        </table:table-row>
        <table:table-row table:style-name="ro1">
          <table:table-cell/>
          <table:table-cell office:value-type="string" calcext:value-type="string">
            <text:p>mammoth-p</text:p>
          </table:table-cell>
          <table:table-cell table:number-columns-repeated="2"/>
          <table:table-cell office:value-type="string" calcext:value-type="string">
            <text:p>250 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mmoth-p</text:p>
          </table:table-cell>
          <table:table-cell table:number-columns-repeated="2"/>
          <table:table-cell office:value-type="string" calcext:value-type="string">
            <text:p>1 LI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mmoth-p</text:p>
          </table:table-cell>
          <table:table-cell table:number-columns-repeated="2"/>
          <table:table-cell office:value-type="string" calcext:value-type="string">
            <text:p>4 LI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mmoth-p</text:p>
          </table:table-cell>
          <table:table-cell table:number-columns-repeated="2"/>
          <table:table-cell office:value-type="string" calcext:value-type="string">
            <text:p>20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master-green™-1000-watt-electronic-ballast-120-240-volt</text:p>
          </table:table-cell>
          <table:table-cell office:value-type="string" calcext:value-type="string">
            <text:p>Sun System - MASTER GREEN™ 1000 WATT ELECTRONIC BALLAST - 120-240 VO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02519-01.jpg?v=1594128104</text:p>
          </table:table-cell>
        </table:table-row>
        <table:table-row table:style-name="ro1">
          <table:table-cell office:value-type="string" calcext:value-type="string">
            <text:p>Hydrofarm</text:p>
          </table:table-cell>
          <table:table-cell office:value-type="string" calcext:value-type="string">
            <text:p>measuring-shot-glass</text:p>
          </table:table-cell>
          <table:table-cell office:value-type="string" calcext:value-type="string">
            <text:p>Hydrofarm - Measuring Shot Glas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easure-master-measuring-shot-glass_1.jpg?v=1597405478</text:p>
          </table:table-cell>
        </table:table-row>
        <table:table-row table:style-name="ro1">
          <table:table-cell office:value-type="string" calcext:value-type="string">
            <text:p>Measure Master</text:p>
          </table:table-cell>
          <table:table-cell office:value-type="string" calcext:value-type="string">
            <text:p>measuring-syringe-60-ml-cc</text:p>
          </table:table-cell>
          <table:table-cell office:value-type="string" calcext:value-type="string">
            <text:p>Measure Master - Measuring Syringe <text:s/>20, 50, 100 cc (ml)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easure-master-measuring-syringe-60-ml-cc_1.jpg?v=1597406285</text:p>
          </table:table-cell>
        </table:table-row>
        <table:table-row table:style-name="ro1">
          <table:table-cell/>
          <table:table-cell office:value-type="string" calcext:value-type="string">
            <text:p>measuring-syringe-60-ml-c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measure-master-measuring-syringe-60-ml-cc.jpg?v=1597406285</text:p>
          </table:table-cell>
        </table:table-row>
        <table:table-row table:style-name="ro1">
          <table:table-cell office:value-type="string" calcext:value-type="string">
            <text:p>Method Seven</text:p>
          </table:table-cell>
          <table:table-cell office:value-type="string" calcext:value-type="string">
            <text:p>method-seven-operator-led-glasses</text:p>
          </table:table-cell>
          <table:table-cell office:value-type="string" calcext:value-type="string">
            <text:p>Method Seven - Operator LED Glasse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ethod-seven-method-seven-operator-led-glasses.jpg?v=1597405852</text:p>
          </table:table-cell>
        </table:table-row>
        <table:table-row table:style-name="ro1">
          <table:table-cell office:value-type="string" calcext:value-type="string">
            <text:p>Microbe Life Hydroponics</text:p>
          </table:table-cell>
          <table:table-cell office:value-type="string" calcext:value-type="string">
            <text:p>microbe-lift-bmc-2-oz</text:p>
          </table:table-cell>
          <table:table-cell office:value-type="string" calcext:value-type="string">
            <text:p>Microbe Life Hydroponics - Microbe-Lift BMC 2 oz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icrobe-lift-bmc-2-oz.jpg?v=1597410469</text:p>
          </table:table-cell>
        </table:table-row>
        <table:table-row table:style-name="ro1">
          <table:table-cell office:value-type="string" calcext:value-type="string">
            <text:p>NPK Industries</text:p>
          </table:table-cell>
          <table:table-cell office:value-type="string" calcext:value-type="string">
            <text:p>mighty-gal</text:p>
          </table:table-cell>
          <table:table-cell office:value-type="string" calcext:value-type="string">
            <text:p>NPK Industries - Mighty Wash 1 Ga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ighty-gal.jpg?v=1597407886</text:p>
          </table:table-cell>
        </table:table-row>
        <table:table-row table:style-name="ro1">
          <table:table-cell office:value-type="string" calcext:value-type="string">
            <text:p>Mondi</text:p>
          </table:table-cell>
          <table:table-cell office:value-type="string" calcext:value-type="string">
            <text:p>mondi-humidity-dome-w-vents-4</text:p>
          </table:table-cell>
          <table:table-cell office:value-type="string" calcext:value-type="string">
            <text:p>Mondi - Humidity Dome w/Vents - 4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ondi-humidity-dome-w-vents-4_1.jpg?v=1597392754</text:p>
          </table:table-cell>
        </table:table-row>
        <table:table-row table:style-name="ro1">
          <table:table-cell/>
          <table:table-cell office:value-type="string" calcext:value-type="string">
            <text:p>mondi-humidity-dome-w-vents-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mondi-humidity-dome-w-vents-4.jpg?v=1597392754</text:p>
          </table:table-cell>
        </table:table-row>
        <table:table-row table:style-name="ro1">
          <table:table-cell office:value-type="string" calcext:value-type="string">
            <text:p>Monterey Lawn and Garden</text:p>
          </table:table-cell>
          <table:table-cell office:value-type="string" calcext:value-type="string">
            <text:p>monterey-garden-insect-spray-w-spinosad-pint</text:p>
          </table:table-cell>
          <table:table-cell office:value-type="string" calcext:value-type="string">
            <text:p>Monterey - Insect Spray w/ Spinosad Pi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onterey-garden-insect-spray-w-spinosad-pint.jpg?v=1597407721</text:p>
          </table:table-cell>
        </table:table-row>
        <table:table-row table:style-name="ro1">
          <table:table-cell office:value-type="string" calcext:value-type="string">
            <text:p>Nanolux</text:p>
          </table:table-cell>
          <table:table-cell office:value-type="string" calcext:value-type="string">
            <text:p>nanolux-ledex-full-spectrum-white-bar-110w</text:p>
          </table:table-cell>
          <table:table-cell office:value-type="string" calcext:value-type="string">
            <text:p>Nanolux - LEDex Full Spectrum White Bar 110w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anolux-nanolux-ledex-full-spectrum-white-bar-110w.jpg?v=1597728913</text:p>
          </table:table-cell>
        </table:table-row>
        <table:table-row table:style-name="ro1">
          <table:table-cell/>
          <table:table-cell office:value-type="string" calcext:value-type="string">
            <text:p>nanolux-ledex-full-spectrum-white-bar-110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anolux-nanolux-ledex-full-spectrum-white-bar-110w.png?v=1597728914</text:p>
          </table:table-cell>
        </table:table-row>
        <table:table-row table:style-name="ro1">
          <table:table-cell/>
          <table:table-cell office:value-type="string" calcext:value-type="string">
            <text:p>nanolux-ledex-full-spectrum-white-bar-110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nanolux-nanolux-ledex-full-spectrum-white-bar-110w_1.jpg?v=1597728914</text:p>
          </table:table-cell>
        </table:table-row>
        <table:table-row table:style-name="ro1">
          <table:table-cell office:value-type="string" calcext:value-type="string">
            <text:p>Nanolux</text:p>
          </table:table-cell>
          <table:table-cell office:value-type="string" calcext:value-type="string">
            <text:p>nanolux-ledex-track-2</text:p>
          </table:table-cell>
          <table:table-cell office:value-type="string" calcext:value-type="string">
            <text:p>Nanolux - LEDex Track - 2'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anolux-nanolux-ledex-track-2.jpg?v=1597643956</text:p>
          </table:table-cell>
        </table:table-row>
        <table:table-row table:style-name="ro1">
          <table:table-cell/>
          <table:table-cell office:value-type="string" calcext:value-type="string">
            <text:p>nanolux-ledex-track-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anolux-nanolux-ledex-track-2_1.jpg?v=1597643956</text:p>
          </table:table-cell>
        </table:table-row>
        <table:table-row table:style-name="ro1">
          <table:table-cell office:value-type="string" calcext:value-type="string">
            <text:p>Nanolux</text:p>
          </table:table-cell>
          <table:table-cell office:value-type="string" calcext:value-type="string">
            <text:p>nanolux-ledex-track-4</text:p>
          </table:table-cell>
          <table:table-cell office:value-type="string" calcext:value-type="string">
            <text:p>Nanolux - LEDex Track - 4'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anolux-nanolux-ledex-track-4.png?v=1597728166</text:p>
          </table:table-cell>
        </table:table-row>
        <table:table-row table:style-name="ro1">
          <table:table-cell office:value-type="string" calcext:value-type="string">
            <text:p>Nectar For The Gods</text:p>
          </table:table-cell>
          <table:table-cell office:value-type="string" calcext:value-type="string">
            <text:p>nectar-for-the-gods-4-1-5-cu-ft</text:p>
          </table:table-cell>
          <table:table-cell office:value-type="string" calcext:value-type="string">
            <text:p>Nectar For The Gods - #4 1.5 cu f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ctar-for-the-gods-4-15-cu-ft.jpg?v=1597641625</text:p>
          </table:table-cell>
        </table:table-row>
        <table:table-row table:style-name="ro1">
          <table:table-cell office:value-type="string" calcext:value-type="string">
            <text:p>Nectar For The Gods</text:p>
          </table:table-cell>
          <table:table-cell office:value-type="string" calcext:value-type="string">
            <text:p>nectar-for-the-gods-herculean-harvest-quart</text:p>
          </table:table-cell>
          <table:table-cell office:value-type="string" calcext:value-type="string">
            <text:p>Nectar For The Gods - Herculean Harvest Qua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ctar-of-the-gods-nectar-for-the-gods-herculean-h.jpg?v=1597671184</text:p>
          </table:table-cell>
        </table:table-row>
        <table:table-row table:style-name="ro1">
          <table:table-cell/>
          <table:table-cell office:value-type="string" calcext:value-type="string">
            <text:p>nectar-for-the-gods-herculean-harvest-quar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ctar-of-the-gods-nectar-for-the-gods-herculean-h_f5f54782-ba3b-4d61-baad-4824ec3af97b.jpg?v=1597671184</text:p>
          </table:table-cell>
        </table:table-row>
        <table:table-row table:style-name="ro1">
          <table:table-cell office:value-type="string" calcext:value-type="string">
            <text:p>Nectar For The Gods</text:p>
          </table:table-cell>
          <table:table-cell office:value-type="string" calcext:value-type="string">
            <text:p>nectar-for-the-gods-mega-morpheus-quart</text:p>
          </table:table-cell>
          <table:table-cell office:value-type="string" calcext:value-type="string">
            <text:p>Nectar For The Gods - Mega Morpheus Qua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ctar-of-the-gods-nectar-for-the-gods-mega-morphe.jpg?v=1597670911</text:p>
          </table:table-cell>
        </table:table-row>
        <table:table-row table:style-name="ro1">
          <table:table-cell office:value-type="string" calcext:value-type="string">
            <text:p>Nectar For The Gods</text:p>
          </table:table-cell>
          <table:table-cell office:value-type="string" calcext:value-type="string">
            <text:p>nectar-for-the-gods-zeus-juice-quart</text:p>
          </table:table-cell>
          <table:table-cell office:value-type="string" calcext:value-type="string">
            <text:p>Nectar For The Gods - Zeus Juice Qua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ctar-of-the-gods-nectar-for-the-gods-zeus-juice.jpg?v=1597670667</text:p>
          </table:table-cell>
        </table:table-row>
        <table:table-row table:style-name="ro1">
          <table:table-cell office:value-type="string" calcext:value-type="string">
            <text:p>EZ-Clone</text:p>
          </table:table-cell>
          <table:table-cell office:value-type="string" calcext:value-type="string">
            <text:p>neoprene-collar-2</text:p>
          </table:table-cell>
          <table:table-cell office:value-type="string" calcext:value-type="string">
            <text:p>EZ-Clone - Neoprene Collar 2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oprene-collar-2.jpg?v=1597397615</text:p>
          </table:table-cell>
        </table:table-row>
        <table:table-row table:style-name="ro1">
          <table:table-cell/>
          <table:table-cell office:value-type="string" calcext:value-type="string">
            <text:p>neoprene-collar-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oprene-collar-2_1.jpg?v=1597397615</text:p>
          </table:table-cell>
        </table:table-row>
        <table:table-row table:style-name="ro1">
          <table:table-cell office:value-type="string" calcext:value-type="string">
            <text:p>EZ-Clone</text:p>
          </table:table-cell>
          <table:table-cell office:value-type="string" calcext:value-type="string">
            <text:p>neoprene-collar-3</text:p>
          </table:table-cell>
          <table:table-cell office:value-type="string" calcext:value-type="string">
            <text:p>EZ-Clone - Neoprene Collar 3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oprene-collar-3.jpg?v=1597396057</text:p>
          </table:table-cell>
        </table:table-row>
        <table:table-row table:style-name="ro1">
          <table:table-cell office:value-type="string" calcext:value-type="string">
            <text:p>NextLight</text:p>
          </table:table-cell>
          <table:table-cell office:value-type="string" calcext:value-type="string">
            <text:p>nextlight-core-led-grow-light-190-watts</text:p>
          </table:table-cell>
          <table:table-cell office:value-type="string" calcext:value-type="string">
            <text:p>NextLight Core LED Grow Light - 190 watt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xtlight-nextlight-core-led-grow-light-190-watts_3.png?v=1597643172</text:p>
          </table:table-cell>
        </table:table-row>
        <table:table-row table:style-name="ro1">
          <table:table-cell/>
          <table:table-cell office:value-type="string" calcext:value-type="string">
            <text:p>nextlight-core-led-grow-light-190-watt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xtlight-nextlight-core-led-grow-light-190-watts.png?v=1597643172</text:p>
          </table:table-cell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Advanced Nutrients - Nirvan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7.png?v=1594370727</text:p>
          </table:table-cell>
        </table:table-row>
        <table:table-row table:style-name="ro1">
          <table:table-cell office:value-type="string" calcext:value-type="string">
            <text:p>Flying Skull</text:p>
          </table:table-cell>
          <table:table-cell office:value-type="string" calcext:value-type="string">
            <text:p>nuke-em-quart</text:p>
          </table:table-cell>
          <table:table-cell office:value-type="string" calcext:value-type="string">
            <text:p>Flying Skull - Nuke Em Qua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lying-skull-nuke-em-quart.jpg?v=1597407835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office:value-type="string" calcext:value-type="string">
            <text:p>ona-pro-gel-qt</text:p>
          </table:table-cell>
          <table:table-cell office:value-type="string" calcext:value-type="string">
            <text:p>Ona - Ona Pro Gel Q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ona-pro-ona-pro-gel-qt.jpg?v=1597398568</text:p>
          </table:table-cell>
        </table:table-row>
        <table:table-row table:style-name="ro1">
          <table:table-cell office:value-type="string" calcext:value-type="string">
            <text:p>FoxFarm</text:p>
          </table:table-cell>
          <table:table-cell office:value-type="string" calcext:value-type="string">
            <text:p>open-sesame</text:p>
          </table:table-cell>
          <table:table-cell office:value-type="string" calcext:value-type="string">
            <text:p>FoxFarm - Open Ses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pen Sesame 1 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7.jpg?v=1594809511</text:p>
          </table:table-cell>
        </table:table-row>
        <table:table-row table:style-name="ro1">
          <table:table-cell/>
          <table:table-cell office:value-type="string" calcext:value-type="string">
            <text:p>open-sesame</text:p>
          </table:table-cell>
          <table:table-cell table:number-columns-repeated="2"/>
          <table:table-cell office:value-type="string" calcext:value-type="string">
            <text:p>Open Sesame 2 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c Laboratories</text:p>
          </table:table-cell>
          <table:table-cell office:value-type="string" calcext:value-type="string">
            <text:p>organocide-concentrate-qt</text:p>
          </table:table-cell>
          <table:table-cell office:value-type="string" calcext:value-type="string">
            <text:p>Organic Laboratories - Organocide Concentrate q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otanicare-organocide-concentrate-qt.jpg?v=1597410928</text:p>
          </table:table-cell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Advanced Nutrients - Overdriv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8.png?v=1594370837</text:p>
          </table:table-cell>
        </table:table-row>
        <table:table-row table:style-name="ro1">
          <table:table-cell office:value-type="string" calcext:value-type="string">
            <text:p>Primordial Solutions</text:p>
          </table:table-cell>
          <table:table-cell office:value-type="string" calcext:value-type="string">
            <text:p>paleo-bloom</text:p>
          </table:table-cell>
          <table:table-cell office:value-type="string" calcext:value-type="string">
            <text:p>Primordial Solutions - PALEO BLOOM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64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aleoBloom.jpg?v=1596097027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ph-test-kit</text:p>
          </table:table-cell>
          <table:table-cell office:value-type="string" calcext:value-type="string">
            <text:p>General Hydroponics - PH TEST K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7.jpg?v=1594292678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ph-up</text:p>
          </table:table-cell>
          <table:table-cell office:value-type="string" calcext:value-type="string">
            <text:p>General Hydroponics - PH U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 Up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8.jpg?v=1594292851</text:p>
          </table:table-cell>
        </table:table-row>
        <table:table-row table:style-name="ro1">
          <table:table-cell/>
          <table:table-cell office:value-type="string" calcext:value-type="string">
            <text:p>ph-up</text:p>
          </table:table-cell>
          <table:table-cell table:number-columns-repeated="2"/>
          <table:table-cell office:value-type="string" calcext:value-type="string">
            <text:p>pH Up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philips-green-power-master-color-cdm-lamp-315-watt-elite-agro-3100-k</text:p>
          </table:table-cell>
          <table:table-cell office:value-type="string" calcext:value-type="string">
            <text:p>Sun System - Philips Green Power Master Color CDM Lamp 315 Watt Elite Agro 3100°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23.jpg?v=1594367599</text:p>
          </table:table-cell>
        </table:table-row>
        <table:table-row table:style-name="ro1">
          <table:table-cell office:value-type="string" calcext:value-type="string">
            <text:p>Plant Success</text:p>
          </table:table-cell>
          <table:table-cell office:value-type="string" calcext:value-type="string">
            <text:p>plant-success-great-white-mycorrhizae-1-oz</text:p>
          </table:table-cell>
          <table:table-cell office:value-type="string" calcext:value-type="string">
            <text:p>Plant Success - Great White Mycorrhizae 1 oz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lant-success-plant-success-great-white-mycorrhiza_1.png?v=1597670880</text:p>
          </table:table-cell>
        </table:table-row>
        <table:table-row table:style-name="ro1">
          <table:table-cell/>
          <table:table-cell office:value-type="string" calcext:value-type="string">
            <text:p>plant-success-great-white-mycorrhizae-1-oz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plant-success-plant-success-great-white-mycorrhiza.jpg?v=1597670880</text:p>
          </table:table-cell>
        </table:table-row>
        <table:table-row table:style-name="ro1">
          <table:table-cell office:value-type="string" calcext:value-type="string">
            <text:p>NPK Industries</text:p>
          </table:table-cell>
          <table:table-cell office:value-type="string" calcext:value-type="string">
            <text:p>power-wash-qt</text:p>
          </table:table-cell>
          <table:table-cell office:value-type="string" calcext:value-type="string">
            <text:p>NPK Industries - Power Wash q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ower-wash-qt.jpg?v=1597404939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powergrower-eco</text:p>
          </table:table-cell>
          <table:table-cell office:value-type="string" calcext:value-type="string">
            <text:p>General Hydroponics - POWERGROWER E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51_2.jpg?v=1594019948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powergrower-eco-kit-8-pack</text:p>
          </table:table-cell>
          <table:table-cell office:value-type="string" calcext:value-type="string">
            <text:p>General Hydroponics - POWERGROWER ECO KIT - 8 PA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gsbspge8__47862_zoom.jpg?v=1594020935</text:p>
          </table:table-cell>
        </table:table-row>
        <table:table-row table:style-name="ro1">
          <table:table-cell office:value-type="string" calcext:value-type="string">
            <text:p>Pro-Mix</text:p>
          </table:table-cell>
          <table:table-cell office:value-type="string" calcext:value-type="string">
            <text:p>premier-pro-mix-hp-cc-mycorrhizae-3-8-cu-ft-30-plt</text:p>
          </table:table-cell>
          <table:table-cell office:value-type="string" calcext:value-type="string">
            <text:p>Pro-Mix - HP Mycorrhizae 3.8 cu ft (30/Plt)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emier-horticulture-premier-pro-mix-hp-cc-mycorrh.jpg?v=1597640817</text:p>
          </table:table-cell>
        </table:table-row>
        <table:table-row table:style-name="ro1">
          <table:table-cell office:value-type="string" calcext:value-type="string">
            <text:p>Sunlight Supply</text:p>
          </table:table-cell>
          <table:table-cell office:value-type="string" calcext:value-type="string">
            <text:p>progrip-light-hanger-sungrip</text:p>
          </table:table-cell>
          <table:table-cell office:value-type="string" calcext:value-type="string">
            <text:p>Sunlight Supply - SUNGRIP PROGRIP LIGHT HANG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oGrip Light Hanger Set of 2 - 1/8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3031.jpg?v=1594126913</text:p>
          </table:table-cell>
        </table:table-row>
        <table:table-row table:style-name="ro1">
          <table:table-cell/>
          <table:table-cell office:value-type="string" calcext:value-type="string">
            <text:p>progrip-light-hanger-sungrip</text:p>
          </table:table-cell>
          <table:table-cell table:number-columns-repeated="2"/>
          <table:table-cell office:value-type="string" calcext:value-type="string">
            <text:p>Sun Grip Push Button Heavy Duty Hanger Single - 1/4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progrip.jpg?v=1594126914</text:p>
          </table:table-cell>
        </table:table-row>
        <table:table-row table:style-name="ro1">
          <table:table-cell office:value-type="string" calcext:value-type="string">
            <text:p>Botanicare</text:p>
          </table:table-cell>
          <table:table-cell office:value-type="string" calcext:value-type="string">
            <text:p>pure-blend-pro-bloom</text:p>
          </table:table-cell>
          <table:table-cell office:value-type="string" calcext:value-type="string">
            <text:p>Botanicare - Pure Blend Pro Blo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re Blend Pro Bloom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34.jpg?v=1594806497</text:p>
          </table:table-cell>
        </table:table-row>
        <table:table-row table:style-name="ro1">
          <table:table-cell/>
          <table:table-cell office:value-type="string" calcext:value-type="string">
            <text:p>pure-blend-pro-bloom</text:p>
          </table:table-cell>
          <table:table-cell table:number-columns-repeated="2"/>
          <table:table-cell office:value-type="string" calcext:value-type="string">
            <text:p>Pure Blend Pro Bloom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re-blend-pro-bloom</text:p>
          </table:table-cell>
          <table:table-cell table:number-columns-repeated="2"/>
          <table:table-cell office:value-type="string" calcext:value-type="string">
            <text:p>Pure Blend Pro Bloom 2.5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anicare</text:p>
          </table:table-cell>
          <table:table-cell office:value-type="string" calcext:value-type="string">
            <text:p>pure-blend-pro-bloom-soil</text:p>
          </table:table-cell>
          <table:table-cell office:value-type="string" calcext:value-type="string">
            <text:p>Botanicare - Pure Blend Pro Bloom Soi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re Blend Pro Bloom Soil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35.jpg?v=1594806772</text:p>
          </table:table-cell>
        </table:table-row>
        <table:table-row table:style-name="ro1">
          <table:table-cell/>
          <table:table-cell office:value-type="string" calcext:value-type="string">
            <text:p>pure-blend-pro-bloom-soil</text:p>
          </table:table-cell>
          <table:table-cell table:number-columns-repeated="2"/>
          <table:table-cell office:value-type="string" calcext:value-type="string">
            <text:p>Pure Blend Pro Bloom Soil 2.5 Gall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re-blend-pro-bloom-soil</text:p>
          </table:table-cell>
          <table:table-cell table:number-columns-repeated="2"/>
          <table:table-cell office:value-type="string" calcext:value-type="string">
            <text:p>Pure Blend Pro Bloom Soil 5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ple Cow</text:p>
          </table:table-cell>
          <table:table-cell office:value-type="string" calcext:value-type="string">
            <text:p>purple-cow-organics-1-cu-ft-bag</text:p>
          </table:table-cell>
          <table:table-cell office:value-type="string" calcext:value-type="string">
            <text:p>Purple Cow Organics 1 cu ft Ba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urple-cow-organics-1-cu-ft-bag.jpg?v=1597641207</text:p>
          </table:table-cell>
        </table:table-row>
        <table:table-row table:style-name="ro1">
          <table:table-cell office:value-type="string" calcext:value-type="string">
            <text:p>Rainmaker</text:p>
          </table:table-cell>
          <table:table-cell office:value-type="string" calcext:value-type="string">
            <text:p>rainmaker-hand-sprayer</text:p>
          </table:table-cell>
          <table:table-cell office:value-type="string" calcext:value-type="string">
            <text:p>Rainmaker - Hand Spray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ainmaker-hand-sprayer_1.jpg?v=1597404811</text:p>
          </table:table-cell>
        </table:table-row>
        <table:table-row table:style-name="ro1">
          <table:table-cell/>
          <table:table-cell office:value-type="string" calcext:value-type="string">
            <text:p>rainmaker-hand-spray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rainmaker-hand-sprayer.jpg?v=1597404811</text:p>
          </table:table-cell>
        </table:table-row>
        <table:table-row table:style-name="ro1">
          <table:table-cell office:value-type="string" calcext:value-type="string">
            <text:p>Rainmaker</text:p>
          </table:table-cell>
          <table:table-cell office:value-type="string" calcext:value-type="string">
            <text:p>rainmaker®-pressurized-pump-sprayer-64-oz-1-9-liter</text:p>
          </table:table-cell>
          <table:table-cell office:value-type="string" calcext:value-type="string">
            <text:p>Rainmaker - Pressurized Pump Sprayer 64 oz / 1.9 Lit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ainmaker-pressurized-pump-sprayer-64-oz-19-liter.jpg?v=1597406498</text:p>
          </table:table-cell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rhino-skin</text:p>
          </table:table-cell>
          <table:table-cell office:value-type="string" calcext:value-type="string">
            <text:p>Advanced Nutrients - Rhino Sk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ino Skin 1 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3.png?v=1594371860</text:p>
          </table:table-cell>
        </table:table-row>
        <table:table-row table:style-name="ro1">
          <table:table-cell/>
          <table:table-cell office:value-type="string" calcext:value-type="string">
            <text:p>rhino-skin</text:p>
          </table:table-cell>
          <table:table-cell table:number-columns-repeated="2"/>
          <table:table-cell office:value-type="string" calcext:value-type="string">
            <text:p>Rhino Skin 4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s Organics</text:p>
          </table:table-cell>
          <table:table-cell office:value-type="string" calcext:value-type="string">
            <text:p>roots-formula-707-3-cu-ft-bag</text:p>
          </table:table-cell>
          <table:table-cell office:value-type="string" calcext:value-type="string">
            <text:p>Roots Organics - Roots Formula 707 - 3 cu/ft Ba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urora-innovations-roots-formula-707-3-cu-ft-bag.jpg?v=1597641814</text:p>
          </table:table-cell>
        </table:table-row>
        <table:table-row table:style-name="ro1">
          <table:table-cell office:value-type="string" calcext:value-type="string">
            <text:p>Roots Organics</text:p>
          </table:table-cell>
          <table:table-cell office:value-type="string" calcext:value-type="string">
            <text:p>roots-organics-ancient-amber</text:p>
          </table:table-cell>
          <table:table-cell office:value-type="string" calcext:value-type="string">
            <text:p>Roots Organics - Ancient A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ots Organics Ancient Amber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4.jpg?v=1594750047</text:p>
          </table:table-cell>
        </table:table-row>
        <table:table-row table:style-name="ro1">
          <table:table-cell office:value-type="string" calcext:value-type="string">
            <text:p>Roots Organics</text:p>
          </table:table-cell>
          <table:table-cell office:value-type="string" calcext:value-type="string">
            <text:p>roots-organics-buddha-bloom</text:p>
          </table:table-cell>
          <table:table-cell office:value-type="string" calcext:value-type="string">
            <text:p>Roots Organics - Buddha Blo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ots Organics Buddha Bloom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5.jpg?v=1594750228</text:p>
          </table:table-cell>
        </table:table-row>
        <table:table-row table:style-name="ro1">
          <table:table-cell office:value-type="string" calcext:value-type="string">
            <text:p>Roots Organics</text:p>
          </table:table-cell>
          <table:table-cell office:value-type="string" calcext:value-type="string">
            <text:p>roots-organics-buddha-grow</text:p>
          </table:table-cell>
          <table:table-cell office:value-type="string" calcext:value-type="string">
            <text:p>Roots Organics - Buddha G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ots Organics Buddha Grow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3.jpg?v=1594749800</text:p>
          </table:table-cell>
        </table:table-row>
        <table:table-row table:style-name="ro1">
          <table:table-cell/>
          <table:table-cell office:value-type="string" calcext:value-type="string">
            <text:p>roots-organics-buddha-grow</text:p>
          </table:table-cell>
          <table:table-cell table:number-columns-repeated="2"/>
          <table:table-cell office:value-type="string" calcext:value-type="string">
            <text:p>Roots Organics Buddha Grow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s Organics</text:p>
          </table:table-cell>
          <table:table-cell office:value-type="string" calcext:value-type="string">
            <text:p>roots-organics-extreme-serene</text:p>
          </table:table-cell>
          <table:table-cell office:value-type="string" calcext:value-type="string">
            <text:p>Roots Organics - Extreme Sere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ots Organics Extreme Serene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7.jpg?v=1594750580</text:p>
          </table:table-cell>
        </table:table-row>
        <table:table-row table:style-name="ro1">
          <table:table-cell/>
          <table:table-cell office:value-type="string" calcext:value-type="string">
            <text:p>roots-organics-extreme-serene</text:p>
          </table:table-cell>
          <table:table-cell table:number-columns-repeated="2"/>
          <table:table-cell office:value-type="string" calcext:value-type="string">
            <text:p>Roots Organics Extreme Serene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s Organics</text:p>
          </table:table-cell>
          <table:table-cell office:value-type="string" calcext:value-type="string">
            <text:p>roots-organics-formula-707</text:p>
          </table:table-cell>
          <table:table-cell office:value-type="string" calcext:value-type="string">
            <text:p>Roots Organics - Formula 707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2.jpg?v=1594749551</text:p>
          </table:table-cell>
        </table:table-row>
        <table:table-row table:style-name="ro1">
          <table:table-cell office:value-type="string" calcext:value-type="string">
            <text:p>Roots Organics</text:p>
          </table:table-cell>
          <table:table-cell office:value-type="string" calcext:value-type="string">
            <text:p>roots-organics-hp2</text:p>
          </table:table-cell>
          <table:table-cell office:value-type="string" calcext:value-type="string">
            <text:p>Roots Organics - HP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ots Organics HP2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8.jpg?v=1594750785</text:p>
          </table:table-cell>
        </table:table-row>
        <table:table-row table:style-name="ro1">
          <table:table-cell/>
          <table:table-cell office:value-type="string" calcext:value-type="string">
            <text:p>roots-organics-hp2</text:p>
          </table:table-cell>
          <table:table-cell table:number-columns-repeated="2"/>
          <table:table-cell office:value-type="string" calcext:value-type="string">
            <text:p>Roots Organics HP2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s Organics</text:p>
          </table:table-cell>
          <table:table-cell office:value-type="string" calcext:value-type="string">
            <text:p>roots-organics-original-potting-soil</text:p>
          </table:table-cell>
          <table:table-cell office:value-type="string" calcext:value-type="string">
            <text:p>Roots Organics - Original Potting Soi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1.jpg?v=1594749350</text:p>
          </table:table-cell>
        </table:table-row>
        <table:table-row table:style-name="ro1">
          <table:table-cell office:value-type="string" calcext:value-type="string">
            <text:p>Roots Organics</text:p>
          </table:table-cell>
          <table:table-cell office:value-type="string" calcext:value-type="string">
            <text:p>roots-organics-original-potting-soil-1-5-cu-ft</text:p>
          </table:table-cell>
          <table:table-cell office:value-type="string" calcext:value-type="string">
            <text:p>Roots Organics - Original Potting Soil 1.5 Cu/F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urora-innovations-roots-organics-original-potting.jpg?v=1597641882</text:p>
          </table:table-cell>
        </table:table-row>
        <table:table-row table:style-name="ro1">
          <table:table-cell office:value-type="string" calcext:value-type="string">
            <text:p>Roots Organics</text:p>
          </table:table-cell>
          <table:table-cell office:value-type="string" calcext:value-type="string">
            <text:p>roots-organics-trinity-bio-catalyst</text:p>
          </table:table-cell>
          <table:table-cell office:value-type="string" calcext:value-type="string">
            <text:p>Roots Organics - Trinity Bio-Cataly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ots Organics Trinity Bio-Catalyst 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6.jpg?v=1594750381</text:p>
          </table:table-cell>
        </table:table-row>
        <table:table-row table:style-name="ro1">
          <table:table-cell office:value-type="string" calcext:value-type="string">
            <text:p>Safer</text:p>
          </table:table-cell>
          <table:table-cell office:value-type="string" calcext:value-type="string">
            <text:p>safer-garden-fungicide-ii-rtu-qt</text:p>
          </table:table-cell>
          <table:table-cell office:value-type="string" calcext:value-type="string">
            <text:p>Safer - Garden Fungicide II RTU Q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afer-garden-fungicide-ii-rtu-qt.jpg?v=1597407513</text:p>
          </table:table-cell>
        </table:table-row>
        <table:table-row table:style-name="ro1">
          <table:table-cell office:value-type="string" calcext:value-type="string">
            <text:p>Safer</text:p>
          </table:table-cell>
          <table:table-cell office:value-type="string" calcext:value-type="string">
            <text:p>safer-insect-killing-soap-ii-conc-16-oz</text:p>
          </table:table-cell>
          <table:table-cell office:value-type="string" calcext:value-type="string">
            <text:p>Safer - Insect Killing Soap II Conc. - 16 Oz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afer-insect-killing-soap-ii-conc-16-oz.jpg?v=1597410236</text:p>
          </table:table-cell>
        </table:table-row>
        <table:table-row table:style-name="ro1">
          <table:table-cell office:value-type="string" calcext:value-type="string">
            <text:p>Primordial Solutions</text:p>
          </table:table-cell>
          <table:table-cell office:value-type="string" calcext:value-type="string">
            <text:p>sea-green</text:p>
          </table:table-cell>
          <table:table-cell office:value-type="string" calcext:value-type="string">
            <text:p>Primordial Solutions - SEA GREE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eaGreen700x700.jpg?v=1596096075</text:p>
          </table:table-cell>
        </table:table-row>
        <table:table-row table:style-name="ro1">
          <table:table-cell/>
          <table:table-cell office:value-type="string" calcext:value-type="string">
            <text:p>sea-green</text:p>
          </table:table-cell>
          <table:table-cell table:number-columns-repeated="2"/>
          <table:table-cell office:value-type="string" calcext:value-type="string">
            <text:p>16 O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a-green</text:p>
          </table:table-cell>
          <table:table-cell table:number-columns-repeated="2"/>
          <table:table-cell office:value-type="string" calcext:value-type="string">
            <text:p>1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ordial Solutions</text:p>
          </table:table-cell>
          <table:table-cell office:value-type="string" calcext:value-type="string">
            <text:p>sea-green-hydro</text:p>
          </table:table-cell>
          <table:table-cell office:value-type="string" calcext:value-type="string">
            <text:p>Primordial Solutions - SEA GREEN HYDR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1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eaGreenHydro_e9dda810-e393-4b71-a7c1-818f8efde816.jpg?v=1596522701</text:p>
          </table:table-cell>
        </table:table-row>
        <table:table-row table:style-name="ro1">
          <table:table-cell/>
          <table:table-cell office:value-type="string" calcext:value-type="string">
            <text:p>sea-green-hydro</text:p>
          </table:table-cell>
          <table:table-cell table:number-columns-repeated="2"/>
          <table:table-cell office:value-type="string" calcext:value-type="string">
            <text:p>1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sediment-replacement-cartridge</text:p>
          </table:table-cell>
          <table:table-cell office:value-type="string" calcext:value-type="string">
            <text:p>Sediment Replacement Cartrid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mium Pleated/Cleanable Sediment Filter 2 In X 10 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21.gif?v=1594744005</text:p>
          </table:table-cell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sensi-bloom-a-b-ph-perfect</text:p>
          </table:table-cell>
          <table:table-cell office:value-type="string" calcext:value-type="string">
            <text:p>Advanced Nutrients - Sensi Bloom A &amp; B pH Perf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nsi Bloom A &amp; B pH Perfect 1 Liter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9.png?v=1594371064</text:p>
          </table:table-cell>
        </table:table-row>
        <table:table-row table:style-name="ro1">
          <table:table-cell/>
          <table:table-cell office:value-type="string" calcext:value-type="string">
            <text:p>sensi-bloom-a-b-ph-perfect</text:p>
          </table:table-cell>
          <table:table-cell table:number-columns-repeated="2"/>
          <table:table-cell office:value-type="string" calcext:value-type="string">
            <text:p>Sensi Bloom A &amp; B pH Perfect 4 Liter s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si-bloom-a-b-ph-perfect</text:p>
          </table:table-cell>
          <table:table-cell table:number-columns-repeated="2"/>
          <table:table-cell office:value-type="string" calcext:value-type="string">
            <text:p>Sensi Bloom A &amp; B pH Perfect 10 Liter 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sensi-grow-a-b-ph-perfect</text:p>
          </table:table-cell>
          <table:table-cell office:value-type="string" calcext:value-type="string">
            <text:p>Advanced Nutrients - Sensi Grow A &amp; B pH Perf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nsi Grow A &amp; B pH Perfect 1 Liter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1.png?v=1594371536</text:p>
          </table:table-cell>
        </table:table-row>
        <table:table-row table:style-name="ro1">
          <table:table-cell/>
          <table:table-cell office:value-type="string" calcext:value-type="string">
            <text:p>sensi-grow-a-b-ph-perfect</text:p>
          </table:table-cell>
          <table:table-cell table:number-columns-repeated="2"/>
          <table:table-cell office:value-type="string" calcext:value-type="string">
            <text:p>Sensi Grow A &amp; B pH Perfect 4 Liter s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si-grow-a-b-ph-perfect</text:p>
          </table:table-cell>
          <table:table-cell table:number-columns-repeated="2"/>
          <table:table-cell office:value-type="string" calcext:value-type="string">
            <text:p>Sensi Grow A &amp; B pH Perfect 10 Liter 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 Nutrients</text:p>
          </table:table-cell>
          <table:table-cell office:value-type="string" calcext:value-type="string">
            <text:p>sensizym</text:p>
          </table:table-cell>
          <table:table-cell office:value-type="string" calcext:value-type="string">
            <text:p>Advanced Nutrients - Sensizy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nsizym 1 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2.png?v=1594371711</text:p>
          </table:table-cell>
        </table:table-row>
        <table:table-row table:style-name="ro1">
          <table:table-cell/>
          <table:table-cell office:value-type="string" calcext:value-type="string">
            <text:p>sensizym</text:p>
          </table:table-cell>
          <table:table-cell table:number-columns-repeated="2"/>
          <table:table-cell office:value-type="string" calcext:value-type="string">
            <text:p>Sensizym 4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ar Perfection</text:p>
          </table:table-cell>
          <table:table-cell office:value-type="string" calcext:value-type="string">
            <text:p>shear-perfection-titanium-trimming-shear-2</text:p>
          </table:table-cell>
          <table:table-cell office:value-type="string" calcext:value-type="string">
            <text:p>Shear Perfection - Titanium Trimming Shear 2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hear-perfection-shear-perfection-titanium-trimmin.jpg?v=1597405926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spectralux-hps-1000-watt-lamp</text:p>
          </table:table-cell>
          <table:table-cell office:value-type="string" calcext:value-type="string">
            <text:p>Spectralux - HPS 1000 Watt Lam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22.jpg?v=1594367363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spectralux-hps-600-watt-lamp</text:p>
          </table:table-cell>
          <table:table-cell office:value-type="string" calcext:value-type="string">
            <text:p>Spectralux - HPS 600 Watt Lam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24.jpg?v=1594367794</text:p>
          </table:table-cell>
        </table:table-row>
        <table:table-row table:style-name="ro1">
          <table:table-cell office:value-type="string" calcext:value-type="string">
            <text:p>FLUENCE BIOENGINEERING</text:p>
          </table:table-cell>
          <table:table-cell office:value-type="string" calcext:value-type="string">
            <text:p>spydr-2i</text:p>
          </table:table-cell>
          <table:table-cell office:value-type="string" calcext:value-type="string">
            <text:p>Fluence Bioengineering - SPYDR 2i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PYDR2i_d350f23b-e316-4131-aa18-90488618a96a.png?v=1596521957</text:p>
          </table:table-cell>
        </table:table-row>
        <table:table-row table:style-name="ro1">
          <table:table-cell office:value-type="string" calcext:value-type="string">
            <text:p>FLUENCE BIOENGINEERING</text:p>
          </table:table-cell>
          <table:table-cell office:value-type="string" calcext:value-type="string">
            <text:p>spydr-2p</text:p>
          </table:table-cell>
          <table:table-cell office:value-type="string" calcext:value-type="string">
            <text:p>Fluence Bioengineering - SPYDR 2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PYDR2p.png?v=1596522089</text:p>
          </table:table-cell>
        </table:table-row>
        <table:table-row table:style-name="ro1">
          <table:table-cell office:value-type="string" calcext:value-type="string">
            <text:p>FLUENCE BIOENGINEERING</text:p>
          </table:table-cell>
          <table:table-cell office:value-type="string" calcext:value-type="string">
            <text:p>spydr-2x</text:p>
          </table:table-cell>
          <table:table-cell office:value-type="string" calcext:value-type="string">
            <text:p>Fluence Bioengineering -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PYDR2x_ca5cc329-6c35-4f06-8742-63d98e894017.png?v=1596522181</text:p>
          </table:table-cell>
        </table:table-row>
        <table:table-row table:style-name="ro1">
          <table:table-cell office:value-type="string" calcext:value-type="string">
            <text:p>FLUENCE BIOENGINEERING</text:p>
          </table:table-cell>
          <table:table-cell office:value-type="string" calcext:value-type="string">
            <text:p>spydr-x-plus</text:p>
          </table:table-cell>
          <table:table-cell office:value-type="string" calcext:value-type="string">
            <text:p>Fluence Bioengineering - SPYDR X PLU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PYDRxPLUS_10873f29-f59c-4d5f-a632-335713791819.png?v=1596521874</text:p>
          </table:table-cell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square-pots</text:p>
          </table:table-cell>
          <table:table-cell office:value-type="string" calcext:value-type="string">
            <text:p>Square Pot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28.jpg?v=1594803871</text:p>
          </table:table-cell>
        </table:table-row>
        <table:table-row table:style-name="ro1">
          <table:table-cell office:value-type="string" calcext:value-type="string">
            <text:p>Botanicare</text:p>
          </table:table-cell>
          <table:table-cell office:value-type="string" calcext:value-type="string">
            <text:p>standard-1020-heavy-duty-nursery-flat</text:p>
          </table:table-cell>
          <table:table-cell office:value-type="string" calcext:value-type="string">
            <text:p>Botanicare - Standard "1020" Heavy Duty Nursery Fl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stic Nursery Flats 10" x 20" w/ H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24_1_5.jpg?v=1594111936</text:p>
          </table:table-cell>
        </table:table-row>
        <table:table-row table:style-name="ro1">
          <table:table-cell/>
          <table:table-cell office:value-type="string" calcext:value-type="string">
            <text:p>standard-1020-heavy-duty-nursery-flat</text:p>
          </table:table-cell>
          <table:table-cell table:number-columns-repeated="2"/>
          <table:table-cell office:value-type="string" calcext:value-type="string">
            <text:p>Plastic Nursery Flats 72 Compartment Flat Ins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53206.jpg?v=1594111937</text:p>
          </table:table-cell>
        </table:table-row>
        <table:table-row table:style-name="ro1">
          <table:table-cell/>
          <table:table-cell office:value-type="string" calcext:value-type="string">
            <text:p>standard-1020-heavy-duty-nursery-flat</text:p>
          </table:table-cell>
          <table:table-cell table:number-columns-repeated="2"/>
          <table:table-cell office:value-type="string" calcext:value-type="string">
            <text:p>Plastic Nursery Flats 18 Compartment Flat Ins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56231.jpg?v=1594111937</text:p>
          </table:table-cell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stealth-small-boy-float-kit</text:p>
          </table:table-cell>
          <table:table-cell office:value-type="string" calcext:value-type="string">
            <text:p>Stealth / Small Boy Float K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41.jpg?v=1594749081</text:p>
          </table:table-cell>
        </table:table-row>
        <table:table-row table:style-name="ro1">
          <table:table-cell office:value-type="string" calcext:value-type="string">
            <text:p>Grower's Edge</text:p>
          </table:table-cell>
          <table:table-cell office:value-type="string" calcext:value-type="string">
            <text:p>sticky-whitefly-trap-5-pack</text:p>
          </table:table-cell>
          <table:table-cell office:value-type="string" calcext:value-type="string">
            <text:p>Grower's Edge - Sticky Whitefly Trap 5/Pa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eabright-sticky-whitefly-trap-5-pack_1.jpg?v=1597410161</text:p>
          </table:table-cell>
        </table:table-row>
        <table:table-row table:style-name="ro1">
          <table:table-cell office:value-type="string" calcext:value-type="string">
            <text:p>BlueLab</text:p>
          </table:table-cell>
          <table:table-cell office:value-type="string" calcext:value-type="string">
            <text:p>storage-solution-ph-probe-kcl-100-mls</text:p>
          </table:table-cell>
          <table:table-cell office:value-type="string" calcext:value-type="string">
            <text:p>Bluelab - Storage Solution pH Probe (KCl) 100 mls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luelab-3.jpg?v=1594373582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sun-system-flower-power-315-watt-120-240-volt-w-3100-k-lamp</text:p>
          </table:table-cell>
          <table:table-cell office:value-type="string" calcext:value-type="string">
            <text:p>Sun System - Flower Power 315 Watt 120 / 240 Volt w/ 3100 K Lam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-system-flower-power-315-watt-120-240-volt-w-31_0f387b4d-c020-4a3b-855c-076ace336e43.jpg?v=1597643275</text:p>
          </table:table-cell>
        </table:table-row>
        <table:table-row table:style-name="ro1">
          <table:table-cell/>
          <table:table-cell office:value-type="string" calcext:value-type="string">
            <text:p>sun-system-flower-power-315-watt-120-240-volt-w-3100-k-lam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sun-system-flower-power-315-watt-120-240-volt-w-31.jpg?v=1597643275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sun-system-x-crop-master-ballast</text:p>
          </table:table-cell>
          <table:table-cell office:value-type="string" calcext:value-type="string">
            <text:p>Sun System - X Crop Master Balla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11.jpg?v=1594301735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sun-system®-flower-power™-315-watt-fixture-120-240-volt-lec</text:p>
          </table:table-cell>
          <table:table-cell office:value-type="string" calcext:value-type="string">
            <text:p>Sun System - FLOWER POWER™ 315 WATT FIXTURE - 120-240 VOLT LEC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lower_power_4.jpg?v=1594882958</text:p>
          </table:table-cell>
        </table:table-row>
        <table:table-row table:style-name="ro1">
          <table:table-cell/>
          <table:table-cell office:value-type="string" calcext:value-type="string">
            <text:p>sun-system®-flower-power™-315-watt-fixture-120-240-volt-le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flower_power_2.jpg?v=1594882958</text:p>
          </table:table-cell>
        </table:table-row>
        <table:table-row table:style-name="ro1">
          <table:table-cell/>
          <table:table-cell office:value-type="string" calcext:value-type="string">
            <text:p>sun-system®-flower-power™-315-watt-fixture-120-240-volt-le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flower_power_3.jpg?v=1594882958</text:p>
          </table:table-cell>
        </table:table-row>
        <table:table-row table:style-name="ro1">
          <table:table-cell/>
          <table:table-cell office:value-type="string" calcext:value-type="string">
            <text:p>sun-system®-flower-power™-315-watt-fixture-120-240-volt-le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flower_power1.jpg?v=1594127528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sun-system®-lec®-315-watt-fixture-120-volt-w-3100k-bulb</text:p>
          </table:table-cell>
          <table:table-cell office:value-type="string" calcext:value-type="string">
            <text:p>Sun System - <text:s/>LEC® 315 WATT FIXTURE - 120 VOLT W/ 3100K BULB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06205-01.jpg?v=1593609993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sun-system®-lec®-315-watt-fixture-120-volt-w-3100k-bulb-1</text:p>
          </table:table-cell>
          <table:table-cell office:value-type="string" calcext:value-type="string">
            <text:p>Sun System - LEC® 315 WATT FIXTURE - 120 VOLT W/ 3100K BULB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06205-01_333d53eb-6642-4c05-a9c9-c2313b6786b5.jpg?v=1594127164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sunlight-supply-hardcore-magnetic-ballast</text:p>
          </table:table-cell>
          <table:table-cell office:value-type="string" calcext:value-type="string">
            <text:p>Sun System - Sunlight Supply Hardcore Magnetic Balla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rdcore 1000 watt switch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16.png?v=1594365565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sunlight-supply-socket-cord</text:p>
          </table:table-cell>
          <table:table-cell office:value-type="string" calcext:value-type="string">
            <text:p>Sun System - Sunlight Supply Socket Cor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13.jpg?v=1594302191</text:p>
          </table:table-cell>
        </table:table-row>
        <table:table-row table:style-name="ro1">
          <table:table-cell office:value-type="string" calcext:value-type="string">
            <text:p>Sunshine Advanced</text:p>
          </table:table-cell>
          <table:table-cell office:value-type="string" calcext:value-type="string">
            <text:p>sunshine-advanced-mix-3cu-ft-compressed-bale</text:p>
          </table:table-cell>
          <table:table-cell office:value-type="string" calcext:value-type="string">
            <text:p>Sunshine Advanced - Mix - 3cu/ft Compressed Ba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14.jpg?v=1594302452</text:p>
          </table:table-cell>
        </table:table-row>
        <table:table-row table:style-name="ro1">
          <table:table-cell office:value-type="string" calcext:value-type="string">
            <text:p>Sunshine Advanced</text:p>
          </table:table-cell>
          <table:table-cell office:value-type="string" calcext:value-type="string">
            <text:p>sunshine-advanced-yellow-bag-mix-4-3-cu-ft</text:p>
          </table:table-cell>
          <table:table-cell office:value-type="string" calcext:value-type="string">
            <text:p>Sunshine Advanced - (Yellow Bag) Mix #4 - 3 Cu/F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hine-advanced-yellow-bag-mix-4-3-cu-ft.jpg?v=1597641036</text:p>
          </table:table-cell>
        </table:table-row>
        <table:table-row table:style-name="ro1">
          <table:table-cell/>
          <table:table-cell office:value-type="string" calcext:value-type="string">
            <text:p>sunshine-advanced-yellow-bag-mix-4-3-cu-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sunshine-advanced-yellow-bag-mix-4-3-cu-ft_1.jpg?v=1597641124</text:p>
          </table:table-cell>
        </table:table-row>
        <table:table-row table:style-name="ro1">
          <table:table-cell office:value-type="string" calcext:value-type="string">
            <text:p>Sunshine Advanced</text:p>
          </table:table-cell>
          <table:table-cell office:value-type="string" calcext:value-type="string">
            <text:p>sunshine-mix-4-w-mycorrhizae-3-0-cu-ft-comp</text:p>
          </table:table-cell>
          <table:table-cell office:value-type="string" calcext:value-type="string">
            <text:p>Sunshine Advanced - Mix#4 W/ Mycorrhizae- 3.0 Cu/Ft Com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hine-mix4-w-mycorrhizae-30-cu-ft-comp.jpg?v=1597640937</text:p>
          </table:table-cell>
        </table:table-row>
        <table:table-row table:style-name="ro1">
          <table:table-cell office:value-type="string" calcext:value-type="string">
            <text:p>Super Sprouter</text:p>
          </table:table-cell>
          <table:table-cell office:value-type="string" calcext:value-type="string">
            <text:p>super-sprouter-78-cell-stonewool-tray-1-5-in-square</text:p>
          </table:table-cell>
          <table:table-cell office:value-type="string" calcext:value-type="string">
            <text:p>Super Sprouter - 78 Cell Stonewool Tray- 1.5 In Squar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per-sprouter-78-cell-stonewool-tray-15-in-square.jpg?v=1597393043</text:p>
          </table:table-cell>
        </table:table-row>
        <table:table-row table:style-name="ro1">
          <table:table-cell/>
          <table:table-cell office:value-type="string" calcext:value-type="string">
            <text:p>super-sprouter-78-cell-stonewool-tray-1-5-in-squar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super-sprouter-78-cell-stonewool-tray-15-in-square_1.jpg?v=1597393043</text:p>
          </table:table-cell>
        </table:table-row>
        <table:table-row table:style-name="ro1">
          <table:table-cell/>
          <table:table-cell office:value-type="string" calcext:value-type="string">
            <text:p>super-sprouter-78-cell-stonewool-tray-1-5-in-squar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super-sprouter-78-cell-stonewool-tray-15-in-square_2.jpg?v=1597393043</text:p>
          </table:table-cell>
        </table:table-row>
        <table:table-row table:style-name="ro1">
          <table:table-cell/>
          <table:table-cell office:value-type="string" calcext:value-type="string">
            <text:p>super-sprouter-78-cell-stonewool-tray-1-5-in-squar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super-sprouter-78-cell-stonewool-tray-15-in-square_3.jpg?v=1597393043</text:p>
          </table:table-cell>
        </table:table-row>
        <table:table-row table:style-name="ro1">
          <table:table-cell office:value-type="string" calcext:value-type="string">
            <text:p>Super Sprouter</text:p>
          </table:table-cell>
          <table:table-cell office:value-type="string" calcext:value-type="string">
            <text:p>super-sprouter-seedling-4-tray-heat-mat-21x48</text:p>
          </table:table-cell>
          <table:table-cell office:value-type="string" calcext:value-type="string">
            <text:p>Super Sprouter - Seedling 4 Tray Heat Mat 21"x48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25.jpg?v=1594802530</text:p>
          </table:table-cell>
        </table:table-row>
        <table:table-row table:style-name="ro1">
          <table:table-cell office:value-type="string" calcext:value-type="string">
            <text:p>Super Sprouter</text:p>
          </table:table-cell>
          <table:table-cell office:value-type="string" calcext:value-type="string">
            <text:p>super-sprouter-seedling-heat-mat-10x21</text:p>
          </table:table-cell>
          <table:table-cell office:value-type="string" calcext:value-type="string">
            <text:p>Super Sprouter - Seedling Heat Mat 10"x21"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24.jpg?v=1594802393</text:p>
          </table:table-cell>
        </table:table-row>
        <table:table-row table:style-name="ro1">
          <table:table-cell office:value-type="string" calcext:value-type="string">
            <text:p>Super Sprouter</text:p>
          </table:table-cell>
          <table:table-cell office:value-type="string" calcext:value-type="string">
            <text:p>super-sprouter-sterile-disposable-scalpel</text:p>
          </table:table-cell>
          <table:table-cell office:value-type="string" calcext:value-type="string">
            <text:p>Super Sprouter - Sterile Disposable Scalpe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per-sprouter-super-sprouter-sterile-disposable-s.jpg?v=1597397413</text:p>
          </table:table-cell>
        </table:table-row>
        <table:table-row table:style-name="ro1">
          <table:table-cell office:value-type="string" calcext:value-type="string">
            <text:p>Technaflora</text:p>
          </table:table-cell>
          <table:table-cell office:value-type="string" calcext:value-type="string">
            <text:p>technaflora-recipe-for-success-starter-kit</text:p>
          </table:table-cell>
          <table:table-cell office:value-type="string" calcext:value-type="string">
            <text:p>Technaflora - Recipe For Success Starter K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echnaflora-technaflora-recipe-for-success-starter.jpg?v=1597727015</text:p>
          </table:table-cell>
        </table:table-row>
        <table:table-row table:style-name="ro1">
          <table:table-cell office:value-type="string" calcext:value-type="string">
            <text:p>Technaflora</text:p>
          </table:table-cell>
          <table:table-cell office:value-type="string" calcext:value-type="string">
            <text:p>technaflora-rootech-gel-4-oz</text:p>
          </table:table-cell>
          <table:table-cell office:value-type="string" calcext:value-type="string">
            <text:p>Technaflora - Rootech Gel - 4 oz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echnaflora-technaflora-rootech-gel-4-oz.jpg?v=1597396560</text:p>
          </table:table-cell>
        </table:table-row>
        <table:table-row table:style-name="ro1">
          <table:table-cell office:value-type="string" calcext:value-type="string">
            <text:p>Technaflora</text:p>
          </table:table-cell>
          <table:table-cell office:value-type="string" calcext:value-type="string">
            <text:p>technafora-thrive-alive-green</text:p>
          </table:table-cell>
          <table:table-cell office:value-type="string" calcext:value-type="string">
            <text:p>Technaflora - Thrive Alive Gre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hrive Alive Green 250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9.jpg?v=1594293383</text:p>
          </table:table-cell>
        </table:table-row>
        <table:table-row table:style-name="ro1">
          <table:table-cell/>
          <table:table-cell office:value-type="string" calcext:value-type="string">
            <text:p>technafora-thrive-alive-green</text:p>
          </table:table-cell>
          <table:table-cell table:number-columns-repeated="2"/>
          <table:table-cell office:value-type="string" calcext:value-type="string">
            <text:p>Thrive Alive Green 1 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the-cannabis-encyclopedia-softcover</text:p>
          </table:table-cell>
          <table:table-cell office:value-type="string" calcext:value-type="string">
            <text:p>The Cannabis Encyclopedia Softcov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he-cannabis-encyclopedia-softcover.jpg?v=1597391061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titan-apollo-2-cycle-timer-w-photocell</text:p>
          </table:table-cell>
          <table:table-cell office:value-type="string" calcext:value-type="string">
            <text:p>Titan Controls - Apollo 2 Cycle Timer w/photocel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titan-controls-atlas-2-preset-co2-controller</text:p>
          </table:table-cell>
          <table:table-cell office:value-type="string" calcext:value-type="string">
            <text:p>Titan Controls - Atlas 2 Preset CO2 Controll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1.jpg?v=1594295600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titan-controls-atlas-2-preset-co2-mon-controller</text:p>
          </table:table-cell>
          <table:table-cell office:value-type="string" calcext:value-type="string">
            <text:p>Titan Controls - Atlas 2 - Preset CO2 Mon/Controll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controls-titan-controls-atlas-2-preset-co2-m.jpg?v=1597398510</text:p>
          </table:table-cell>
        </table:table-row>
        <table:table-row table:style-name="ro1">
          <table:table-cell/>
          <table:table-cell office:value-type="string" calcext:value-type="string">
            <text:p>titan-controls-atlas-2-preset-co2-mon-controll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titan-controls-titan-controls-atlas-2-preset-co2-m_37a06f6c-de53-4ca4-b3f6-e04e91fe5d24.jpg?v=1597398510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titan-controls-co2-regulator</text:p>
          </table:table-cell>
          <table:table-cell office:value-type="string" calcext:value-type="string">
            <text:p>Titan Controls - CO2 Regulat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nvironmental-controllers-titan-controls-co2-regul.jpg?v=1597400149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titan-controls-saturn-4-environmental-controller</text:p>
          </table:table-cell>
          <table:table-cell office:value-type="string" calcext:value-type="string">
            <text:p>Titan Controls - Saturn 4 Environmental Controll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2.jpg?v=1594296196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titan-controls-saturn-5-digital-environmental-controller</text:p>
          </table:table-cell>
          <table:table-cell office:value-type="string" calcext:value-type="string">
            <text:p>Titan Controls - Saturn 5 Digital Environmental Controll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3.jpg?v=1594296430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titan-controls®-co2-regulator-deluxe-kit-with-timer</text:p>
          </table:table-cell>
          <table:table-cell office:value-type="string" calcext:value-type="string">
            <text:p>Titan Controls - CO2 Regulator Deluxe Kit with Tim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4.jpg?v=1594296577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titan-helios-light-controllers</text:p>
          </table:table-cell>
          <table:table-cell office:value-type="string" calcext:value-type="string">
            <text:p>Titan Controls - HELIOS LIGHT CONTROLL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an Helios Light Controllers Helios 5 - 4 Light 20 Amp 24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3851_3.jpg?v=1594130282</text:p>
          </table:table-cell>
        </table:table-row>
        <table:table-row table:style-name="ro1">
          <table:table-cell/>
          <table:table-cell office:value-type="string" calcext:value-type="string">
            <text:p>titan-helios-light-controllers</text:p>
          </table:table-cell>
          <table:table-cell table:number-columns-repeated="2"/>
          <table:table-cell office:value-type="string" calcext:value-type="string">
            <text:p>Titan Helios Light Controllers Helios 6 - 8 Light 40 Amp 240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 Naturals</text:p>
          </table:table-cell>
          <table:table-cell office:value-type="string" calcext:value-type="string">
            <text:p>tnb-naturals-co2-enhancer</text:p>
          </table:table-cell>
          <table:table-cell office:value-type="string" calcext:value-type="string">
            <text:p>TNB Naturals - CO2 Enhanc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nb-naturals-tnb-naturals-co2-enhancer.png?v=1597398390</text:p>
          </table:table-cell>
        </table:table-row>
        <table:table-row table:style-name="ro1">
          <table:table-cell office:value-type="string" calcext:value-type="string">
            <text:p>TNB Naturals</text:p>
          </table:table-cell>
          <table:table-cell office:value-type="string" calcext:value-type="string">
            <text:p>tnb-naturals-co2-enhancer-refill-pack</text:p>
          </table:table-cell>
          <table:table-cell office:value-type="string" calcext:value-type="string">
            <text:p>TNB Naturals - CO2 Enhancer Refill Pa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nb-naturals-tnb-naturals-co2-enhancer-refill-pack.png?v=1597399871</text:p>
          </table:table-cell>
        </table:table-row>
        <table:table-row table:style-name="ro1">
          <table:table-cell office:value-type="string" calcext:value-type="string">
            <text:p>Trimbag</text:p>
          </table:table-cell>
          <table:table-cell office:value-type="string" calcext:value-type="string">
            <text:p>trim-bag-dry-trimmer</text:p>
          </table:table-cell>
          <table:table-cell office:value-type="string" calcext:value-type="string">
            <text:p>Trimbag - Dry Trimm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rim-bag-dry-trimmer.jpg?v=1597404501</text:p>
          </table:table-cell>
        </table:table-row>
        <table:table-row table:style-name="ro1">
          <table:table-cell office:value-type="string" calcext:value-type="string">
            <text:p>Primordial Solutions</text:p>
          </table:table-cell>
          <table:table-cell office:value-type="string" calcext:value-type="string">
            <text:p>true-blooms</text:p>
          </table:table-cell>
          <table:table-cell office:value-type="string" calcext:value-type="string">
            <text:p>Primordial Solutions <text:s/>- TRUE BLOOM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rueBlooms614x700.jpg?v=1596096251</text:p>
          </table:table-cell>
        </table:table-row>
        <table:table-row table:style-name="ro1">
          <table:table-cell/>
          <table:table-cell office:value-type="string" calcext:value-type="string">
            <text:p>true-blooms</text:p>
          </table:table-cell>
          <table:table-cell table:number-columns-repeated="2"/>
          <table:table-cell office:value-type="string" calcext:value-type="string">
            <text:p>16 O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-blooms</text:p>
          </table:table-cell>
          <table:table-cell table:number-columns-repeated="2"/>
          <table:table-cell office:value-type="string" calcext:value-type="string">
            <text:p>1 G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o Klone</text:p>
          </table:table-cell>
          <table:table-cell office:value-type="string" calcext:value-type="string">
            <text:p>turbo-klone-t48-system</text:p>
          </table:table-cell>
          <table:table-cell office:value-type="string" calcext:value-type="string">
            <text:p>Turbo Klone - T48 Syste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urbo-klone-turbo-klone-t48-system.jpg?v=1597395878</text:p>
          </table:table-cell>
        </table:table-row>
        <table:table-row table:style-name="ro1">
          <table:table-cell/>
          <table:table-cell office:value-type="string" calcext:value-type="string">
            <text:p>turbo-klone-t48-syste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turbo-klone-turbo-klone-t48-system_1.jpg?v=1597395878</text:p>
          </table:table-cell>
        </table:table-row>
        <table:table-row table:style-name="ro1">
          <table:table-cell office:value-type="string" calcext:value-type="string">
            <text:p>Ultra Sun</text:p>
          </table:table-cell>
          <table:table-cell office:value-type="string" calcext:value-type="string">
            <text:p>ultra-sun®-metal-halide-4-200-k-1000-watt</text:p>
          </table:table-cell>
          <table:table-cell office:value-type="string" calcext:value-type="string">
            <text:p>Ultra Sun - Metal Halide - 4,200°K 1000 Wat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ltrasun-2_9b718dd5-72d7-4eb3-b9f8-8843bf5afb99.jpg?v=1594368910</text:p>
          </table:table-cell>
        </table:table-row>
        <table:table-row table:style-name="ro1">
          <table:table-cell office:value-type="string" calcext:value-type="string">
            <text:p>Ultra Sun</text:p>
          </table:table-cell>
          <table:table-cell office:value-type="string" calcext:value-type="string">
            <text:p>ultra-sun®-metal-halide-4-200-k-400w</text:p>
          </table:table-cell>
          <table:table-cell office:value-type="string" calcext:value-type="string">
            <text:p>Ultra Sun - Metal Halide - 4,200°K 400w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ltrasun-1.jpg?v=1594368708</text:p>
          </table:table-cell>
        </table:table-row>
        <table:table-row table:style-name="ro1">
          <table:table-cell/>
          <table:table-cell office:value-type="string" calcext:value-type="string">
            <text:p>ultra-sun®-metal-halide-4-200-k-400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Ultrasun-2.jpg?v=1594368708</text:p>
          </table:table-cell>
        </table:table-row>
        <table:table-row table:style-name="ro1">
          <table:table-cell office:value-type="string" calcext:value-type="string">
            <text:p>Ultra Sun</text:p>
          </table:table-cell>
          <table:table-cell office:value-type="string" calcext:value-type="string">
            <text:p>ultra-sun®-metal-halide-blue-400-watt-bulb-7500k</text:p>
          </table:table-cell>
          <table:table-cell office:value-type="string" calcext:value-type="string">
            <text:p>Ultra Sun - Metal Halide Blue 400 Watt Bulb 7500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ltrasun-3.jpg?v=1594369063</text:p>
          </table:table-cell>
        </table:table-row>
        <table:table-row table:style-name="ro1">
          <table:table-cell office:value-type="string" calcext:value-type="string">
            <text:p>Ultra Sun</text:p>
          </table:table-cell>
          <table:table-cell office:value-type="string" calcext:value-type="string">
            <text:p>ultra-sunultra-sun®-metal-halide-blue-7500k-1000w</text:p>
          </table:table-cell>
          <table:table-cell office:value-type="string" calcext:value-type="string">
            <text:p>Ultra Sun - Metal Halide Blue 7500K 1000w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ltrasun-4.jpg?v=1594369216</text:p>
          </table:table-cell>
        </table:table-row>
        <table:table-row table:style-name="ro1">
          <table:table-cell office:value-type="string" calcext:value-type="string">
            <text:p>Ushio</text:p>
          </table:table-cell>
          <table:table-cell office:value-type="string" calcext:value-type="string">
            <text:p>ushio-double-ended-pro-plus-hp-1000-watt-bulb</text:p>
          </table:table-cell>
          <table:table-cell office:value-type="string" calcext:value-type="string">
            <text:p>Ushio - Double Ended Pro Plus HP 1000 Watt Bulb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19.jpg?v=1594882242</text:p>
          </table:table-cell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uv-sterilizer-system</text:p>
          </table:table-cell>
          <table:table-cell office:value-type="string" calcext:value-type="string">
            <text:p>UV Sterilizer Syste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alth UV Sterilizer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27.jpg?v=1594745937</text:p>
          </table:table-cell>
        </table:table-row>
        <table:table-row table:style-name="ro1">
          <table:table-cell office:value-type="string" calcext:value-type="string">
            <text:p>Chicago Roots HO</text:p>
          </table:table-cell>
          <table:table-cell office:value-type="string" calcext:value-type="string">
            <text:p>vine-clips</text:p>
          </table:table-cell>
          <table:table-cell office:value-type="string" calcext:value-type="string">
            <text:p>Vine Clip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37.jpg?v=1594807402</text:p>
          </table:table-cell>
        </table:table-row>
        <table:table-row table:style-name="ro1">
          <table:table-cell office:value-type="string" calcext:value-type="string">
            <text:p>FLUENCE BIOENGINEERING</text:p>
          </table:table-cell>
          <table:table-cell office:value-type="string" calcext:value-type="string">
            <text:p>vyprx</text:p>
          </table:table-cell>
          <table:table-cell office:value-type="string" calcext:value-type="string">
            <text:p>Fluence Bioengineering - VYPR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VYPR2x_2eaf4ff8-9a70-44fb-8ad2-8775ee02e812.png?v=1596522324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waterfarm</text:p>
          </table:table-cell>
          <table:table-cell office:value-type="string" calcext:value-type="string">
            <text:p>General Hydroponics - WATERFAR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74_2.jpg?v=1593783126</text:p>
          </table:table-cell>
        </table:table-row>
        <table:table-row table:style-name="ro1">
          <table:table-cell office:value-type="string" calcext:value-type="string">
            <text:p>General Hydroponics</text:p>
          </table:table-cell>
          <table:table-cell office:value-type="string" calcext:value-type="string">
            <text:p>waterfarm-plumbing-kit</text:p>
          </table:table-cell>
          <table:table-cell office:value-type="string" calcext:value-type="string">
            <text:p>General Hydroponics - WATERFARM PLUMBING K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594_2.jpg?v=1594022167</text:p>
          </table:table-cell>
        </table:table-row>
        <table:table-row table:style-name="ro1">
          <table:table-cell office:value-type="string" calcext:value-type="string">
            <text:p>Sun System</text:p>
          </table:table-cell>
          <table:table-cell office:value-type="string" calcext:value-type="string">
            <text:p>yield-master-air-cooled-reflectors</text:p>
          </table:table-cell>
          <table:table-cell office:value-type="string" calcext:value-type="string">
            <text:p>Sun System - YIELD MASTER AIR COOLED REFLECTO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n System Yield Master 6-Inch Air-Cooled Refl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yield.jpg?v=1594125761</text:p>
          </table:table-cell>
        </table:table-row>
      </table:table>
      <table:named-expressions/>
      <table:database-ranges>
        <table:database-range table:name="__Anonymous_Sheet_DB__0" table:target-range-address="published_true.A2:published_true.G80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4:49:15.295669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9T19:04:10.821481803</dc:date>
    <meta:editing-duration>PT10H53M28S</meta:editing-duration>
    <meta:editing-cycles>10</meta:editing-cycles>
    <meta:generator>LibreOffice/7.0.5.2$Linux_X86_64 LibreOffice_project/00$Build-2</meta:generator>
    <meta:document-statistic meta:table-count="1" meta:cell-count="3708" meta:object-count="0"/>
  </office:meta>
</office:document-meta>
</file>